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0000000350000000B76CF3CC5CB43D2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779cm" fo:min-width="11.854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779cm" fo:min-width="12.494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779cm" fo:min-width="13.136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-color="#e6e905" draw:textarea-horizontal-align="justify" draw:textarea-vertical-align="middle" draw:auto-grow-height="false" fo:min-height="0.779cm" fo:min-width="13.837cm"/>
      <style:paragraph-properties style:writing-mode="lr-tb"/>
    </style:style>
    <style:style style:name="gr7" style:family="graphic" style:parent-style-name="Default_5f_1">
      <style:graphic-properties draw:stroke="none" draw:fill="none" fo:min-height="1.1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15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6.62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2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53cm" svg:stroke-color="#ce181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61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4.507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421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53cm" svg:stroke-color="#ce181e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Default_5f_1">
      <style:graphic-properties draw:stroke="none" draw:fill="none" fo:min-height="1.4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9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1" style:family="graphic" style:parent-style-name="standard">
      <style:graphic-properties draw:stroke="none" draw:fill="none" fo:min-height="0.866cm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23" style:family="graphic" style:parent-style-name="standard">
      <style:graphic-properties draw:stroke="none" draw:fill="none" fo:min-height="1.095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7" style:family="graphic" style:parent-style-name="objectwithoutfill">
      <style:graphic-properties draw:marker-end="Arrow_20_concave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8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2cm" fo:padding-top="0.139cm" fo:padding-bottom="0.139cm" fo:padding-left="0.264cm" fo:padding-right="0.264cm"/>
      <style:paragraph-properties style:writing-mode="lr-tb"/>
    </style:style>
    <style:style style:name="gr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661cm"/>
      <style:paragraph-properties style:writing-mode="lr-tb"/>
    </style:style>
    <style:style style:name="gr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5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5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ffff6d" draw:textarea-horizontal-align="justify" draw:textarea-vertical-align="middle" draw:auto-grow-height="false" fo:min-height="0.922cm" fo:min-width="1.212cm" fo:padding-top="0.139cm" fo:padding-bottom="0.139cm" fo:padding-left="0.264cm" fo:padding-right="0.264cm"/>
      <style:paragraph-properties style:writing-mode="lr-tb"/>
    </style:style>
    <style:style style:name="gr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0" style:family="graphic" style:parent-style-name="standard">
      <style:graphic-properties svg:stroke-color="#ffd320" draw:fill-color="#ffff99" draw:textarea-horizontal-align="justify" draw:textarea-vertical-align="middle" draw:auto-grow-height="false" fo:min-height="0.33cm" fo:min-width="1.957cm"/>
      <style:paragraph-properties style:writing-mode="lr-tb"/>
    </style:style>
    <style:style style:name="gr6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62" style:family="graphic" style:parent-style-name="objectwithoutfill">
      <style:graphic-properties svg:stroke-width="0.028cm" svg:stroke-color="#000000" draw:marker-start-width="0.242cm" draw:marker-end="Arrow_20_concave" draw:marker-end-width="0.203cm" draw:fill="none" draw:textarea-vertical-align="middle" fo:padding-top="0.139cm" fo:padding-bottom="0.139cm" fo:padding-left="0.264cm" fo:padding-right="0.264cm"/>
    </style:style>
    <style:style style:name="gr6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64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74cm"/>
      <style:paragraph-properties style:writing-mode="lr-tb"/>
    </style:style>
    <style:style style:name="gr6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68" style:family="graphic" style:parent-style-name="standard">
      <style:graphic-properties draw:stroke="none" draw:fill="none" fo:min-height="0.675cm"/>
      <style:paragraph-properties style:writing-mode="lr-tb"/>
    </style:style>
    <style:style style:name="gr6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71" style:family="graphic" style:parent-style-name="standard">
      <style:graphic-properties svg:stroke-color="#ffd320" draw:fill-color="#ffff99" draw:textarea-horizontal-align="justify" draw:textarea-vertical-align="middle" draw:auto-grow-height="false" fo:min-height="0.659cm" fo:min-width="2.566cm"/>
      <style:paragraph-properties style:writing-mode="lr-tb"/>
    </style:style>
    <style:style style:name="gr7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7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7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77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80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83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12cm" fo:min-width="0.479cm" fo:padding-top="0.139cm" fo:padding-bottom="0.139cm" fo:padding-left="0.264cm" fo:padding-right="0.264cm"/>
      <style:paragraph-properties style:writing-mode="lr-tb"/>
    </style:style>
    <style:style style:name="gr84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12cm" fo:min-width="0.472cm" fo:padding-top="0.139cm" fo:padding-bottom="0.139cm" fo:padding-left="0.264cm" fo:padding-right="0.264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8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8" style:family="graphic" style:parent-style-name="standard">
      <style:graphic-properties draw:stroke="none" draw:fill="none" fo:min-height="1.161cm"/>
      <style:paragraph-properties style:writing-mode="lr-tb"/>
    </style:style>
    <style:style style:name="gr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9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9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9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9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0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106" style:family="graphic" style:parent-style-name="standard">
      <style:graphic-properties svg:stroke-color="#ffd320" draw:fill-color="#ffffa6" draw:textarea-horizontal-align="justify" draw:textarea-vertical-align="middle" draw:auto-grow-height="false" fo:min-height="0.659cm" fo:min-width="2.56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0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1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1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1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2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28cm" svg:stroke-color="#000000" draw:marker-start-width="0.242cm" draw:marker-end="Arrow_20_concave" draw:marker-end-width="0.245cm" draw:fill="none" draw:textarea-vertical-align="middle" fo:padding-top="0.139cm" fo:padding-bottom="0.139cm" fo:padding-left="0.264cm" fo:padding-right="0.264cm"/>
    </style:style>
    <style:style style:name="gr12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27" style:family="graphic" style:parent-style-name="standard">
      <style:graphic-properties draw:stroke="none" draw:fill="none" fo:min-height="0.75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2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3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3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4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4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4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5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5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7" style:family="graphic" style:parent-style-name="standard">
      <style:graphic-properties svg:stroke-color="#ffd320" draw:fill-color="#ffff99" draw:textarea-horizontal-align="justify" draw:textarea-vertical-align="middle" draw:auto-grow-height="false" fo:min-height="0.593cm" fo:min-width="2.127cm"/>
      <style:paragraph-properties style:writing-mode="lr-tb"/>
    </style:style>
    <style:style style:name="gr15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1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1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16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6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6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7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1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17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174" style:family="graphic" style:parent-style-name="standard">
      <style:graphic-properties svg:stroke-color="#ffd320" draw:fill-color="#ffff99" draw:textarea-horizontal-align="justify" draw:textarea-vertical-align="middle" draw:auto-grow-height="false" fo:min-height="0.592cm" fo:min-width="2.001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7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8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8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1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18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187" style:family="graphic" style:parent-style-name="standard">
      <style:graphic-properties draw:stroke="none" draw:fill="none" fo:min-height="0.375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8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1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1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1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19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1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19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00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12cm" fo:min-width="0.672cm" fo:padding-top="0.139cm" fo:padding-bottom="0.139cm" fo:padding-left="0.264cm" fo:padding-right="0.264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0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0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2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21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1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2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2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22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25" style:family="graphic" style:parent-style-name="standard">
      <style:graphic-properties svg:stroke-color="#ffd320" draw:fill-color="#ffff99" draw:textarea-horizontal-align="justify" draw:textarea-vertical-align="middle" draw:auto-grow-height="false" fo:min-height="0.238cm" fo:min-width="1.957cm"/>
      <style:paragraph-properties style:writing-mode="lr-tb"/>
    </style:style>
    <style:style style:name="gr226" style:family="graphic" style:parent-style-name="standard">
      <style:graphic-properties draw:stroke="none" draw:fill="none" fo:min-height="0.89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7.558cm"/>
      <style:paragraph-properties style:writing-mode="lr-tb"/>
    </style:style>
    <style:style style:name="gr228" style:family="graphic" style:parent-style-name="standard">
      <style:graphic-properties draw:stroke="none" draw:fill="none" fo:min-height="0.865cm"/>
      <style:paragraph-properties style:writing-mode="lr-tb"/>
    </style:style>
    <style:style style:name="gr229" style:family="graphic" style:parent-style-name="standard">
      <style:graphic-properties draw:stroke="none" draw:fill="none" fo:min-height="1.475cm"/>
      <style:paragraph-properties style:writing-mode="lr-tb"/>
    </style:style>
    <style:style style:name="gr230" style:family="graphic" style:parent-style-name="standard">
      <style:graphic-properties draw:stroke="none" draw:fill="none" fo:min-height="0.738cm"/>
      <style:paragraph-properties style:writing-mode="lr-tb"/>
    </style:style>
    <style:style style:name="gr231" style:family="graphic" style:parent-style-name="standard">
      <style:graphic-properties draw:stroke="none" draw:fill="none" fo:min-height="1.729cm"/>
      <style:paragraph-properties style:writing-mode="lr-tb"/>
    </style:style>
    <style:style style:name="gr232" style:family="graphic" style:parent-style-name="standard">
      <style:graphic-properties draw:stroke="none" draw:fill="none" fo:min-height="0.674cm"/>
      <style:paragraph-properties style:writing-mode="lr-tb"/>
    </style:style>
    <style:style style:name="gr233" style:family="graphic" style:parent-style-name="standard">
      <style:graphic-properties draw:stroke="none" draw:fill="none" fo:min-height="0.862cm"/>
      <style:paragraph-properties style:writing-mode="lr-tb"/>
    </style:style>
    <style:style style:name="gr234" style:family="graphic" style:parent-style-name="standard">
      <style:graphic-properties draw:stroke="none" draw:fill="none" fo:min-height="0.861cm"/>
      <style:paragraph-properties style:writing-mode="lr-tb"/>
    </style:style>
    <style:style style:name="gr2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39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3cm" fo:min-width="0.471cm" fo:padding-top="0.139cm" fo:padding-bottom="0.139cm" fo:padding-left="0.264cm" fo:padding-right="0.264cm"/>
      <style:paragraph-properties style:writing-mode="lr-tb"/>
    </style:style>
    <style:style style:name="gr2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5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5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6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6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7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7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7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8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8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88" style:family="graphic" style:parent-style-name="standard">
      <style:graphic-properties draw:stroke="none" draw:fill="none" fo:min-height="0.713cm"/>
      <style:paragraph-properties style:writing-mode="lr-tb"/>
    </style:style>
    <style:style style:name="gr2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2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2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2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2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295" style:family="graphic" style:parent-style-name="standard">
      <style:graphic-properties draw:stroke="none" draw:fill="none" fo:min-height="0.705cm"/>
      <style:paragraph-properties style:writing-mode="lr-tb"/>
    </style:style>
    <style:style style:name="gr2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2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2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2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02" style:family="graphic" style:parent-style-name="standard">
      <style:graphic-properties draw:stroke="none" draw:fill="none" fo:min-height="0.581cm"/>
      <style:paragraph-properties style:writing-mode="lr-tb"/>
    </style:style>
    <style:style style:name="gr3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0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1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1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2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2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5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5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6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6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7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7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7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8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8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8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3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3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9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3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  <style:paragraph-properties style:writing-mode="lr-tb"/>
    </style:style>
    <style:style style:name="gr3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5cm" fo:padding-top="0.139cm" fo:padding-bottom="0.139cm" fo:padding-left="0.264cm" fo:padding-right="0.264cm"/>
    </style:style>
    <style:style style:name="gr3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3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gr4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  <style:paragraph-properties style:writing-mode="lr-tb"/>
    </style:style>
    <style:style style:name="gr4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672cm" fo:padding-top="0.139cm" fo:padding-bottom="0.139cm" fo:padding-left="0.264cm" fo:padding-right="0.264cm"/>
    </style:style>
    <style:style style:name="gr4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  <style:paragraph-properties style:writing-mode="lr-tb"/>
    </style:style>
    <style:style style:name="gr4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0.472cm" fo:padding-top="0.139cm" fo:padding-bottom="0.139cm" fo:padding-left="0.264cm" fo:padding-right="0.264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-title">
      <style:graphic-properties draw:auto-grow-height="true" fo:min-height="2.629cm"/>
      <style:paragraph-properties style:writing-mode="lr-tb"/>
    </style:style>
    <style:style style:name="pr4" style:family="presentation" style:parent-style-name="sub_5f_header-outline1">
      <style:graphic-properties fo:min-height="0.92cm"/>
      <style:paragraph-properties style:writing-mode="lr-tb"/>
    </style:style>
    <style:style style:name="pr5" style:family="presentation" style:parent-style-name="sub_5f_head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ontent-title">
      <style:graphic-properties draw:auto-grow-height="true" fo:min-height="2.597cm"/>
      <style:paragraph-properties style:writing-mode="lr-tb"/>
    </style:style>
    <style:style style:name="pr7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r9" style:family="presentation" style:parent-style-name="sub_5f_header_5f_-outline1">
      <style:graphic-properties fo:min-height="0.92cm"/>
      <style:paragraph-properties style:writing-mode="lr-tb"/>
    </style:style>
    <style:style style:name="pr10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content-title">
      <style:graphic-properties draw:auto-grow-height="true" fo:min-height="3.69cm"/>
      <style:paragraph-properties style:writing-mode="lr-tb"/>
    </style:style>
    <style:style style:name="pr12" style:family="presentation" style:parent-style-name="content-title">
      <style:graphic-properties draw:auto-grow-height="true" fo:min-height="4.325cm"/>
      <style:paragraph-properties style:writing-mode="lr-tb"/>
    </style:style>
    <style:style style:name="pr1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14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15" style:family="presentation" style:parent-style-name="footer-title">
      <style:graphic-properties draw:auto-grow-height="true" fo:min-height="2.63cm"/>
      <style:paragraph-properties style:writing-mode="lr-tb"/>
    </style:style>
    <style:style style:name="pr16" style:family="presentation" style:parent-style-name="footer-outline1">
      <style:graphic-properties fo:min-height="0.92cm"/>
      <style:paragraph-properties style:writing-mode="lr-tb"/>
    </style:style>
    <style:style style:name="pr17" style:family="presentation" style:parent-style-name="footer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9" style:family="paragraph"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2" style:family="paragraph">
      <style:paragraph-properties fo:text-align="start" style:writing-mode="lr-tb"/>
      <style:text-properties style:font-name="Open Sans" fo:font-size="22pt" style:font-size-asian="24pt" style:font-size-complex="24pt"/>
    </style:style>
    <style:style style:name="P13" style:family="paragraph">
      <loext:graphic-properties draw:fill-color="#e6e905"/>
      <style:paragraph-properties fo:text-align="start" style:writing-mode="lr-tb"/>
      <style:text-properties style:font-name="Open Sans" fo:font-size="22pt" style:font-size-asian="24pt" style:font-size-complex="24pt"/>
    </style:style>
    <style:style style:name="P14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5" style:family="paragraph">
      <style:paragraph-properties fo:text-align="end"/>
    </style:style>
    <style:style style:name="P16" style:family="paragraph">
      <style:paragraph-properties fo:text-align="end" style:writing-mode="lr-tb"/>
      <style:text-properties style:font-name="Open Sans" fo:font-size="36pt" fo:language="en" fo:country="US" style:font-size-asian="36pt" style:font-size-complex="36pt"/>
    </style:style>
    <style:style style:name="P17" style:family="paragraph">
      <loext:graphic-properties draw:fill="none"/>
      <style:paragraph-properties style:writing-mode="lr-tb"/>
      <style:text-properties style:font-name="Open Sans" fo:font-size="22pt" style:font-size-asian="22pt" style:font-size-complex="22pt"/>
    </style:style>
    <style:style style:name="P18" style:family="paragraph">
      <loext:graphic-properties draw:fill="none" draw:fill-color="#ffffff"/>
      <style:paragraph-properties style:writing-mode="lr-tb"/>
      <style:text-properties style:font-name="Open Sans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-color="#3465a4"/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26" style:family="paragraph">
      <loext:graphic-properties draw:fill="none"/>
      <style:paragraph-properties style:writing-mode="lr-tb"/>
      <style:text-properties style:font-name="Open Sans" fo:font-size="18pt" style:font-size-asian="18pt" style:font-size-complex="18pt"/>
    </style:style>
    <style:style style:name="P27" style:family="paragraph"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28" style:family="paragraph">
      <loext:graphic-properties draw:fill-color="#3465a4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29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="solid" draw:fill-color="#ffff6d"/>
      <style:paragraph-properties fo:text-align="center" style:writing-mode="lr-tb"/>
      <style:text-properties fo:color="#000000" loext:opacity="100%" style:font-name="Open Sans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fff6d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35" style:family="paragraph">
      <loext:graphic-properties draw:fill="solid" draw:fill-color="#ffff6d"/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36" style:family="paragraph">
      <style:paragraph-properties fo:text-align="center" style:writing-mode="lr-tb"/>
      <style:text-properties fo:color="#111111" loext:opacity="100%" style:font-name="Open Sans" fo:font-size="14pt" style:font-size-asian="14pt" style:font-size-complex="14pt"/>
    </style:style>
    <style:style style:name="P37" style:family="paragraph">
      <loext:graphic-properties draw:fill-color="#ffff6d"/>
      <style:paragraph-properties fo:text-align="center" style:writing-mode="lr-tb"/>
      <style:text-properties fo:color="#111111" loext:opacity="100%" style:font-name="Open Sans" fo:font-size="14pt" style:font-size-asian="14pt" style:font-size-complex="14pt"/>
    </style:style>
    <style:style style:name="P38" style:family="paragraph">
      <style:paragraph-properties fo:text-align="center" style:writing-mode="lr-tb"/>
      <style:text-properties style:font-name="Open Sans" fo:font-size="10pt" style:font-size-asian="10pt" style:font-size-complex="10pt"/>
    </style:style>
    <style:style style:name="P39" style:family="paragraph">
      <loext:graphic-properties draw:fill-color="#ffff99"/>
      <style:paragraph-properties fo:text-align="center" style:writing-mode="lr-tb"/>
      <style:text-properties style:font-name="Open Sans" fo:font-size="10pt" style:font-size-asian="10pt" style:font-size-complex="10pt"/>
    </style:style>
    <style:style style:name="P40" style:family="paragraph"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41" style:family="paragraph">
      <loext:graphic-properties draw:fill-color="#ffff99"/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P43" style:family="paragraph">
      <loext:graphic-properties draw:fill="none"/>
      <style:paragraph-properties style:writing-mode="lr-tb"/>
      <style:text-properties fo:color="#ffffff" loext:opacity="100%"/>
    </style:style>
    <style:style style:name="P44" style:family="paragraph">
      <loext:graphic-properties draw:fill="none" draw:fill-color="#ffffff"/>
      <style:paragraph-properties style:writing-mode="lr-tb"/>
      <style:text-properties style:font-name="Open Sans" fo:font-size="9pt" style:font-size-asian="9pt" style:font-size-complex="9pt"/>
    </style:style>
    <style:style style:name="P45" style:family="paragraph">
      <loext:graphic-properties draw:fill="none" draw:fill-color="#ffffff"/>
      <style:paragraph-properties style:writing-mode="lr-tb"/>
      <style:text-properties style:font-name="Open Sans" fo:font-size="9pt" style:letter-kerning="true" style:font-name-asian="Noto Sans CJK SC Regular" style:font-size-asian="9pt" style:font-size-complex="9pt"/>
    </style:style>
    <style:style style:name="P46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4pt" style:letter-kerning="true" style:font-size-asian="14pt" style:font-size-complex="14pt"/>
    </style:style>
    <style:style style:name="P47" style:family="paragraph">
      <loext:graphic-properties draw:fill-color="#3465a4"/>
      <style:paragraph-properties fo:margin-left="0cm" fo:margin-right="0cm" fo:text-align="center" fo:text-indent="0cm"/>
      <style:text-properties fo:color="#ffffff" loext:opacity="100%" style:font-name="Open Sans" fo:font-size="14pt" style:letter-kerning="true" style:font-size-asian="14pt" style:font-size-complex="14pt"/>
    </style:style>
    <style:style style:name="P48" style:family="paragraph">
      <loext:graphic-properties draw:fill-color="#ffffa6"/>
      <style:paragraph-properties fo:text-align="center" style:writing-mode="lr-tb"/>
      <style:text-properties style:font-name="Open Sans" fo:font-size="10pt" style:font-size-asian="10pt" style:font-size-complex="10pt"/>
    </style:style>
    <style:style style:name="P49" style:family="paragraph">
      <loext:graphic-properties draw:fill="none"/>
      <style:paragraph-properties style:writing-mode="lr-tb"/>
      <style:text-properties fo:color="#000000" loext:opacity="100%"/>
    </style:style>
    <style:style style:name="P50" style:family="paragraph">
      <style:paragraph-properties fo:text-align="center" style:writing-mode="lr-tb"/>
      <style:text-properties style:font-name="Open Sans" fo:font-size="9.5pt" style:font-size-asian="9.5pt" style:font-size-complex="9.5pt"/>
    </style:style>
    <style:style style:name="P51" style:family="paragraph">
      <loext:graphic-properties draw:fill-color="#ffff99"/>
      <style:paragraph-properties fo:text-align="center" style:writing-mode="lr-tb"/>
      <style:text-properties style:font-name="Open Sans" fo:font-size="9.5pt" style:font-size-asian="9.5pt" style:font-size-complex="9.5pt"/>
    </style:style>
    <style:style style:name="P52" style:family="paragraph">
      <loext:graphic-properties draw:fill="none"/>
      <style:paragraph-properties style:writing-mode="lr-tb"/>
      <style:text-properties style:font-name="Open Sans" fo:font-size="18pt" fo:font-weight="bold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style:font-name="Open Sans" fo:font-size="18pt" fo:font-weight="bold" style:font-size-asian="22pt" style:font-weight-asian="bold" style:font-size-complex="22pt" style:font-weight-complex="bold"/>
    </style:style>
    <style:style style:name="P54" style:family="paragraph">
      <loext:graphic-properties draw:fill="none"/>
      <style:paragraph-properties style:writing-mode="lr-tb"/>
      <style:text-properties style:font-name="Open Sans"/>
    </style:style>
    <style:style style:name="P55" style:family="paragraph">
      <loext:graphic-properties draw:fill="none"/>
      <style:paragraph-properties style:writing-mode="lr-tb"/>
      <style:text-properties style:font-name="Open Sans" fo:font-size="18pt" fo:font-weight="normal"/>
    </style:style>
    <style:style style:name="P56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7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fill="none"/>
      <style:paragraph-properties style:writing-mode="lr-tb"/>
      <style:text-properties style:font-name="Open Sans" fo:font-size="14pt"/>
    </style:style>
    <style:style style:name="P59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60" style:family="paragraph">
      <loext:graphic-properties draw:fill="none"/>
      <style:paragraph-properties style:writing-mode="lr-tb"/>
      <style:text-properties style:font-name="Open Sans" fo:font-size="14pt" fo:font-weight="normal"/>
    </style:style>
    <style:style style:name="P61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size-complex="14pt"/>
    </style:style>
    <style:style style:name="P62" style:family="paragraph">
      <loext:graphic-properties draw:fill="none"/>
      <style:paragraph-properties style:writing-mode="lr-tb"/>
      <style:text-properties style:font-name="Open Sans" fo:font-size="14pt" fo:font-weight="bold" style:font-size-asian="14pt" style:font-size-complex="14pt"/>
    </style:style>
    <style:style style:name="P63" style:family="paragraph">
      <loext:graphic-properties draw:fill="none"/>
      <style:paragraph-properties style:writing-mode="lr-tb"/>
      <style:text-properties fo:font-size="18pt" fo:font-weight="bold"/>
    </style:style>
    <style:style style:name="P64" style:family="paragraph">
      <loext:graphic-properties draw:fill="none"/>
      <style:paragraph-properties style:writing-mode="lr-tb"/>
      <style:text-properties fo:font-size="18pt" fo:font-weight="normal"/>
    </style:style>
    <style:style style:name="P6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6" style:family="paragraph">
      <loext:graphic-properties draw:fill="none"/>
      <style:paragraph-properties fo:text-align="center"/>
      <style:text-properties style:font-name="Open Sans" fo:font-size="14pt"/>
    </style:style>
    <style:style style:name="P67" style:family="paragraph">
      <loext:graphic-properties draw:fill="none"/>
      <style:paragraph-properties style:writing-mode="lr-tb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style:font-name="Open Sans" fo:font-size="18pt" fo:language="en" fo:country="US" style:font-size-asian="18pt" style:font-size-complex="18pt"/>
    </style:style>
    <style:style style:name="T13" style:family="text">
      <style:text-properties style:font-name="Open Sans" fo:font-size="28pt" style:font-size-asian="28pt" style:font-size-complex="28pt"/>
    </style:style>
    <style:style style:name="T14" style:family="text">
      <style:text-properties style:font-name="Open Sans" fo:font-size="22pt" style:font-size-asian="22pt" style:font-size-complex="22pt"/>
    </style:style>
    <style:style style:name="T15" style:family="text">
      <style:text-properties style:font-name="Open Sans" fo:font-size="18pt"/>
    </style:style>
    <style:style style:name="T16" style:family="text">
      <style:text-properties style:font-name="Open Sans" fo:font-size="18pt" style:font-size-asian="18pt" style:font-size-complex="18pt"/>
    </style:style>
    <style:style style:name="T17" style:family="text">
      <style:text-properties fo:color="#ffffff" loext:opacity="100%" style:font-name="Open Sans" fo:font-size="14pt" style:font-size-asian="14pt" style:font-size-complex="14pt"/>
    </style:style>
    <style:style style:name="T18" style:family="text">
      <style:text-properties fo:font-size="18pt"/>
    </style:style>
    <style:style style:name="T19" style:family="text">
      <style:text-properties fo:color="#111111" loext:opacity="100%" style:font-name="Open Sans" fo:font-size="14pt" style:font-size-asian="14pt" style:font-size-complex="14pt"/>
    </style:style>
    <style:style style:name="T20" style:family="text">
      <style:text-properties style:font-name="Trebuchet MS" fo:font-size="10pt" style:font-size-asian="10pt" style:font-size-complex="10pt"/>
    </style:style>
    <style:style style:name="T21" style:family="text">
      <style:text-properties style:font-name="Trebuchet MS" fo:font-size="10pt" style:letter-kerning="true" style:font-name-asian="Noto Sans CJK SC Regular" style:font-size-asian="10pt" style:font-size-complex="10pt"/>
    </style:style>
    <style:style style:name="T22" style:family="text">
      <style:text-properties style:font-name="Open Sans" fo:font-size="14pt" style:font-size-asian="14pt" style:font-size-complex="14pt"/>
    </style:style>
    <style:style style:name="T23" style:family="text">
      <style:text-properties style:font-name="Trebuchet MS" fo:font-size="9pt" style:letter-kerning="true" style:font-name-asian="Noto Sans CJK SC Regular" style:font-size-asian="9pt" style:font-size-complex="9pt"/>
    </style:style>
    <style:style style:name="T24" style:family="text">
      <style:text-properties style:font-name="Open Sans" fo:font-size="10pt" style:font-size-asian="10pt" style:font-size-complex="10pt"/>
    </style:style>
    <style:style style:name="T25" style:family="text">
      <style:text-properties fo:color="#000000" loext:opacity="100%" style:font-name="Open Sans" fo:font-size="14pt" style:font-size-asian="14pt" style:font-size-complex="14pt"/>
    </style:style>
    <style:style style:name="T26" style:family="text">
      <style:text-properties style:font-name="Open Sans" fo:font-size="9.5pt" style:font-size-asian="9.5pt" style:font-size-complex="9.5pt"/>
    </style:style>
    <style:style style:name="T27" style:family="text">
      <style:text-properties style:font-name="Open Sans" fo:font-size="18pt" fo:font-weight="bold" style:font-weight-asian="bold" style:font-weight-complex="bold"/>
    </style:style>
    <style:style style:name="T28" style:family="text">
      <style:text-properties style:font-name="Open Sans" fo:font-size="18pt" fo:font-weight="bold" style:font-size-asian="22pt" style:font-weight-asian="bold" style:font-size-complex="22pt" style:font-weight-complex="bold"/>
    </style:style>
    <style:style style:name="T29" style:family="text">
      <style:text-properties style:font-name="Open Sans" fo:font-weight="normal" style:font-weight-asian="normal" style:font-weight-complex="normal"/>
    </style:style>
    <style:style style:name="T30" style:family="text">
      <style:text-properties style:font-name="Open Sans" fo:font-size="18pt" fo:font-weight="normal" style:font-weight-asian="bold" style:font-weight-complex="bold"/>
    </style:style>
    <style:style style:name="T31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Open Sans" fo:font-size="14pt"/>
    </style:style>
    <style:style style:name="T33" style:family="text">
      <style:text-properties style:font-name="Open Sans" fo:font-size="14pt" fo:font-weight="normal" style:font-size-asian="14pt" style:font-weight-asian="bold" style:font-size-complex="14pt" style:font-weight-complex="bold"/>
    </style:style>
    <style:style style:name="T34" style:family="text">
      <style:text-properties style:font-name="Open Sans" fo:font-size="14pt" fo:font-weight="normal"/>
    </style:style>
    <style:style style:name="T35" style:family="text">
      <style:text-properties style:font-name="Open Sans" fo:font-size="14pt" fo:font-weight="normal" style:font-size-asian="14pt" style:font-size-complex="14pt"/>
    </style:style>
    <style:style style:name="T36" style:family="text">
      <style:text-properties style:font-name="Open Sans" fo:font-size="14pt" fo:font-weight="bold" style:font-size-asian="14pt" style:font-size-complex="14pt"/>
    </style:style>
    <style:style style:name="T37" style:family="text">
      <style:text-properties style:font-name="Open Sans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Double Linked List</text:span><text:span text:style-name="T1"> – insert_af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Double Linked List</text:span></text:p>
          </draw:text-box>
        </draw:frame>
        <draw:frame presentation:style-name="pr4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8" xml:id="id1" draw:id="id1" draw:layer="layout" svg:width="12.354cm" svg:height="1.029cm" svg:x="-0.652cm" svg:y="5.032cm">
          <text:p text:style-name="P7"><text:span text:style-name="T4"><text:tab/></text:span><text:span text:style-name="T4">Analysis: Logic / Cases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0" xml:id="id2" draw:id="id2" draw:layer="layout" svg:width="12.994cm" svg:height="1.029cm" svg:x="-0.622cm" svg:y="6.429cm">
          <text:p text:style-name="P9"><text:span text:style-name="T5"><text:tab/></text:span><text:span text:style-name="T5">Flowchar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1" xml:id="id3" draw:id="id3" draw:layer="layout" svg:width="13.636cm" svg:height="1.029cm" svg:x="-0.569cm" svg:y="7.842cm">
          <text:p text:style-name="P9"><text:span text:style-name="T6"><text:tab/></text:span><text:span text:style-name="T7">Algorithm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xml:id="id4" draw:id="id4" draw:layer="layout" svg:width="14.337cm" svg:height="1.029cm" svg:x="-0.659cm" svg:y="9.256cm">
          <text:p text:style-name="P12"><text:span text:style-name="T8"><text:tab/></text:span><text:span text:style-name="T7">Code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6" draw:text-style-name="P14" draw:layer="layout" svg:width="19.5cm" svg:height="2.597cm" svg:x="0.649cm" svg:y="0.004cm" presentation:class="title" presentation:user-transformed="true">
          <draw:text-box>
            <text:p><text:span text:style-name="T9">Data Structure – Linked List</text:span><text:span text:style-name="T10"><text:line-break/></text:span><text:span text:style-name="T10">Analysis</text:span><text:span text:style-name="T11"> </text:span><text:span text:style-name="T9">– </text:span><text:span text:style-name="T12">insert_af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5.199cm" svg:height="2.957cm" svg:x="0.9cm" svg:y="10.864cm" presentation:class="title" presentation:user-transformed="true">
          <draw:text-box>
            <text:p><text:span text:style-name="T3"><text:tab/></text:span><text:span text:style-name="T3">Insert after - Analysis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7" draw:layer="layout" svg:width="4.761cm" svg:height="1.398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8" draw:layer="layout" svg:width="1.615cm" svg:height="1.115cm" svg:x="11.496cm" svg:y="3.073cm">
          <draw:text-box>
            <text:p xml:id="id5" text:id="id5"><text:span text:style-name="T3">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7" draw:layer="layout" svg:width="4.561cm" svg:height="1.398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8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9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2.551cm" svg:height="1.115cm" svg:x="7.41cm" svg:y="5.074cm">
          <draw:text-box>
            <text:p xml:id="id6" text:id="id6"><text:span text:style-name="T3">Empty</text:span></text:p>
          </draw:text-box>
        </draw:frame>
        <draw:frame draw:style-name="gr11" draw:text-style-name="P18" draw:layer="layout" svg:width="4.02cm" svg:height="1.115cm" svg:x="14.11cm" svg:y="5.075cm">
          <draw:text-box>
            <text:p xml:id="id7" text:id="id7"><text:span text:style-name="T3">Non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7" draw:layer="layout" svg:width="4.561cm" svg:height="1.398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8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9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8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9" draw:layer="layout" svg:x1="8.612cm" svg:y1="6.333cm" svg:x2="8.612cm" svg:y2="7.557cm">
          <text:p/>
        </draw:line>
        <draw:frame draw:style-name="gr13" draw:text-style-name="P20" draw:layer="layout" svg:width="4.384cm" svg:height="1.115cm" svg:x="6.611cm" svg:y="7.667cm">
          <draw:text-box>
            <text:p xml:id="id8" text:id="id8"><text:span text:style-name="T15">LIST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7" draw:layer="layout" svg:width="4.961cm" svg:height="1.398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8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9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8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9" draw:layer="layout" svg:x1="8.612cm" svg:y1="6.333cm" svg:x2="8.612cm" svg:y2="7.557cm">
          <text:p/>
        </draw:line>
        <draw:frame draw:style-name="gr13" draw:text-style-name="P20" draw:layer="layout" svg:width="4.384cm" svg:height="1.115cm" svg:x="6.611cm" svg:y="7.667cm">
          <draw:text-box>
            <text:p><text:span text:style-name="T15">LIST_EMPTY</text:span></text:p>
          </draw:text-box>
        </draw:frame>
        <draw:custom-shape draw:style-name="gr14" draw:text-style-name="P19" draw:layer="layout" svg:width="0.656cm" svg:height="5.073cm" draw:transform="rotate (-1.5707963267949) translate (18.609cm 6.8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8" draw:layer="layout" svg:width="4.604cm" svg:height="1.115cm" svg:x="11.311cm" svg:y="7.665cm">
          <draw:text-box>
            <text:p xml:id="id9" text:id="id9"><text:span text:style-name="T3">Data Present</text:span></text:p>
          </draw:text-box>
        </draw:frame>
        <draw:frame draw:style-name="gr16" draw:text-style-name="P18" draw:layer="layout" svg:width="5.921cm" svg:height="1.115cm" svg:x="15.811cm" svg:y="7.666cm">
          <draw:text-box>
            <text:p xml:id="id10" text:id="id10"><text:span text:style-name="T3">Data Not Present</text:span></text:p>
          </draw:text-box>
        </draw:frame>
        <draw:line draw:style-name="gr17" draw:text-style-name="P22" draw:layer="layout" svg:x1="16.07cm" svg:y1="6.324cm" svg:x2="16.07cm" svg:y2="6.905cm">
          <text:p text:style-name="P21"><text:s/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12" draw:text-style-name="P16" draw:layer="layout" svg:width="8.3cm" svg:height="4.325cm" svg:x="19cm" svg:y="-0.36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18" draw:text-style-name="P17" draw:layer="layout" svg:width="4.761cm" svg:height="1.747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8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9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8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9" draw:layer="layout" svg:x1="8.612cm" svg:y1="6.333cm" svg:x2="8.612cm" svg:y2="7.557cm">
          <text:p/>
        </draw:line>
        <draw:frame draw:style-name="gr13" draw:text-style-name="P20" draw:layer="layout" svg:width="4.384cm" svg:height="1.115cm" svg:x="6.611cm" svg:y="7.667cm">
          <draw:text-box>
            <text:p><text:span text:style-name="T15">LIST_EMPTY</text:span></text:p>
          </draw:text-box>
        </draw:frame>
        <draw:custom-shape draw:style-name="gr14" draw:text-style-name="P19" draw:layer="layout" svg:width="0.656cm" svg:height="5.073cm" draw:transform="rotate (-1.5707963267949) translate (18.609cm 6.8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8" draw:layer="layout" svg:width="4.604cm" svg:height="1.115cm" svg:x="11.311cm" svg:y="7.665cm">
          <draw:text-box>
            <text:p><text:span text:style-name="T3">Data Present</text:span></text:p>
          </draw:text-box>
        </draw:frame>
        <draw:frame draw:style-name="gr16" draw:text-style-name="P18" draw:layer="layout" svg:width="5.921cm" svg:height="1.115cm" svg:x="15.811cm" svg:y="7.666cm">
          <draw:text-box>
            <text:p><text:span text:style-name="T3">Data Not Present</text:span></text:p>
          </draw:text-box>
        </draw:frame>
        <draw:line draw:style-name="gr17" draw:text-style-name="P22" draw:layer="layout" svg:x1="16.07cm" svg:y1="6.324cm" svg:x2="16.07cm" svg:y2="6.905cm">
          <text:p text:style-name="P21"><text:s/></text:p>
        </draw:line>
        <draw:line draw:style-name="gr12" draw:text-style-name="P19" draw:layer="layout" svg:x1="18.6cm" svg:y1="8.776cm" svg:x2="18.6cm" svg:y2="10cm">
          <text:p/>
        </draw:line>
        <draw:frame draw:style-name="gr19" draw:text-style-name="P20" draw:layer="layout" svg:width="6.433cm" svg:height="1.115cm" svg:x="15.966cm" svg:y="10cm">
          <draw:text-box>
            <text:p xml:id="id11" text:id="id11"><text:span text:style-name="T15">DATA_NOT_FOUND</text:span></text:p>
          </draw:text-box>
        </draw:frame>
        <draw:frame draw:style-name="gr20" draw:text-style-name="P23" draw:layer="layout" svg:width="0.502cm" svg:height="1.195cm" svg:x="23cm" svg:y="4.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 xml:id="id12" text:id="id12"><text:span text:style-name="T15">Non Empty List </text:span></text:p>
          </draw:text-box>
        </draw:frame>
        <draw:g xml:id="id13" draw:id="id13">
          <draw:custom-shape draw:style-name="gr22" draw:text-style-name="P25" draw:layer="layout" svg:width="2.5cm" svg:height="1.299cm" svg:x="2cm" svg:y="4.77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23" draw:text-style-name="P26" draw:layer="layout" svg:width="2.817cm" svg:height="1.345cm" svg:x="2cm" svg:y="3.6cm">
            <draw:text-box>
              <text:p><text:span text:style-name="T16">Head</text:span></text:p>
            </draw:text-box>
          </draw:frame>
          <draw:g>
            <draw:custom-shape draw:style-name="gr24" draw:text-style-name="P28" draw:layer="layout" svg:width="1.741cm" svg:height="1.2cm" svg:x="8.718cm" svg:y="4.8cm">
              <text:p text:style-name="P27"><text:span text:style-name="T17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5" draw:text-style-name="P29" draw:layer="layout" svg:width="1.741cm" svg:height="1.2cm" svg:x="6.977cm" svg:y="4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6" draw:text-style-name="P25" draw:layer="layout" svg:width="1.741cm" svg:height="1.2cm" svg:x="10.46cm" svg:y="4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27" draw:text-style-name="P19" draw:layer="layout" svg:x1="4.3cm" svg:y1="5.4cm" svg:x2="7cm" svg:y2="5.4cm">
            <text:p/>
          </draw:line>
          <draw:custom-shape draw:style-name="gr22" draw:text-style-name="P25" draw:layer="layout" svg:width="2.5cm" svg:height="1.299cm" svg:x="1.9cm" svg:y="7.97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21" draw:text-style-name="P30" draw:layer="layout" svg:width="2.068cm" svg:height="1.116cm" svg:x="1.932cm" svg:y="6.8cm">
            <draw:text-box>
              <text:p><text:span text:style-name="T16">Tail</text:span></text:p>
            </draw:text-box>
          </draw:frame>
          <draw:g>
            <draw:line draw:style-name="gr28" draw:text-style-name="P19" draw:layer="layout" svg:x1="3.8cm" svg:y1="8.8cm" svg:x2="19cm" svg:y2="8.8cm">
              <text:p/>
            </draw:line>
            <draw:line draw:style-name="gr27" draw:text-style-name="P19" draw:layer="layout" svg:x1="19cm" svg:y1="8.8cm" svg:x2="19cm" svg:y2="6cm">
              <text:p/>
            </draw:line>
          </draw:g>
          <draw:custom-shape draw:style-name="gr24" draw:text-style-name="P28" draw:layer="layout" svg:width="1.741cm" svg:height="1.2cm" svg:x="16.494cm" svg:y="4.8cm">
            <text:p text:style-name="P27"><text:span text:style-name="T17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" draw:text-style-name="P29" draw:layer="layout" svg:width="1.741cm" svg:height="1.2cm" svg:x="14.753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8.23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7" draw:text-style-name="P19" draw:layer="layout" svg:x1="11.652cm" svg:y1="5.1cm" svg:x2="14.776cm" svg:y2="5.1cm">
            <text:p/>
          </draw:line>
          <draw:line draw:style-name="gr27" draw:text-style-name="P19" draw:layer="layout" svg:x1="15.2cm" svg:y1="5.6cm" svg:x2="12.224cm" svg:y2="5.6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4s" smil:fill="hold" smil:targetElement="id13" smil:attributeName="visibility" smil:to="visible"/>
                  <anim:animate smil:dur="2s" smil:fill="hold" smil:targetElement="id13" smil:attributeName="x" smil:values="x;x" smil:keyTimes="0;1"/>
                  <anim:animate smil:dur="2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0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1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32" draw:text-style-name="P31" draw:layer="layout" svg:width="3.868cm" svg:height="0.962cm" svg:x="8.8cm" svg:y="2.6cm">
          <draw:text-box>
            <text:p xml:id="id15" text:id="id15">g_data = 40</text:p>
          </draw:text-box>
        </draw:frame>
        <draw:frame draw:style-name="gr32" draw:text-style-name="P31" draw:layer="layout" svg:width="3.868cm" svg:height="0.962cm" svg:x="14cm" svg:y="2.6cm">
          <draw:text-box>
            <text:p xml:id="id14" text:id="id14">n_data = 25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4" anim:sub-item="text" smil:attributeName="visibility" smil:to="visible"/>
                  <anim:transitionFilter smil:dur="1s" smil:targetElement="id1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3.8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32" draw:text-style-name="P31" draw:layer="layout" svg:width="3.868cm" svg:height="0.962cm" svg:x="8.8cm" svg:y="2.6cm">
          <draw:text-box>
            <text:p xml:id="id16" text:id="id16">g_data = 40</text:p>
          </draw:text-box>
        </draw:frame>
        <draw:frame draw:style-name="gr32" draw:text-style-name="P31" draw:layer="layout" svg:width="3.868cm" svg:height="0.962cm" svg:x="14cm" svg:y="2.6cm">
          <draw:text-box>
            <text:p>n_data = 2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16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.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32" draw:text-style-name="P31" draw:layer="layout" svg:width="3.868cm" svg:height="0.962cm" svg:x="8.8cm" svg:y="2.6cm">
          <draw:text-box>
            <text:p>g_data = 40</text:p>
          </draw:text-box>
        </draw:frame>
        <draw:frame draw:style-name="gr32" draw:text-style-name="P31" draw:layer="layout" svg:width="3.868cm" svg:height="0.962cm" svg:x="14cm" svg:y="2.6cm">
          <draw:text-box>
            <text:p>n_data = 25</text:p>
          </draw:text-box>
        </draw:frame>
        <draw:g xml:id="id17" draw:id="id17">
          <draw:line draw:style-name="gr37" draw:text-style-name="P19" draw:layer="layout" svg:x1="9.8cm" svg:y1="7.2cm" svg:x2="9.8cm" svg:y2="6cm">
            <text:p/>
          </draw:line>
          <draw:frame draw:style-name="gr38" draw:text-style-name="P31" draw:layer="layout" svg:width="1.912cm" svg:height="0.962cm" svg:x="9.1cm" svg:y="7.038cm">
            <draw:text-box>
              <text:p>temp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7" smil:attributeName="visibility" smil:to="visibl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frame draw:style-name="gr32" draw:text-style-name="P31" draw:layer="layout" svg:width="3.868cm" svg:height="0.962cm" svg:x="8.8cm" svg:y="2.6cm">
          <draw:text-box>
            <text:p xml:id="id19" text:id="id19">g_data = 40</text:p>
          </draw:text-box>
        </draw:frame>
        <draw:frame draw:style-name="gr32" draw:text-style-name="P31" draw:layer="layout" svg:width="3.868cm" svg:height="0.962cm" svg:x="14cm" svg:y="2.6cm">
          <draw:text-box>
            <text:p>n_data = 25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custom-shape draw:style-name="gr24" draw:text-style-name="P28" draw:layer="layout" svg:width="1.741cm" svg:height="1.2cm" svg:x="8.718cm" svg:y="4.8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29" draw:layer="layout" svg:width="1.741cm" svg:height="1.2cm" svg:x="6.97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0.4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0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g>
          <draw:line draw:style-name="gr37" draw:text-style-name="P19" draw:layer="layout" svg:x1="9.8cm" svg:y1="7.2cm" svg:x2="9.8cm" svg:y2="6cm">
            <text:p/>
          </draw:line>
          <draw:frame draw:style-name="gr38" draw:text-style-name="P31" draw:layer="layout" svg:width="1.912cm" svg:height="0.962cm" svg:x="9.1cm" svg:y="7.038cm">
            <draw:text-box>
              <text:p>temp</text:p>
            </draw:text-box>
          </draw:frame>
        </draw:g>
        <draw:custom-shape draw:style-name="gr41" draw:text-style-name="P28" xml:id="id18" draw:id="id18" draw:layer="layout" svg:width="1.74cm" svg:height="1.2cm" svg:x="8.734cm" svg:y="4.8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18" smil:attributeName="fill-color" smil:to="#81d41a" anim:color-interpolation="rgb" anim:color-interpolation-direction="clockwise"/>
                  <anim:set smil:dur="1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19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32" draw:text-style-name="P32" draw:layer="layout" svg:width="3.868cm" svg:height="0.962cm" svg:x="8.8cm" svg:y="2.6cm">
          <draw:text-box>
            <text:p xml:id="id22" text:id="id22"><text:span text:style-name="T18">g_data = 40</text:span></text:p>
          </draw:text-box>
        </draw:frame>
        <draw:frame draw:style-name="gr32" draw:text-style-name="P32" draw:layer="layout" svg:width="3.868cm" svg:height="0.962cm" svg:x="14cm" svg:y="2.6cm">
          <draw:text-box>
            <text:p><text:span text:style-name="T18">n_data = 25</text:span></text:p>
          </draw:text-box>
        </draw:frame>
        <draw:g xml:id="id20" draw:id="id20">
          <draw:line draw:style-name="gr37" draw:text-style-name="P19" draw:layer="layout" svg:x1="17.388cm" svg:y1="7.2cm" svg:x2="17.388cm" svg:y2="6cm">
            <text:p/>
          </draw:line>
          <draw:frame draw:style-name="gr38" draw:text-style-name="P31" draw:layer="layout" svg:width="1.912cm" svg:height="0.962cm" svg:x="16.688cm" svg:y="7.038cm">
            <draw:text-box>
              <text:p>temp</text:p>
            </draw:text-box>
          </draw:frame>
        </draw:g>
        <draw:custom-shape draw:style-name="gr41" draw:text-style-name="P28" xml:id="id21" draw:id="id21" draw:layer="layout" svg:width="1.74cm" svg:height="1.2cm" svg:x="16.511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20" smil:attributeName="visibility" smil:to="visibl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1" smil:attributeName="fill-color" smil:to="#81d41a" anim:color-interpolation="rgb" anim:color-interpolation-direction="clockwise"/>
                  <anim:set smil:dur="1s" smil:fill="hold" smil:targetElement="id2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22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32" draw:text-style-name="P32" draw:layer="layout" svg:width="3.868cm" svg:height="0.962cm" svg:x="8.8cm" svg:y="2.6cm">
          <draw:text-box>
            <text:p><text:span text:style-name="T18">g_data = 40</text:span></text:p>
          </draw:text-box>
        </draw:frame>
        <draw:frame draw:style-name="gr32" draw:text-style-name="P32" draw:layer="layout" svg:width="3.868cm" svg:height="0.962cm" svg:x="14cm" svg:y="2.6cm">
          <draw:text-box>
            <text:p><text:span text:style-name="T18">n_data = 25</text:span></text:p>
          </draw:text-box>
        </draw:frame>
        <draw:frame draw:style-name="gr46" draw:text-style-name="P31" draw:layer="layout" svg:width="4.912cm" svg:height="1.162cm" svg:x="18.888cm" svg:y="11.038cm">
          <draw:text-box>
            <text:p xml:id="id23" text:id="id23">temp = NULL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.6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49" draw:text-style-name="P32" draw:layer="layout" svg:width="4.2cm" svg:height="1.115cm" svg:x="8.8cm" svg:y="2.5cm">
          <draw:text-box>
            <text:p xml:id="id26" text:id="id26"><text:span text:style-name="T18">g_data = 1</text:span><text:span text:style-name="T15">0</text:span></text:p>
          </draw:text-box>
        </draw:frame>
        <draw:frame draw:style-name="gr49" draw:text-style-name="P20" draw:layer="layout" svg:width="5cm" svg:height="1.115cm" svg:x="14cm" svg:y="2.5cm">
          <draw:text-box>
            <text:p><text:span text:style-name="T15">n_data = 25</text:span></text:p>
          </draw:text-box>
        </draw:frame>
        <draw:g xml:id="id24" draw:id="id24">
          <draw:line draw:style-name="gr37" draw:text-style-name="P19" draw:layer="layout" svg:x1="9.636cm" svg:y1="7.4cm" svg:x2="9.636cm" svg:y2="6.2cm">
            <text:p/>
          </draw:line>
          <draw:frame draw:style-name="gr50" draw:text-style-name="P18" draw:layer="layout" svg:width="2.161cm" svg:height="1.115cm" svg:x="8.936cm" svg:y="7.238cm">
            <draw:text-box>
              <text:p><text:span text:style-name="T3">temp</text:span></text:p>
            </draw:text-box>
          </draw:frame>
        </draw:g>
        <draw:custom-shape draw:style-name="gr41" draw:text-style-name="P28" xml:id="id25" draw:id="id25" draw:layer="layout" svg:width="1.74cm" svg:height="1.2cm" svg:x="8.733cm" svg:y="4.8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24" smil:attributeName="visibility" smil:to="visible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1s" smil:fill="hold" smil:targetElement="id25" smil:attributeName="fill-color" smil:to="#81d41a" anim:color-interpolation="rgb" anim:color-interpolation-direction="clockwise"/>
                  <anim:set smil:dur="1s" smil:fill="hold" smil:targetElement="id25" smil:attributeName="fill" smil:to="solid"/>
                </anim:par>
              </anim:par>
              <anim:par smil:begin="1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26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1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2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7" draw:text-style-name="P19" draw:layer="layout" svg:x1="11.652cm" svg:y1="5.1cm" svg:x2="14.776cm" svg:y2="5.1cm">
          <text:p/>
        </draw:line>
        <draw:line draw:style-name="gr27" draw:text-style-name="P19" draw:layer="layout" svg:x1="15.2cm" svg:y1="5.6cm" svg:x2="12.224cm" svg:y2="5.6cm">
          <text:p/>
        </draw:line>
        <draw:frame draw:style-name="gr49" draw:text-style-name="P32" draw:layer="layout" svg:width="4.2cm" svg:height="1.115cm" svg:x="8.8cm" svg:y="2.5cm">
          <draw:text-box>
            <text:p><text:span text:style-name="T18">g_data = 1</text:span><text:span text:style-name="T15">0</text:span></text:p>
          </draw:text-box>
        </draw:frame>
        <draw:frame draw:style-name="gr49" draw:text-style-name="P20" draw:layer="layout" svg:width="5cm" svg:height="1.115cm" svg:x="14cm" svg:y="2.5cm">
          <draw:text-box>
            <text:p><text:span text:style-name="T15">n_data = 25</text:span></text:p>
          </draw:text-box>
        </draw:frame>
        <draw:g>
          <draw:line draw:style-name="gr37" draw:text-style-name="P19" draw:layer="layout" svg:x1="9.636cm" svg:y1="7.4cm" svg:x2="9.636cm" svg:y2="6.2cm">
            <text:p/>
          </draw:line>
          <draw:frame draw:style-name="gr50" draw:text-style-name="P18" draw:layer="layout" svg:width="2.161cm" svg:height="1.115cm" svg:x="8.936cm" svg:y="7.238cm">
            <draw:text-box>
              <text:p><text:span text:style-name="T3">temp</text:span></text:p>
            </draw:text-box>
          </draw:frame>
        </draw:g>
        <draw:custom-shape draw:style-name="gr41" draw:text-style-name="P28" draw:layer="layout" svg:width="1.74cm" svg:height="1.2cm" svg:x="8.733cm" svg:y="4.8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27" draw:id="id27">
          <draw:custom-shape draw:style-name="gr53" draw:text-style-name="P33" draw:layer="layout" svg:width="1.741cm" svg:height="1.2cm" svg:x="13.508cm" svg:y="6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4" draw:text-style-name="P34" draw:layer="layout" svg:width="1.741cm" svg:height="1.2cm" svg:x="11.767cm" svg:y="6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5" draw:text-style-name="P35" draw:layer="layout" svg:width="1.741cm" svg:height="1.2cm" svg:x="15.25cm" svg:y="6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56" draw:text-style-name="P37" xml:id="id28" draw:id="id28" draw:layer="layout" svg:width="1.74cm" svg:height="1.2cm" svg:x="13.517cm" svg:y="6.8cm">
          <text:p text:style-name="P36"><text:span text:style-name="T19">25</text:span></text:p>
          <draw:enhanced-geometry svg:viewBox="0 0 21600 21600" draw:mirror-horizontal="tru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6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fter</text:span></text:p>
          </draw:text-box>
        </draw:frame>
        <draw:frame draw:style-name="gr21" draw:text-style-name="P24" draw:layer="layout" svg:width="7.2cm" svg:height="1.116cm" svg:x="2cm" svg:y="0.984cm">
          <draw:text-box>
            <text:p><text:span text:style-name="T15">Non Empty List </text:span></text:p>
          </draw:text-box>
        </draw:frame>
        <draw:custom-shape draw:style-name="gr22" draw:text-style-name="P25" draw:layer="layout" svg:width="2.5cm" svg:height="1.299cm" svg:x="2cm" svg:y="4.7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3" draw:text-style-name="P26" draw:layer="layout" svg:width="2.817cm" svg:height="1.345cm" svg:x="2cm" svg:y="3.6cm">
          <draw:text-box>
            <text:p><text:span text:style-name="T16">Head</text:span></text:p>
          </draw:text-box>
        </draw:frame>
        <draw:g>
          <draw:custom-shape draw:style-name="gr24" draw:text-style-name="P28" draw:layer="layout" svg:width="1.741cm" svg:height="1.2cm" svg:x="8.718cm" svg:y="4.8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7" draw:text-style-name="P29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25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7" draw:text-style-name="P19" draw:layer="layout" svg:x1="4.3cm" svg:y1="5.4cm" svg:x2="7cm" svg:y2="5.4cm">
          <text:p/>
        </draw:line>
        <draw:custom-shape draw:style-name="gr22" draw:text-style-name="P25" draw:layer="layout" svg:width="2.5cm" svg:height="1.299cm" svg:x="1.9cm" svg:y="7.97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1" draw:text-style-name="P30" draw:layer="layout" svg:width="2.068cm" svg:height="1.116cm" svg:x="1.932cm" svg:y="6.8cm">
          <draw:text-box>
            <text:p><text:span text:style-name="T16">Tail</text:span></text:p>
          </draw:text-box>
        </draw:frame>
        <draw:g>
          <draw:line draw:style-name="gr28" draw:text-style-name="P19" draw:layer="layout" svg:x1="4.2cm" svg:y1="8.8cm" svg:x2="19cm" svg:y2="8.8cm">
            <text:p/>
          </draw:line>
          <draw:line draw:style-name="gr27" draw:text-style-name="P19" draw:layer="layout" svg:x1="19cm" svg:y1="8.8cm" svg:x2="19cm" svg:y2="6cm">
            <text:p/>
          </draw:line>
        </draw:g>
        <draw:custom-shape draw:style-name="gr24" draw:text-style-name="P28" draw:layer="layout" svg:width="1.741cm" svg:height="1.2cm" svg:x="16.494cm" svg:y="4.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8" draw:text-style-name="P29" draw:layer="layout" svg:width="1.741cm" svg:height="1.2cm" svg:x="14.753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1.741cm" svg:height="1.2cm" svg:x="18.236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polyline draw:style-name="gr27" draw:text-style-name="P19" xml:id="id30" draw:id="id30" draw:layer="layout" svg:width="3.123cm" svg:height="0cm" svg:x="11.652cm" svg:y="5.1cm" svg:viewBox="0 0 3124 0" draw:points="0,0 3124,0">
          <text:p/>
        </draw:polyline>
        <draw:polyline draw:style-name="gr27" draw:text-style-name="P19" xml:id="id32" draw:id="id32" draw:layer="layout" svg:width="2.975cm" svg:height="0cm" svg:x="12.224cm" svg:y="5.6cm" svg:viewBox="0 0 2976 0" draw:points="2976,0 0,0">
          <text:p/>
        </draw:polyline>
        <draw:frame draw:style-name="gr49" draw:text-style-name="P32" draw:layer="layout" svg:width="4.2cm" svg:height="1.115cm" svg:x="8.8cm" svg:y="2.5cm">
          <draw:text-box>
            <text:p><text:span text:style-name="T18">g_data = 1</text:span><text:span text:style-name="T15">0</text:span></text:p>
          </draw:text-box>
        </draw:frame>
        <draw:frame draw:style-name="gr49" draw:text-style-name="P20" draw:layer="layout" svg:width="5cm" svg:height="1.115cm" svg:x="14cm" svg:y="2.5cm">
          <draw:text-box>
            <text:p><text:span text:style-name="T15">n_data = 25</text:span></text:p>
          </draw:text-box>
        </draw:frame>
        <draw:g>
          <draw:line draw:style-name="gr37" draw:text-style-name="P19" draw:layer="layout" svg:x1="9.636cm" svg:y1="7.4cm" svg:x2="9.636cm" svg:y2="6.2cm">
            <text:p/>
          </draw:line>
          <draw:frame draw:style-name="gr50" draw:text-style-name="P18" draw:layer="layout" svg:width="2.161cm" svg:height="1.115cm" svg:x="8.936cm" svg:y="7.238cm">
            <draw:text-box>
              <text:p><text:span text:style-name="T3">temp</text:span></text:p>
            </draw:text-box>
          </draw:frame>
        </draw:g>
        <draw:custom-shape draw:style-name="gr41" draw:text-style-name="P28" draw:layer="layout" svg:width="1.74cm" svg:height="1.2cm" svg:x="8.733cm" svg:y="4.8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53" draw:text-style-name="P33" draw:layer="layout" svg:width="1.741cm" svg:height="1.2cm" svg:x="13.508cm" svg:y="6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9" draw:text-style-name="P34" draw:layer="layout" svg:width="1.741cm" svg:height="1.2cm" svg:x="11.767cm" svg:y="6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5" draw:text-style-name="P35" draw:layer="layout" svg:width="1.741cm" svg:height="1.2cm" svg:x="15.25cm" svg:y="6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custom-shape draw:style-name="gr56" draw:text-style-name="P37" draw:layer="layout" svg:width="1.74cm" svg:height="1.2cm" svg:x="13.517cm" svg:y="6.8cm">
          <text:p text:style-name="P36"><text:span text:style-name="T19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29" draw:id="id29">
          <draw:line draw:style-name="gr28" draw:text-style-name="P19" draw:layer="layout" svg:x1="11cm" svg:y1="6cm" svg:x2="11cm" svg:y2="7.2cm">
            <text:p/>
          </draw:line>
          <draw:line draw:style-name="gr37" draw:text-style-name="P19" draw:layer="layout" svg:x1="11cm" svg:y1="7.2cm" svg:x2="11.776cm" svg:y2="7.2cm">
            <text:p/>
          </draw:line>
          <draw:line draw:style-name="gr28" draw:text-style-name="P19" draw:layer="layout" svg:x1="12cm" svg:y1="7.6cm" svg:x2="10.6cm" svg:y2="7.6cm">
            <text:p/>
          </draw:line>
          <draw:line draw:style-name="gr37" draw:text-style-name="P19" draw:layer="layout" svg:x1="10.6cm" svg:y1="7.6cm" svg:x2="10.6cm" svg:y2="6cm">
            <text:p/>
          </draw:line>
        </draw:g>
        <draw:g xml:id="id31" draw:id="id31">
          <draw:line draw:style-name="gr28" draw:text-style-name="P19" draw:layer="layout" svg:x1="16.6cm" svg:y1="7.2cm" svg:x2="17.2cm" svg:y2="7.2cm">
            <text:p/>
          </draw:line>
          <draw:line draw:style-name="gr37" draw:text-style-name="P19" draw:layer="layout" svg:x1="17.2cm" svg:y1="7.2cm" svg:x2="17.2cm" svg:y2="6cm">
            <text:p/>
          </draw:line>
          <draw:line draw:style-name="gr28" draw:text-style-name="P19" draw:layer="layout" svg:x1="17.6cm" svg:y1="6cm" svg:x2="17.6cm" svg:y2="7.5cm">
            <text:p/>
          </draw:line>
          <draw:line draw:style-name="gr37" draw:text-style-name="P19" draw:layer="layout" svg:x1="17.6cm" svg:y1="7.5cm" svg:x2="16.8cm" svg:y2="7.5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29" smil:attributeName="visibility" smil:to="visible"/>
                  <anim:transitionFilter smil:dur="1s" smil:targetElement="id29" smil:type="slideWipe" smil:subtype="fromLeft"/>
                </anim:par>
              </anim:par>
              <anim:par smil:begin="1s">
                <anim:par smil:begin="0s" smil:fill="hold" presentation:node-type="after-previous" presentation:preset-class="exit" presentation:preset-id="ooo-exit-fly-out" presentation:preset-sub-type="from-bottom" presentation:preset-property="Direction;Accelerate;Decelerate">
                  <anim:animate smil:dur="0.5s" smil:targetElement="id30" smil:attributeName="x" smil:values="x;x" smil:keyTimes="0;1"/>
                  <anim:animate smil:dur="0.5s" smil:targetElement="id30" smil:attributeName="y" smil:values="y;1+height/2" smil:keyTimes="0;1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31" smil:attributeName="visibility" smil:to="visible"/>
                  <anim:transitionFilter smil:dur="1s" smil:targetElement="id31" smil:type="slideWipe" smil:subtype="fromLeft"/>
                </anim:par>
              </anim:par>
              <anim:par smil:begin="1s">
                <anim:par smil:begin="0s" smil:fill="hold" presentation:node-type="after-previous" presentation:preset-class="exit" presentation:preset-id="ooo-exit-fly-out" presentation:preset-sub-type="from-bottom" presentation:preset-property="Direction;Accelerate;Decelerate">
                  <anim:animate smil:dur="0.5s" smil:targetElement="id32" smil:attributeName="x" smil:values="x;x" smil:keyTimes="0;1"/>
                  <anim:animate smil:dur="0.5s" smil:targetElement="id32" smil:attributeName="y" smil:values="y;1+height/2" smil:keyTimes="0;1"/>
                  <anim:set smil:begin="0.499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_5f_header_5f_" presentation:presentation-page-layout-name="AL2T1">
        <office:forms form:automatic-focus="false" form:apply-design-mode="false"/>
        <draw:frame presentation:style-name="pr13" draw:text-style-name="P4" draw:layer="layout" svg:width="26.3cm" svg:height="3.465cm" svg:x="0.9cm" svg:y="10.61cm" presentation:class="title" presentation:user-transformed="true">
          <draw:text-box>
            <text:p><text:span text:style-name="T3">Insert after - Flowchart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1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62" draw:text-style-name="P19" draw:layer="layout" svg:x1="11.907cm" svg:y1="1.018cm" svg:x2="11.95cm" svg:y2="2.159cm">
          <text:p/>
        </draw:lin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3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64" draw:text-style-name="P19" xml:id="id33" draw:id="id33" draw:layer="layout" svg:width="0cm" svg:height="14.343cm" svg:x="4.397cm" svg:y="0.532cm" svg:viewBox="0 0 0 14344" draw:points="0,0 0,14344">
          <text:p/>
        </draw:polyline>
        <draw:custom-shape draw:style-name="gr65" draw:text-style-name="P28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3.73cm">
          <draw:text-box>
            <text:p xml:id="id34" text:id="id34"><text:span text:style-name="T22">Head</text:span></text:p>
          </draw:text-box>
        </draw:frame>
        <draw:line draw:style-name="gr62" draw:text-style-name="P19" draw:layer="layout" svg:x1="11.907cm" svg:y1="1.018cm" svg:x2="11.95cm" svg:y2="2.15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7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64" draw:text-style-name="P19" draw:layer="layout" svg:x1="4.397cm" svg:y1="0.532cm" svg:x2="4.397cm" svg:y2="14.876cm">
          <text:p/>
        </draw:line>
        <draw:custom-shape draw:style-name="gr65" draw:text-style-name="P28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3.73cm">
          <draw:text-box>
            <text:p><text:span text:style-name="T22">Head</text:span></text:p>
          </draw:text-box>
        </draw:frame>
        <draw:line draw:style-name="gr62" draw:text-style-name="P19" draw:layer="layout" svg:x1="11.907cm" svg:y1="1.018cm" svg:x2="11.95cm" svg:y2="2.159cm">
          <text:p/>
        </draw:line>
        <draw:frame draw:style-name="gr68" draw:text-style-name="P43" draw:layer="layout" svg:width="1.814cm" svg:height="0.925cm" svg:x="2.318cm" svg:y="4.535cm">
          <draw:text-box>
            <text:p xml:id="id35" text:id="id35"><text:span text:style-name="T17">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9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4" draw:text-style-name="P19" draw:layer="layout" svg:x1="4.397cm" svg:y1="0.532cm" svg:x2="4.397cm" svg:y2="14.876cm">
          <text:p/>
        </draw:line>
        <draw:custom-shape draw:style-name="gr65" draw:text-style-name="P28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3.73cm">
          <draw:text-box>
            <text:p><text:span text:style-name="T22">Head</text:span></text:p>
          </draw:text-box>
        </draw:frame>
        <draw:line draw:style-name="gr62" draw:text-style-name="P19" draw:layer="layout" svg:x1="11.907cm" svg:y1="1.018cm" svg:x2="11.95cm" svg:y2="2.159cm">
          <text:p/>
        </draw:line>
        <draw:frame draw:style-name="gr68" draw:text-style-name="P43" draw:layer="layout" svg:width="1.814cm" svg:height="0.925cm" svg:x="2.318cm" svg:y="4.535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2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65" draw:text-style-name="P28" draw:layer="layout" svg:width="1.741cm" svg:height="0.882cm" svg:x="2.288cm" svg:y="4.578cm">
            <text:p text:style-name="P27"><text:span text:style-name="T17">NULL</text:span></text:p>
            <draw:enhanced-geometry svg:viewBox="0 0 21600 21600" draw:type="rectangle" draw:enhanced-path="M 0 0 L 21600 0 21600 21600 0 21600 0 0 Z N"/>
          </draw:custom-shape>
          <draw:frame draw:style-name="gr66" draw:text-style-name="P42" draw:layer="layout" svg:width="1.874cm" svg:height="0.924cm" svg:x="2.258cm" svg:y="3.73cm">
            <draw:text-box>
              <text:p><text:span text:style-name="T22">Head</text:span></text:p>
            </draw:text-box>
          </draw:frame>
        </draw:g>
        <draw:line draw:style-name="gr62" draw:text-style-name="P19" draw:layer="layout" svg:x1="11.907cm" svg:y1="1.018cm" svg:x2="11.95cm" svg:y2="2.159cm">
          <text:p/>
        </draw:lin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3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74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g xml:id="id36" draw:id="id36">
          <draw:custom-shape draw:style-name="gr65" draw:text-style-name="P28" draw:layer="layout" svg:width="1.741cm" svg:height="0.882cm" svg:x="2.288cm" svg:y="4.585cm">
            <text:p text:style-name="P27"><text:span text:style-name="T17">NULL</text:span></text:p>
            <draw:enhanced-geometry svg:viewBox="0 0 21600 21600" draw:type="rectangle" draw:enhanced-path="M 0 0 L 21600 0 21600 21600 0 21600 0 0 Z N"/>
          </draw:custom-shape>
          <draw:frame draw:style-name="gr66" draw:text-style-name="P42" draw:layer="layout" svg:width="1.874cm" svg:height="0.924cm" svg:x="2.258cm" svg:y="3.737cm">
            <draw:text-box>
              <text:p><text:span text:style-name="T22">Hea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36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5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76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g xml:id="id37" draw:id="id37">
          <draw:custom-shape draw:style-name="gr65" draw:text-style-name="P28" draw:layer="layout" svg:width="1.741cm" svg:height="0.882cm" svg:x="2.288cm" svg:y="1.986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42" draw:layer="layout" svg:width="1.874cm" svg:height="0.924cm" svg:x="2.258cm" svg:y="1.138cm">
            <draw:text-box>
              <text:p><text:span text:style-name="T22">Head</text:span></text:p>
            </draw:text-box>
          </draw:frame>
          <draw:g>
            <draw:custom-shape draw:style-name="gr77" draw:text-style-name="P28" draw:layer="layout" svg:width="1.028cm" svg:height="0.882cm" svg:x="3cm" svg:y="3.759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46" draw:layer="layout" svg:width="1.028cm" svg:height="0.882cm" svg:x="3cm" svg:y="4.637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47" draw:layer="layout" svg:width="1.028cm" svg:height="0.882cm" svg:x="3cm" svg:y="5.52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0" draw:text-style-name="P25" draw:layer="layout" svg:width="1cm" svg:height="0.882cm" svg:x="3cm" svg:y="7.408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46" draw:layer="layout" svg:width="1cm" svg:height="0.882cm" svg:x="3cm" svg:y="8.286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47" draw:layer="layout" svg:width="1cm" svg:height="0.882cm" svg:x="3cm" svg:y="9.17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7" draw:text-style-name="P19" draw:layer="layout" svg:x1="3.6cm" svg:y1="2.608cm" svg:x2="3.6cm" svg:y2="3.759cm">
            <text:p/>
          </draw:line>
          <draw:line draw:style-name="gr37" draw:text-style-name="P19" draw:layer="layout" svg:x1="3.6cm" svg:y1="6.208cm" svg:x2="3.6cm" svg:y2="7.408cm">
            <text:p/>
          </draw:line>
          <draw:custom-shape draw:style-name="gr65" draw:text-style-name="P28" draw:layer="layout" svg:width="1.741cm" svg:height="0.882cm" svg:x="0.259cm" svg:y="1.98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42" draw:layer="layout" svg:width="1.874cm" svg:height="0.924cm" svg:x="0.2cm" svg:y="1.224cm">
            <draw:text-box>
              <text:p><text:span text:style-name="T22">Tail</text:span></text:p>
            </draw:text-box>
          </draw:frame>
          <draw:custom-shape draw:style-name="gr83" draw:text-style-name="P28" draw:layer="layout" svg:width="1.007cm" svg:height="0.89cm" svg:x="2.985cm" svg:y="4.6cm">
            <text:p text:style-name="P27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4" draw:text-style-name="P28" draw:layer="layout" svg:width="1cm" svg:height="0.89cm" svg:x="3cm" svg:y="8.278cm">
            <text:p text:style-name="P27"><text:span text:style-name="T17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28" draw:text-style-name="P19" draw:layer="layout" svg:x1="0.629cm" svg:y1="2.843cm" svg:x2="0.629cm" svg:y2="9.775cm">
              <text:p/>
            </draw:line>
            <draw:line draw:style-name="gr37" draw:text-style-name="P19" draw:layer="layout" svg:x1="0.629cm" svg:y1="9.775cm" svg:x2="3cm" svg:y2="9.775cm">
              <text:p/>
            </draw:line>
          </draw:g>
          <draw:line draw:style-name="gr37" draw:text-style-name="P19" draw:layer="layout" svg:x1="3.3cm" svg:y1="7.508cm" svg:x2="3.3cm" svg:y2="6.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/>
                  <anim:animate smil:dur="0.5s" smil:fill="hold" smil:targetElement="id3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5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86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xml:id="id39" draw:id="id39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xml:id="id38" draw:id="id38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09cm" svg:x2="3.3cm" svg:y2="6.3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9" smil:attributeName="visibility" smil:to="visible"/>
                  <anim:transitionFilter smil:dur="0.5s" smil:targetElement="id39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3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94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 xml:id="id40" text:id="id40"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0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9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00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g xml:id="id41" draw:id="id41">
          <draw:line draw:style-name="gr37" draw:text-style-name="P19" draw:layer="layout" svg:x1="1.9cm" svg:y1="4.6cm" svg:x2="2.9cm" svg:y2="4.6cm">
            <text:p/>
          </draw:line>
          <draw:frame draw:style-name="gr105" draw:text-style-name="P42" draw:layer="layout" svg:width="1.8cm" svg:height="0.924cm" svg:x="1.4cm" svg:y="3.668cm">
            <draw:text-box>
              <text:p><text:span text:style-name="T22">temp</text:span></text:p>
            </draw:text-box>
          </draw:frame>
        </draw:g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7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08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 xml:id="id43" text:id="id43"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xml:id="id42" draw:id="id42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g>
          <draw:line draw:style-name="gr37" draw:text-style-name="P19" draw:layer="layout" svg:x1="1.9cm" svg:y1="4.6cm" svg:x2="2.9cm" svg:y2="4.6cm">
            <text:p/>
          </draw:line>
          <draw:frame draw:style-name="gr105" draw:text-style-name="P42" draw:layer="layout" svg:width="1.8cm" svg:height="0.924cm" svg:x="1.4cm" svg:y="3.668cm">
            <draw:text-box>
              <text:p><text:span text:style-name="T22">temp</text:span></text:p>
            </draw:text-box>
          </draw:frame>
        </draw:g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42" smil:attributeName="fill-color" smil:to="#81d41a" anim:color-interpolation="rgb" anim:color-interpolation-direction="clockwise"/>
                  <anim:set smil:dur="2s" smil:fill="hold" smil:targetElement="id42" smil:attributeName="fill" smil:to="solid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3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3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14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 xml:id="id46" text:id="id46"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xml:id="id45" draw:id="id45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g xml:id="id44" draw:id="id44">
          <draw:line draw:style-name="gr37" draw:text-style-name="P19" draw:layer="layout" svg:x1="1.9cm" svg:y1="8.5cm" svg:x2="2.9cm" svg:y2="8.5cm">
            <text:p/>
          </draw:line>
          <draw:frame draw:style-name="gr105" draw:text-style-name="P42" draw:layer="layout" svg:width="1.8cm" svg:height="0.924cm" svg:x="1.4cm" svg:y="7.568cm">
            <draw:text-box>
              <text:p><text:span text:style-name="T22">temp</text:span></text:p>
            </draw:text-box>
          </draw:frame>
        </draw:g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45" smil:attributeName="fill-color" smil:to="#81d41a" anim:color-interpolation="rgb" anim:color-interpolation-direction="clockwise"/>
                  <anim:set smil:dur="2s" smil:fill="hold" smil:targetElement="id4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6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9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20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4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2" draw:text-style-name="P19" draw:layer="layout" svg:x1="17.064cm" svg:y1="3.944cm" svg:x2="17.064cm" svg:y2="4.618cm">
          <text:p/>
        </draw:line>
        <draw:g xml:id="id48" draw:id="id48">
          <draw:custom-shape draw:style-name="gr71" draw:text-style-name="P39" draw:layer="layout" svg:width="4.2cm" svg:height="1.245cm" svg:x="9.856cm" svg:y="5.113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4cm" svg:y="5.114cm">
            <draw:text-box>
              <text:p><text:span text:style-name="T23">No</text:span></text:p>
            </draw:text-box>
          </draw:frame>
          <draw:line draw:style-name="gr62" draw:text-style-name="P19" draw:layer="layout" svg:x1="15.707cm" svg:y1="5.774cm" svg:x2="13.768cm" svg:y2="5.774cm">
            <text:p/>
          </draw:line>
          <draw:line draw:style-name="gr125" draw:text-style-name="P19" draw:layer="layout" svg:x1="10.082cm" svg:y1="5.702cm" svg:x2="8.262cm" svg:y2="5.699cm">
            <text:p/>
          </draw:line>
        </draw:g>
        <draw:custom-shape draw:style-name="gr126" draw:text-style-name="P41" draw:layer="layout" svg:width="2.723cm" svg:height="2.32cm" svg:x="15.698cm" svg:y="4.619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7" draw:text-style-name="P49" draw:layer="layout" svg:width="3.966cm" svg:height="1cm" svg:x="0.834cm" svg:y="11.4cm">
          <draw:text-box>
            <text:p xml:id="id47" text:id="id47"><text:span text:style-name="T25">temp = 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reveal" presentation:text-only="true">
                  <anim:set smil:dur="indefinite" smil:targetElement="id47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8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29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 xml:id="id50" text:id="id50"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 xml:id="id49" text:id="id49"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custom-shape draw:style-name="gr106" draw:text-style-name="P48" xml:id="id51" draw:id="id51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2" draw:text-style-name="P19" draw:layer="layout" svg:x1="17.064cm" svg:y1="3.944cm" svg:x2="17.064cm" svg:y2="4.618cm">
          <text:p/>
        </draw:line>
        <draw:g>
          <draw:custom-shape draw:style-name="gr71" draw:text-style-name="P39" draw:layer="layout" svg:width="4.2cm" svg:height="1.245cm" svg:x="9.856cm" svg:y="5.113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4cm" svg:y="5.114cm">
            <draw:text-box>
              <text:p><text:span text:style-name="T23">No</text:span></text:p>
            </draw:text-box>
          </draw:frame>
          <draw:line draw:style-name="gr62" draw:text-style-name="P19" draw:layer="layout" svg:x1="15.707cm" svg:y1="5.774cm" svg:x2="13.768cm" svg:y2="5.774cm">
            <text:p/>
          </draw:line>
          <draw:line draw:style-name="gr125" draw:text-style-name="P19" draw:layer="layout" svg:x1="10.082cm" svg:y1="5.702cm" svg:x2="8.262cm" svg:y2="5.699cm">
            <text:p/>
          </draw:line>
        </draw:g>
        <draw:custom-shape draw:style-name="gr134" draw:text-style-name="P41" draw:layer="layout" svg:width="2.723cm" svg:height="2.32cm" svg:x="15.698cm" svg:y="4.619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9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50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1" smil:attributeName="fill-color" smil:to="#bbe33d" anim:color-interpolation="rgb" anim:color-interpolation-direction="clockwise"/>
                  <anim:set smil:dur="2s" smil:fill="hold" smil:targetElement="id51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5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36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 xml:id="id54" text:id="id54"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xml:id="id53" draw:id="id53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2" draw:text-style-name="P19" draw:layer="layout" svg:x1="17.064cm" svg:y1="3.944cm" svg:x2="17.064cm" svg:y2="4.618cm">
          <text:p/>
        </draw:line>
        <draw:g>
          <draw:custom-shape draw:style-name="gr71" draw:text-style-name="P39" draw:layer="layout" svg:width="4.2cm" svg:height="1.245cm" svg:x="9.856cm" svg:y="5.113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4cm" svg:y="5.114cm">
            <draw:text-box>
              <text:p><text:span text:style-name="T23">No</text:span></text:p>
            </draw:text-box>
          </draw:frame>
          <draw:line draw:style-name="gr62" draw:text-style-name="P19" draw:layer="layout" svg:x1="15.707cm" svg:y1="5.774cm" svg:x2="13.768cm" svg:y2="5.774cm">
            <text:p/>
          </draw:line>
          <draw:line draw:style-name="gr125" draw:text-style-name="P19" draw:layer="layout" svg:x1="10.082cm" svg:y1="5.702cm" svg:x2="8.262cm" svg:y2="5.699cm">
            <text:p/>
          </draw:line>
        </draw:g>
        <draw:custom-shape draw:style-name="gr141" draw:text-style-name="P41" draw:layer="layout" svg:width="2.723cm" svg:height="2.32cm" svg:x="15.698cm" svg:y="4.619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g xml:id="id52" draw:id="id52">
          <draw:line draw:style-name="gr37" draw:text-style-name="P19" draw:layer="layout" svg:x1="1.9cm" svg:y1="4.932cm" svg:x2="2.9cm" svg:y2="4.932cm">
            <text:p/>
          </draw:line>
          <draw:frame draw:style-name="gr105" draw:text-style-name="P42" draw:layer="layout" svg:width="1.8cm" svg:height="0.924cm" svg:x="1.4cm" svg:y="4cm">
            <draw:text-box>
              <text:p><text:span text:style-name="T22">tem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3" smil:attributeName="fill-color" smil:to="#81d41a" anim:color-interpolation="rgb" anim:color-interpolation-direction="clockwise"/>
                  <anim:set smil:dur="2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4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2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43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line draw:style-name="gr62" draw:text-style-name="P19" draw:layer="layout" svg:x1="11.907cm" svg:y1="1.018cm" svg:x2="11.95cm" svg:y2="2.159cm">
          <text:p/>
        </draw:lin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3cm" svg:y1="7.51cm" svg:x2="3.3cm" svg:y2="6.312cm">
          <text:p/>
        </draw:line>
        <draw:custom-shape draw:style-name="gr106" draw:text-style-name="P48" draw:layer="layout" svg:width="4.2cm" svg:height="1.245cm" svg:x="14.964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2" draw:text-style-name="P19" draw:layer="layout" svg:x1="17.064cm" svg:y1="3.944cm" svg:x2="17.064cm" svg:y2="4.618cm">
          <text:p/>
        </draw:line>
        <draw:g>
          <draw:custom-shape draw:style-name="gr71" draw:text-style-name="P39" draw:layer="layout" svg:width="4.2cm" svg:height="1.245cm" svg:x="9.856cm" svg:y="5.113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4cm" svg:y="5.114cm">
            <draw:text-box>
              <text:p><text:span text:style-name="T23">No</text:span></text:p>
            </draw:text-box>
          </draw:frame>
          <draw:line draw:style-name="gr62" draw:text-style-name="P19" draw:layer="layout" svg:x1="15.707cm" svg:y1="5.774cm" svg:x2="13.768cm" svg:y2="5.774cm">
            <text:p/>
          </draw:line>
          <draw:line draw:style-name="gr125" draw:text-style-name="P19" draw:layer="layout" svg:x1="10.082cm" svg:y1="5.702cm" svg:x2="8.262cm" svg:y2="5.699cm">
            <text:p/>
          </draw:line>
        </draw:g>
        <draw:custom-shape draw:style-name="gr148" draw:text-style-name="P41" xml:id="id55" draw:id="id55" draw:layer="layout" svg:width="2.723cm" svg:height="2.32cm" svg:x="15.698cm" svg:y="4.619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g>
          <draw:line draw:style-name="gr37" draw:text-style-name="P19" draw:layer="layout" svg:x1="1.9cm" svg:y1="4.932cm" svg:x2="2.9cm" svg:y2="4.932cm">
            <text:p/>
          </draw:line>
          <draw:frame draw:style-name="gr105" draw:text-style-name="P42" draw:layer="layout" svg:width="1.8cm" svg:height="0.924cm" svg:x="1.4cm" svg:y="4cm">
            <draw:text-box>
              <text:p><text:span text:style-name="T22">tem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5" smil:attributeName="fill-color" smil:to="#bbe33d" anim:color-interpolation="rgb" anim:color-interpolation-direction="clockwise"/>
                  <anim:set smil:dur="2s" smil:fill="hold" smil:targetElement="id55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9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50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151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52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1.9cm" svg:y1="4.932cm" svg:x2="2.9cm" svg:y2="4.932cm">
            <text:p/>
          </draw:line>
          <draw:frame draw:style-name="gr105" draw:text-style-name="P42" draw:layer="layout" svg:width="1.8cm" svg:height="0.924cm" svg:x="1.4cm" svg:y="4cm">
            <draw:text-box>
              <text:p><text:span text:style-name="T22">temp</text:span></text:p>
            </draw:text-box>
          </draw:frame>
        </draw:g>
        <draw:g>
          <draw:frame draw:style-name="gr156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6" draw:id="id56"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59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160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161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37" draw:text-style-name="P19" draw:layer="layout" svg:x1="3.3cm" svg:y1="7.511cm" svg:x2="3.3cm" svg:y2="6.3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/>
                  <anim:animate smil:dur="0.5s" smil:fill="hold" smil:targetElement="id5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2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63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164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1.9cm" svg:y1="4.932cm" svg:x2="2.9cm" svg:y2="4.932cm">
            <text:p/>
          </draw:line>
          <draw:frame draw:style-name="gr105" draw:text-style-name="P42" draw:layer="layout" svg:width="1.8cm" svg:height="0.924cm" svg:x="1.4cm" svg:y="4cm">
            <draw:text-box>
              <text:p><text:span text:style-name="T22">temp</text:span></text:p>
            </draw:text-box>
          </draw:frame>
        </draw:g>
        <draw:g>
          <draw:frame draw:style-name="gr169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7" draw:id="id57"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171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172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37" draw:text-style-name="P19" draw:layer="layout" svg:x1="3.3cm" svg:y1="7.511cm" svg:x2="3.3cm" svg:y2="6.313cm">
          <text:p/>
        </draw:line>
        <draw:g>
          <draw:frame draw:style-name="gr173" draw:text-style-name="P45" draw:layer="layout" svg:width="1.099cm" svg:height="0.624cm" svg:x="22.712cm" svg:y="7.998cm">
            <draw:text-box>
              <text:p><text:span text:style-name="T23">No</text:span></text:p>
            </draw:text-box>
          </draw:frame>
          <draw:custom-shape draw:style-name="gr174" draw:text-style-name="P39" draw:layer="layout" svg:width="3.427cm" svg:height="1.154cm" svg:x="23.68cm" svg:y="8.347cm">
            <text:p text:style-name="P38"><text:span text:style-name="T24">return FAILUR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2" draw:text-style-name="P19" draw:layer="layout" svg:x1="22.75cm" svg:y1="8.763cm" svg:x2="23.976cm" svg:y2="8.814cm">
            <text:p/>
          </draw:line>
          <draw:custom-shape draw:style-name="gr60" draw:text-style-name="P39" draw:layer="layout" svg:width="2.723cm" svg:height="0.822cm" svg:x="23.706cm" svg:y="10.821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25" draw:text-style-name="P19" draw:layer="layout" svg:x1="25.085cm" svg:y1="9.502cm" svg:x2="25.085cm" svg:y2="10.80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left" presentation:preset-property="Direction;Accelerate;Decelerate">
                  <anim:animate smil:dur="0.5s" smil:targetElement="id57" smil:attributeName="x" smil:values="x;0-width/2" smil:keyTimes="0;1"/>
                  <anim:animate smil:dur="0.5s" smil:targetElement="id57" smil:attributeName="y" smil:values="y;y" smil:keyTimes="0;1"/>
                  <anim:set smil:begin="0.4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5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76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177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80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1.9cm" svg:y1="4.932cm" svg:x2="2.9cm" svg:y2="4.932cm">
            <text:p/>
          </draw:line>
          <draw:frame draw:style-name="gr105" draw:text-style-name="P42" draw:layer="layout" svg:width="1.8cm" svg:height="0.924cm" svg:x="1.4cm" svg:y="4cm">
            <draw:text-box>
              <text:p><text:span text:style-name="T22">temp</text:span></text:p>
            </draw:text-box>
          </draw:frame>
        </draw:g>
        <draw:g>
          <draw:frame draw:style-name="gr182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8" draw:id="id58"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83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184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185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37" draw:text-style-name="P19" draw:layer="layout" svg:x1="3.3cm" svg:y1="7.511cm" svg:x2="3.3cm" svg:y2="6.313cm">
          <text:p/>
        </draw:line>
        <draw:g>
          <draw:frame draw:style-name="gr186" draw:text-style-name="P45" draw:layer="layout" svg:width="1.099cm" svg:height="0.624cm" svg:x="22.712cm" svg:y="7.998cm">
            <draw:text-box>
              <text:p><text:span text:style-name="T23">No</text:span></text:p>
            </draw:text-box>
          </draw:frame>
          <draw:custom-shape draw:style-name="gr174" draw:text-style-name="P39" draw:layer="layout" svg:width="3.427cm" svg:height="1.154cm" svg:x="23.68cm" svg:y="8.347cm">
            <text:p text:style-name="P38"><text:span text:style-name="T24">return FAILUR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2" draw:text-style-name="P19" draw:layer="layout" svg:x1="22.75cm" svg:y1="8.763cm" svg:x2="23.976cm" svg:y2="8.814cm">
            <text:p/>
          </draw:line>
          <draw:custom-shape draw:style-name="gr60" draw:text-style-name="P39" draw:layer="layout" svg:width="2.723cm" svg:height="0.822cm" svg:x="23.706cm" svg:y="10.821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25" draw:text-style-name="P19" draw:layer="layout" svg:x1="25.085cm" svg:y1="9.502cm" svg:x2="25.085cm" svg:y2="10.809cm">
            <text:p/>
          </draw:line>
        </draw:g>
        <draw:line draw:style-name="gr62" draw:text-style-name="P19" draw:layer="layout" svg:x1="20.052cm" svg:y1="8.75cm" svg:x2="18.947cm" svg:y2="8.763cm">
          <text:p/>
        </draw:line>
        <draw:custom-shape draw:style-name="gr71" draw:text-style-name="P51" xml:id="id59" draw:id="id59" draw:layer="layout" svg:width="4.2cm" svg:height="1.245cm" svg:x="15.071cm" svg:y="8.068cm">
          <text:p text:style-name="P50"><text:span text:style-name="T26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7" draw:text-style-name="P24" draw:layer="layout" svg:width="1.014cm" svg:height="0.625cm" svg:x="19.393cm" svg:y="7.763cm">
          <draw:text-box>
            <text:p><text:span text:style-name="T23">Yes</text:span></text:p>
          </draw:text-box>
        </draw:frame>
        <draw:frame draw:style-name="gr88" draw:text-style-name="P30" draw:layer="layout" svg:width="1.069cm" svg:height="1.411cm" svg:x="0.851cm" svg:y="6.57cm">
          <draw:text-box>
            <text:p xml:id="id60" text:id="id60"><text:span text:style-name="T17">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0-width/2;x" smil:keyTimes="0;1"/>
                  <anim:animate smil:dur="0.5s" smil:fill="hold" smil:targetElement="id58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9" smil:attributeName="visibility" smil:to="visible"/>
                  <anim:transitionFilter smil:dur="0.5s" smil:targetElement="id5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8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189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190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191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192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194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line draw:style-name="gr37" draw:text-style-name="P19" draw:layer="layout" svg:x1="3.6cm" svg:y1="6.208cm" svg:x2="3.6cm" svg:y2="7.408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cm" svg:y1="4.232cm" svg:x2="3cm" svg:y2="4.232cm">
            <text:p/>
          </draw:line>
          <draw:frame draw:style-name="gr105" draw:text-style-name="P42" draw:layer="layout" svg:width="1.8cm" svg:height="0.924cm" svg:x="1.5cm" svg:y="3.3cm">
            <draw:text-box>
              <text:p><text:span text:style-name="T22">temp</text:span></text:p>
            </draw:text-box>
          </draw:frame>
        </draw:g>
        <draw:g>
          <draw:frame draw:style-name="gr195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96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197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198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62" draw:text-style-name="P19" draw:layer="layout" svg:x1="20.059cm" svg:y1="8.756cm" svg:x2="18.954cm" svg:y2="8.769cm">
          <text:p/>
        </draw:line>
        <draw:custom-shape draw:style-name="gr71" draw:text-style-name="P51" draw:layer="layout" svg:width="4.2cm" svg:height="1.245cm" svg:x="15.078cm" svg:y="8.074cm">
          <text:p text:style-name="P50"><text:span text:style-name="T26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7" draw:text-style-name="P24" draw:layer="layout" svg:width="1.014cm" svg:height="0.625cm" svg:x="19.4cm" svg:y="7.769cm">
          <draw:text-box>
            <text:p><text:span text:style-name="T23">Yes</text:span></text:p>
          </draw:text-box>
        </draw:frame>
        <draw:g>
          <draw:frame draw:style-name="gr199" draw:text-style-name="P45" draw:layer="layout" svg:width="1.099cm" svg:height="0.624cm" svg:x="22.711cm" svg:y="7.996cm">
            <draw:text-box>
              <text:p><text:span text:style-name="T23">No</text:span></text:p>
            </draw:text-box>
          </draw:frame>
          <draw:custom-shape draw:style-name="gr174" draw:text-style-name="P39" draw:layer="layout" svg:width="3.427cm" svg:height="1.154cm" svg:x="23.679cm" svg:y="8.345cm">
            <text:p text:style-name="P38"><text:span text:style-name="T24">return FAILUR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2" draw:text-style-name="P19" draw:layer="layout" svg:x1="22.749cm" svg:y1="8.761cm" svg:x2="23.975cm" svg:y2="8.812cm">
            <text:p/>
          </draw:line>
          <draw:custom-shape draw:style-name="gr60" draw:text-style-name="P39" draw:layer="layout" svg:width="2.723cm" svg:height="0.822cm" svg:x="23.705cm" svg:y="10.819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25" draw:text-style-name="P19" draw:layer="layout" svg:x1="25.084cm" svg:y1="9.5cm" svg:x2="25.084cm" svg:y2="10.807cm">
            <text:p/>
          </draw:line>
        </draw:g>
        <draw:custom-shape draw:style-name="gr200" draw:text-style-name="P28" draw:layer="layout" svg:width="1.2cm" svg:height="0.89cm" svg:x="0.8cm" svg:y="6.58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1" draw:text-style-name="P51" draw:layer="layout" svg:width="4.2cm" svg:height="1.245cm" svg:x="14.714cm" svg:y="10.131cm">
          <text:p text:style-name="P50"><text:span text:style-name="T26">Establish links</text:span></text:p>
          <text:p text:style-name="P50"><text:span text:style-name="T26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5" draw:text-style-name="P19" draw:layer="layout" svg:x1="16.983cm" svg:y1="9.362cm" svg:x2="17.006cm" svg:y2="10.101cm">
          <text:p/>
        </draw:line>
        <draw:g xml:id="id61" draw:id="id61">
          <draw:g>
            <draw:line draw:style-name="gr28" draw:text-style-name="P19" draw:layer="layout" svg:x1="1.6cm" svg:y1="8.351cm" svg:x2="1.6cm" svg:y2="8.8cm">
              <text:p/>
            </draw:line>
            <draw:line draw:style-name="gr37" draw:text-style-name="P19" draw:layer="layout" svg:x1="1.6cm" svg:y1="8.8cm" svg:x2="3cm" svg:y2="8.8cm">
              <text:p/>
            </draw:line>
          </draw:g>
          <draw:line draw:style-name="gr28" draw:text-style-name="P19" draw:layer="layout" svg:x1="3cm" svg:y1="9.155cm" svg:x2="1.2cm" svg:y2="9.177cm">
            <text:p/>
          </draw:line>
          <draw:line draw:style-name="gr37" draw:text-style-name="P19" draw:layer="layout" svg:x1="1.2cm" svg:y1="9.177cm" svg:x2="1.2cm" svg:y2="8.351cm">
            <text:p/>
          </draw:line>
        </draw:g>
        <draw:polyline draw:style-name="gr37" draw:text-style-name="P19" xml:id="id62" draw:id="id62" draw:layer="layout" svg:width="0cm" svg:height="1.199cm" svg:x="3.2cm" svg:y="6.4cm" svg:viewBox="0 0 0 1200" draw:points="0,1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61" smil:attributeName="visibility" smil:to="visible"/>
                  <anim:animate smil:dur="1s" smil:fill="hold" smil:targetElement="id61" smil:attributeName="x" smil:values="0-width/2;x" smil:keyTimes="0;1"/>
                  <anim:animate smil:dur="1s" smil:fill="hold" smil:targetElement="id61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xit" presentation:preset-id="ooo-exit-fly-out" presentation:preset-sub-type="from-left" presentation:preset-property="Direction;Accelerate;Decelerate">
                  <anim:animate smil:dur="0.5s" smil:targetElement="id62" smil:attributeName="x" smil:values="x;0-width/2" smil:keyTimes="0;1"/>
                  <anim:animate smil:dur="0.5s" smil:targetElement="id62" smil:attributeName="y" smil:values="y;y" smil:keyTimes="0;1"/>
                  <anim:set smil:begin="0.499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1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202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203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204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205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206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207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polyline draw:style-name="gr37" draw:text-style-name="P19" xml:id="id64" draw:id="id64" draw:layer="layout" svg:width="0cm" svg:height="1.199cm" svg:x="3.6cm" svg:y="6.208cm" svg:viewBox="0 0 0 1200" draw:points="0,0 0,1200">
          <text:p/>
        </draw:poly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cm" svg:y1="4.232cm" svg:x2="3cm" svg:y2="4.232cm">
            <text:p/>
          </draw:line>
          <draw:frame draw:style-name="gr105" draw:text-style-name="P42" draw:layer="layout" svg:width="1.8cm" svg:height="0.924cm" svg:x="1.5cm" svg:y="3.3cm">
            <draw:text-box>
              <text:p><text:span text:style-name="T22">temp</text:span></text:p>
            </draw:text-box>
          </draw:frame>
        </draw:g>
        <draw:g>
          <draw:frame draw:style-name="gr208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209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210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211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62" draw:text-style-name="P19" draw:layer="layout" svg:x1="20.059cm" svg:y1="8.756cm" svg:x2="18.954cm" svg:y2="8.769cm">
          <text:p/>
        </draw:line>
        <draw:custom-shape draw:style-name="gr71" draw:text-style-name="P51" draw:layer="layout" svg:width="4.2cm" svg:height="1.245cm" svg:x="15.078cm" svg:y="8.074cm">
          <text:p text:style-name="P50"><text:span text:style-name="T26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7" draw:text-style-name="P24" draw:layer="layout" svg:width="1.014cm" svg:height="0.625cm" svg:x="19.4cm" svg:y="7.769cm">
          <draw:text-box>
            <text:p><text:span text:style-name="T23">Yes</text:span></text:p>
          </draw:text-box>
        </draw:frame>
        <draw:g>
          <draw:frame draw:style-name="gr212" draw:text-style-name="P45" draw:layer="layout" svg:width="1.099cm" svg:height="0.624cm" svg:x="22.711cm" svg:y="7.996cm">
            <draw:text-box>
              <text:p><text:span text:style-name="T23">No</text:span></text:p>
            </draw:text-box>
          </draw:frame>
          <draw:custom-shape draw:style-name="gr174" draw:text-style-name="P39" draw:layer="layout" svg:width="3.427cm" svg:height="1.154cm" svg:x="23.679cm" svg:y="8.345cm">
            <text:p text:style-name="P38"><text:span text:style-name="T24">return FAILUR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2" draw:text-style-name="P19" draw:layer="layout" svg:x1="22.749cm" svg:y1="8.761cm" svg:x2="23.975cm" svg:y2="8.812cm">
            <text:p/>
          </draw:line>
          <draw:custom-shape draw:style-name="gr60" draw:text-style-name="P39" draw:layer="layout" svg:width="2.723cm" svg:height="0.822cm" svg:x="23.705cm" svg:y="10.819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25" draw:text-style-name="P19" draw:layer="layout" svg:x1="25.084cm" svg:y1="9.5cm" svg:x2="25.084cm" svg:y2="10.807cm">
            <text:p/>
          </draw:line>
        </draw:g>
        <draw:custom-shape draw:style-name="gr200" draw:text-style-name="P28" draw:layer="layout" svg:width="1.2cm" svg:height="0.89cm" svg:x="0.8cm" svg:y="6.58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1" draw:text-style-name="P51" draw:layer="layout" svg:width="4.2cm" svg:height="1.245cm" svg:x="14.714cm" svg:y="10.131cm">
          <text:p text:style-name="P50"><text:span text:style-name="T26">Establish links</text:span></text:p>
          <text:p text:style-name="P50"><text:span text:style-name="T26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5" draw:text-style-name="P19" draw:layer="layout" svg:x1="16.983cm" svg:y1="9.362cm" svg:x2="17.006cm" svg:y2="10.101cm">
          <text:p/>
        </draw:line>
        <draw:g>
          <draw:g>
            <draw:line draw:style-name="gr28" draw:text-style-name="P19" draw:layer="layout" svg:x1="1.6cm" svg:y1="8.351cm" svg:x2="1.6cm" svg:y2="8.8cm">
              <text:p/>
            </draw:line>
            <draw:line draw:style-name="gr37" draw:text-style-name="P19" draw:layer="layout" svg:x1="1.6cm" svg:y1="8.8cm" svg:x2="3cm" svg:y2="8.8cm">
              <text:p/>
            </draw:line>
          </draw:g>
          <draw:line draw:style-name="gr28" draw:text-style-name="P19" draw:layer="layout" svg:x1="3cm" svg:y1="9.155cm" svg:x2="1.2cm" svg:y2="9.177cm">
            <text:p/>
          </draw:line>
          <draw:line draw:style-name="gr37" draw:text-style-name="P19" draw:layer="layout" svg:x1="1.2cm" svg:y1="9.177cm" svg:x2="1.2cm" svg:y2="8.351cm">
            <text:p/>
          </draw:line>
        </draw:g>
        <draw:g xml:id="id63" draw:id="id63">
          <draw:line draw:style-name="gr28" draw:text-style-name="P19" draw:layer="layout" svg:x1="1.2cm" svg:y1="5.8cm" svg:x2="1.2cm" svg:y2="4.8cm">
            <text:p/>
          </draw:line>
          <draw:line draw:style-name="gr37" draw:text-style-name="P19" draw:layer="layout" svg:x1="1.2cm" svg:y1="4.8cm" svg:x2="3cm" svg:y2="4.8cm">
            <text:p/>
          </draw:line>
          <draw:g>
            <draw:line draw:style-name="gr28" draw:text-style-name="P19" draw:layer="layout" svg:x1="3cm" svg:y1="5.139cm" svg:x2="1.6cm" svg:y2="5.139cm">
              <text:p/>
            </draw:line>
            <draw:line draw:style-name="gr37" draw:text-style-name="P19" draw:layer="layout" svg:x1="1.6cm" svg:y1="5.139cm" svg:x2="1.6cm" svg:y2="5.8cm">
              <text:p/>
            </draw:line>
          </draw:g>
        </draw:g>
        <draw:custom-shape draw:style-name="gr71" draw:text-style-name="P51" draw:layer="layout" svg:width="4.2cm" svg:height="1.245cm" svg:x="14.337cm" svg:y="12.011cm">
          <text:p text:style-name="P50"><text:span text:style-name="T26">Establish link</text:span></text:p>
          <text:p text:style-name="P50"><text:span text:style-name="T26">prev node + new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5" draw:text-style-name="P19" draw:layer="layout" svg:x1="16.957cm" svg:y1="11.4cm" svg:x2="16.952cm" svg:y2="12.00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63" smil:attributeName="visibility" smil:to="visible"/>
                  <anim:animate smil:dur="1s" smil:fill="hold" smil:targetElement="id63" smil:attributeName="x" smil:values="0-width/2;x" smil:keyTimes="0;1"/>
                  <anim:animate smil:dur="1s" smil:fill="hold" smil:targetElement="id63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xit" presentation:preset-id="ooo-exit-fly-out" presentation:preset-sub-type="from-left" presentation:preset-property="Direction;Accelerate;Decelerate">
                  <anim:animate smil:dur="0.5s" smil:targetElement="id64" smil:attributeName="x" smil:values="x;0-width/2" smil:keyTimes="0;1"/>
                  <anim:animate smil:dur="0.5s" smil:targetElement="id64" smil:attributeName="y" smil:values="y;y" smil:keyTimes="0;1"/>
                  <anim:set smil:begin="0.499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60" draw:text-style-name="P39" draw:layer="layout" svg:width="2.723cm" svg:height="0.822cm" svg:x="10.407cm" svg:y="0.206cm">
          <text:p text:style-name="P38"><text:span text:style-name="T20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3" draw:text-style-name="P45" draw:layer="layout" svg:width="1.099cm" svg:height="0.979cm" svg:x="13.466cm" svg:y="2.62cm">
          <draw:text-box>
            <text:p><text:span text:style-name="T23">No</text:span></text:p>
          </draw:text-box>
        </draw:frame>
        <draw:custom-shape draw:style-name="gr214" draw:text-style-name="P41" draw:layer="layout" svg:width="2.723cm" svg:height="2.32cm" svg:x="10.593cm" svg:y="2.174cm">
          <text:p text:style-name="P40"><text:span text:style-name="T21">Is </text:span></text:p>
          <text:p text:style-name="P40"><text:span text:style-name="T21">list</text:span></text:p>
          <text:p text:style-name="P40"><text:span text:style-name="T2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0" draw:text-style-name="P44" draw:layer="layout" svg:width="1.541cm" svg:height="0.81cm" svg:x="9.142cm" svg:y="2.625cm">
          <draw:text-box>
            <text:p><text:span text:style-name="T23">Yes</text:span></text:p>
          </draw:text-box>
        </draw:frame>
        <draw:line draw:style-name="gr62" draw:text-style-name="P19" draw:layer="layout" svg:x1="10.601cm" svg:y1="3.343cm" svg:x2="8.766cm" svg:y2="3.33cm">
          <text:p/>
        </draw:line>
        <draw:line draw:style-name="gr62" draw:text-style-name="P19" draw:layer="layout" svg:x1="13.306cm" svg:y1="3.337cm" svg:x2="15.225cm" svg:y2="3.33cm">
          <text:p/>
        </draw:line>
        <draw:custom-shape draw:style-name="gr106" draw:text-style-name="P48" draw:layer="layout" svg:width="4.2cm" svg:height="1.245cm" svg:x="14.963cm" svg:y="2.718cm">
          <text:p text:style-name="P38"><text:span text:style-name="T24"/></text:p>
          <text:p text:style-name="P38"><text:span text:style-name="T24">Traverse </text:span></text:p>
          <text:p text:style-name="P38"><text:span text:style-name="T24">through list</text:span></text:p>
          <text:p text:style-name="P38"><text:span text:style-name="T24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9" draw:layer="layout" svg:width="4.2cm" svg:height="1.245cm" svg:x="4.8cm" svg:y="2.718cm">
          <text:p text:style-name="P38"><text:span text:style-name="T24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39" draw:layer="layout" svg:width="2.723cm" svg:height="0.822cm" svg:x="5.539cm" svg:y="5.237cm">
          <text:p text:style-name="P38"><text:span text:style-name="T20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2" draw:text-style-name="P19" draw:layer="layout" svg:x1="17.063cm" svg:y1="3.949cm" svg:x2="17.063cm" svg:y2="4.623cm">
          <text:p/>
        </draw:line>
        <draw:line draw:style-name="gr62" draw:text-style-name="P19" draw:layer="layout" svg:x1="6.911cm" svg:y1="3.978cm" svg:x2="6.889cm" svg:y2="5.205cm">
          <text:p/>
        </draw:line>
        <draw:line draw:style-name="gr64" draw:text-style-name="P19" draw:layer="layout" svg:x1="4.397cm" svg:y1="0.532cm" svg:x2="4.397cm" svg:y2="14.876cm">
          <text:p/>
        </draw:line>
        <draw:g>
          <draw:custom-shape draw:style-name="gr71" draw:text-style-name="P39" draw:layer="layout" svg:width="4.2cm" svg:height="1.245cm" svg:x="9.855cm" svg:y="5.118cm">
            <text:p text:style-name="P38"><text:span text:style-name="T24">return </text:span></text:p>
            <text:p text:style-name="P38"><text:span text:style-name="T24">DATA_NOT_FOUND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70" draw:text-style-name="P44" draw:layer="layout" svg:width="1.069cm" svg:height="0.81cm" svg:x="14.343cm" svg:y="5.119cm">
            <draw:text-box>
              <text:p><text:span text:style-name="T23">No</text:span></text:p>
            </draw:text-box>
          </draw:frame>
          <draw:line draw:style-name="gr62" draw:text-style-name="P19" draw:layer="layout" svg:x1="15.706cm" svg:y1="5.779cm" svg:x2="13.767cm" svg:y2="5.779cm">
            <text:p/>
          </draw:line>
          <draw:line draw:style-name="gr125" draw:text-style-name="P19" draw:layer="layout" svg:x1="10.081cm" svg:y1="5.707cm" svg:x2="8.261cm" svg:y2="5.704cm">
            <text:p/>
          </draw:line>
        </draw:g>
        <draw:line draw:style-name="gr62" draw:text-style-name="P19" draw:layer="layout" svg:x1="11.907cm" svg:y1="1.018cm" svg:x2="11.95cm" svg:y2="2.159cm">
          <text:p/>
        </draw:line>
        <draw:custom-shape draw:style-name="gr215" draw:text-style-name="P41" draw:layer="layout" svg:width="2.723cm" svg:height="2.32cm" svg:x="15.697cm" svg:y="4.624cm">
          <text:p text:style-name="P40"><text:span text:style-name="T21">Is </text:span></text:p>
          <text:p text:style-name="P40"><text:span text:style-name="T21">g_data</text:span></text:p>
          <text:p text:style-name="P40"><text:span text:style-name="T21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7" draw:text-style-name="P42" draw:layer="layout" svg:width="4cm" svg:height="1cm" svg:x="4.6cm" svg:y="0.4cm">
          <draw:text-box>
            <text:p><text:span text:style-name="T22"><text:s/></text:span><text:span text:style-name="T25"><text:s/></text:span><text:span text:style-name="T25">g_data = 10</text:span></text:p>
          </draw:text-box>
        </draw:frame>
        <draw:frame draw:style-name="gr88" draw:text-style-name="P24" draw:layer="layout" svg:width="3.561cm" svg:height="1.411cm" svg:x="4.639cm" svg:y="1.2cm">
          <draw:text-box>
            <text:p><text:span text:style-name="T22"><text:s text:c="2"/></text:span><text:span text:style-name="T22">n_data = 25</text:span></text:p>
          </draw:text-box>
        </draw:frame>
        <draw:custom-shape draw:style-name="gr65" draw:text-style-name="P28" draw:layer="layout" svg:width="1.741cm" svg:height="0.882cm" svg:x="2.288cm" svg:y="1.98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77" draw:text-style-name="P28" draw:layer="layout" svg:width="1.028cm" svg:height="0.882cm" svg:x="3cm" svg:y="3.759cm">
            <text:p/>
            <draw:enhanced-geometry svg:viewBox="0 0 21600 21600" draw:type="rectangle" draw:enhanced-path="M 0 0 L 21600 0 21600 21600 0 21600 0 0 Z N"/>
          </draw:custom-shape>
          <draw:custom-shape draw:style-name="gr216" draw:text-style-name="P46" draw:layer="layout" svg:width="1.028cm" svg:height="0.882cm" svg:x="3cm" svg:y="4.637cm">
            <text:p/>
            <draw:enhanced-geometry svg:viewBox="0 0 21600 21600" draw:type="rectangle" draw:enhanced-path="M 0 0 L 21600 0 21600 21600 0 21600 0 0 Z N"/>
          </draw:custom-shape>
          <draw:custom-shape draw:style-name="gr217" draw:text-style-name="P47" draw:layer="layout" svg:width="1.028cm" svg:height="0.882cm" svg:x="3cm" svg:y="5.5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cm" svg:y="7.408cm">
            <text:p/>
            <draw:enhanced-geometry svg:viewBox="0 0 21600 21600" draw:type="rectangle" draw:enhanced-path="M 0 0 L 21600 0 21600 21600 0 21600 0 0 Z N"/>
          </draw:custom-shape>
          <draw:custom-shape draw:style-name="gr218" draw:text-style-name="P46" draw:layer="layout" svg:width="1cm" svg:height="0.882cm" svg:x="3cm" svg:y="8.286cm">
            <text:p/>
            <draw:enhanced-geometry svg:viewBox="0 0 21600 21600" draw:type="rectangle" draw:enhanced-path="M 0 0 L 21600 0 21600 21600 0 21600 0 0 Z N"/>
          </draw:custom-shape>
          <draw:custom-shape draw:style-name="gr219" draw:text-style-name="P47" draw:layer="layout" svg:width="1cm" svg:height="0.882cm" svg:x="3cm" svg:y="9.177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cm" svg:y1="2.608cm" svg:x2="3.6cm" svg:y2="3.759cm">
          <text:p/>
        </draw:line>
        <draw:custom-shape draw:style-name="gr65" draw:text-style-name="P28" draw:layer="layout" svg:width="1.741cm" svg:height="0.882cm" svg:x="0.259cm" svg:y="1.98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cm" svg:y="1.224cm">
          <draw:text-box>
            <text:p><text:span text:style-name="T22">Tail</text:span></text:p>
          </draw:text-box>
        </draw:frame>
        <draw:g>
          <draw:line draw:style-name="gr28" draw:text-style-name="P19" draw:layer="layout" svg:x1="0.629cm" svg:y1="2.868cm" svg:x2="0.629cm" svg:y2="9.8cm">
            <text:p/>
          </draw:line>
          <draw:line draw:style-name="gr37" draw:text-style-name="P19" draw:layer="layout" svg:x1="0.629cm" svg:y1="9.8cm" svg:x2="3cm" svg:y2="9.8cm">
            <text:p/>
          </draw:line>
        </draw:g>
        <draw:custom-shape draw:style-name="gr83" draw:text-style-name="P28" draw:layer="layout" svg:width="1.007cm" svg:height="0.89cm" svg:x="2.985cm" svg:y="4.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cm" svg:y="8.278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cm" svg:y1="4.232cm" svg:x2="3cm" svg:y2="4.232cm">
            <text:p/>
          </draw:line>
          <draw:frame draw:style-name="gr105" draw:text-style-name="P42" draw:layer="layout" svg:width="1.8cm" svg:height="0.924cm" svg:x="1.5cm" svg:y="3.3cm">
            <draw:text-box>
              <text:p><text:span text:style-name="T22">temp</text:span></text:p>
            </draw:text-box>
          </draw:frame>
        </draw:g>
        <draw:g>
          <draw:frame draw:style-name="gr220" draw:text-style-name="P45" draw:layer="layout" svg:width="1.099cm" svg:height="0.979cm" svg:x="18.63cm" svg:y="5.116cm">
            <draw:text-box>
              <text:p><text:span text:style-name="T23">Yes</text:span></text:p>
            </draw:text-box>
          </draw:frame>
          <draw:line draw:style-name="gr62" draw:text-style-name="P19" draw:layer="layout" svg:x1="18.396cm" svg:y1="5.78cm" svg:x2="20.26cm" svg:y2="5.78cm">
            <text:p/>
          </draw:line>
          <draw:custom-shape draw:style-name="gr157" draw:text-style-name="P39" draw:layer="layout" svg:width="3.599cm" svg:height="1.155cm" svg:x="20.073cm" svg:y="5.21cm">
            <text:p text:style-name="P38"><text:span text:style-name="T24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58" draw:text-style-name="P25" draw:layer="layout" svg:width="1.2cm" svg:height="0.882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221" draw:text-style-name="P46" draw:layer="layout" svg:width="1.2cm" svg:height="0.882cm" svg:x="0.8cm" svg:y="6.578cm">
            <text:p/>
            <draw:enhanced-geometry svg:viewBox="0 0 21600 21600" draw:type="rectangle" draw:enhanced-path="M 0 0 L 21600 0 21600 21600 0 21600 0 0 Z N"/>
          </draw:custom-shape>
          <draw:custom-shape draw:style-name="gr222" draw:text-style-name="P47" draw:layer="layout" svg:width="1.2cm" svg:height="0.882cm" svg:x="0.8cm" svg:y="7.469cm">
            <text:p/>
            <draw:enhanced-geometry svg:viewBox="0 0 21600 21600" draw:type="rectangle" draw:enhanced-path="M 0 0 L 21600 0 21600 21600 0 21600 0 0 Z N"/>
          </draw:custom-shape>
        </draw:g>
        <draw:custom-shape draw:style-name="gr223" draw:text-style-name="P41" draw:layer="layout" svg:width="2.723cm" svg:height="2.32cm" svg:x="20.046cm" svg:y="7.597cm">
          <text:p text:style-name="P40"><text:span text:style-name="T21">Is </text:span></text:p>
          <text:p text:style-name="P40"><text:span text:style-name="T21">node</text:span></text:p>
          <text:p text:style-name="P40"><text:span text:style-name="T21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5" draw:text-style-name="P19" draw:layer="layout" svg:x1="21.4cm" svg:y1="6.358cm" svg:x2="21.4cm" svg:y2="7.665cm">
          <text:p/>
        </draw:line>
        <draw:line draw:style-name="gr62" draw:text-style-name="P19" draw:layer="layout" svg:x1="20.059cm" svg:y1="8.756cm" svg:x2="18.954cm" svg:y2="8.769cm">
          <text:p/>
        </draw:line>
        <draw:custom-shape draw:style-name="gr71" draw:text-style-name="P51" draw:layer="layout" svg:width="4.2cm" svg:height="1.245cm" svg:x="15.078cm" svg:y="8.074cm">
          <text:p text:style-name="P50"><text:span text:style-name="T26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87" draw:text-style-name="P24" draw:layer="layout" svg:width="1.014cm" svg:height="0.625cm" svg:x="19.4cm" svg:y="7.769cm">
          <draw:text-box>
            <text:p><text:span text:style-name="T23">Yes</text:span></text:p>
          </draw:text-box>
        </draw:frame>
        <draw:g>
          <draw:frame draw:style-name="gr224" draw:text-style-name="P45" draw:layer="layout" svg:width="1.099cm" svg:height="0.624cm" svg:x="22.711cm" svg:y="7.996cm">
            <draw:text-box>
              <text:p><text:span text:style-name="T23">No</text:span></text:p>
            </draw:text-box>
          </draw:frame>
          <draw:custom-shape draw:style-name="gr174" draw:text-style-name="P39" draw:layer="layout" svg:width="3.427cm" svg:height="1.154cm" svg:x="23.679cm" svg:y="8.345cm">
            <text:p text:style-name="P38"><text:span text:style-name="T24">return FAILUR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62" draw:text-style-name="P19" draw:layer="layout" svg:x1="22.749cm" svg:y1="8.761cm" svg:x2="23.975cm" svg:y2="8.812cm">
            <text:p/>
          </draw:line>
          <draw:custom-shape draw:style-name="gr60" draw:text-style-name="P39" draw:layer="layout" svg:width="2.723cm" svg:height="0.822cm" svg:x="23.705cm" svg:y="10.819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25" draw:text-style-name="P19" draw:layer="layout" svg:x1="25.084cm" svg:y1="9.5cm" svg:x2="25.084cm" svg:y2="10.807cm">
            <text:p/>
          </draw:line>
        </draw:g>
        <draw:custom-shape draw:style-name="gr200" draw:text-style-name="P28" draw:layer="layout" svg:width="1.2cm" svg:height="0.89cm" svg:x="0.8cm" svg:y="6.58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1" draw:text-style-name="P51" draw:layer="layout" svg:width="4.2cm" svg:height="1.245cm" svg:x="14.714cm" svg:y="10.131cm">
          <text:p text:style-name="P50"><text:span text:style-name="T26">Establish links</text:span></text:p>
          <text:p text:style-name="P50"><text:span text:style-name="T26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5" draw:text-style-name="P19" draw:layer="layout" svg:x1="16.983cm" svg:y1="9.362cm" svg:x2="17.006cm" svg:y2="10.101cm">
          <text:p/>
        </draw:line>
        <draw:g>
          <draw:line draw:style-name="gr28" draw:text-style-name="P19" draw:layer="layout" svg:x1="1.6cm" svg:y1="8.351cm" svg:x2="1.6cm" svg:y2="8.8cm">
            <text:p/>
          </draw:line>
          <draw:line draw:style-name="gr37" draw:text-style-name="P19" draw:layer="layout" svg:x1="1.6cm" svg:y1="8.8cm" svg:x2="3cm" svg:y2="8.8cm">
            <text:p/>
          </draw:line>
        </draw:g>
        <draw:line draw:style-name="gr28" draw:text-style-name="P19" draw:layer="layout" svg:x1="3cm" svg:y1="9.155cm" svg:x2="1.2cm" svg:y2="9.177cm">
          <text:p/>
        </draw:line>
        <draw:line draw:style-name="gr37" draw:text-style-name="P19" draw:layer="layout" svg:x1="1.2cm" svg:y1="9.177cm" svg:x2="1.2cm" svg:y2="8.351cm">
          <text:p/>
        </draw:line>
        <draw:line draw:style-name="gr28" draw:text-style-name="P19" draw:layer="layout" svg:x1="1.2cm" svg:y1="5.8cm" svg:x2="1.2cm" svg:y2="4.8cm">
          <text:p/>
        </draw:line>
        <draw:line draw:style-name="gr37" draw:text-style-name="P19" draw:layer="layout" svg:x1="1.2cm" svg:y1="4.8cm" svg:x2="3cm" svg:y2="4.8cm">
          <text:p/>
        </draw:line>
        <draw:g>
          <draw:line draw:style-name="gr28" draw:text-style-name="P19" draw:layer="layout" svg:x1="3cm" svg:y1="5.139cm" svg:x2="1.6cm" svg:y2="5.139cm">
            <text:p/>
          </draw:line>
          <draw:line draw:style-name="gr37" draw:text-style-name="P19" draw:layer="layout" svg:x1="1.6cm" svg:y1="5.139cm" svg:x2="1.6cm" svg:y2="5.8cm">
            <text:p/>
          </draw:line>
        </draw:g>
        <draw:custom-shape draw:style-name="gr71" draw:text-style-name="P51" draw:layer="layout" svg:width="4.2cm" svg:height="1.245cm" svg:x="14.337cm" svg:y="12.011cm">
          <text:p text:style-name="P50"><text:span text:style-name="T26">Establish link</text:span></text:p>
          <text:p text:style-name="P50"><text:span text:style-name="T26">prev node + new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5" draw:text-style-name="P19" draw:layer="layout" svg:x1="16.957cm" svg:y1="11.4cm" svg:x2="16.952cm" svg:y2="12.004cm">
          <text:p/>
        </draw:line>
        <draw:g xml:id="id65" draw:id="id65">
          <draw:custom-shape draw:style-name="gr71" draw:text-style-name="P39" draw:layer="layout" svg:width="4.2cm" svg:height="1.245cm" svg:x="9.795cm" svg:y="11.987cm">
            <text:p text:style-name="P38"><text:span text:style-name="T24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5" draw:text-style-name="P39" draw:layer="layout" svg:width="2.723cm" svg:height="0.692cm" svg:x="5.6cm" svg:y="12.355cm">
            <text:p text:style-name="P38"><text:span text:style-name="T20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62" draw:text-style-name="P19" draw:layer="layout" svg:x1="14.539cm" svg:y1="12.756cm" svg:x2="13.619cm" svg:y2="12.756cm">
            <text:p/>
          </draw:line>
          <draw:line draw:style-name="gr125" draw:text-style-name="P19" draw:layer="layout" svg:x1="9.996cm" svg:y1="12.752cm" svg:x2="8.319cm" svg:y2="12.7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_5f_header_5f_" presentation:presentation-page-layout-name="AL2T1">
        <office:forms form:automatic-focus="false" form:apply-design-mode="false"/>
        <draw:frame presentation:style-name="pr13" draw:text-style-name="P4" draw:layer="layout" svg:width="26.7cm" svg:height="3.465cm" svg:x="0.9cm" svg:y="10.61cm" presentation:class="title" presentation:user-transformed="true">
          <draw:text-box>
            <text:p><text:span text:style-name="T3"><text:tab/></text:span><text:span text:style-name="T3">Insert after - Algorith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26" draw:text-style-name="P52" draw:layer="layout" svg:width="9.193cm" svg:height="1.145cm" svg:x="2cm" svg:y="3.8cm">
          <draw:text-box>
            <text:p xml:id="id67" text:id="id67"><text:span text:style-name="T27">1.Input Specification :-</text:span></text:p>
          </draw:text-box>
        </draw:frame>
        <draw:frame draw:style-name="gr227" draw:text-style-name="P53" draw:layer="layout" svg:width="18.058cm" svg:height="1.145cm" svg:x="2.217cm" svg:y="2.306cm">
          <draw:text-box draw:corner-radius="0.504cm">
            <text:p xml:id="id66" text:id="id66"><text:span text:style-name="T28">Algorithm : Insert_after(Head,Tail,g_data,n_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26" draw:text-style-name="P52" draw:layer="layout" svg:width="9.193cm" svg:height="1.145cm" svg:x="2cm" svg:y="3.8cm">
          <draw:text-box>
            <text:p><text:span text:style-name="T27">1.Input Specification :-</text:span></text:p>
          </draw:text-box>
        </draw:frame>
        <draw:frame draw:style-name="gr227" draw:text-style-name="P53" draw:layer="layout" svg:width="18.058cm" svg:height="1.145cm" svg:x="2.217cm" svg:y="2.306cm">
          <draw:text-box draw:corner-radius="0.504cm">
            <text:p><text:span text:style-name="T28">Algorithm : Insert_after(Head,Tail,g_data,n_data)</text:span></text:p>
          </draw:text-box>
        </draw:frame>
        <draw:frame draw:style-name="gr228" draw:text-style-name="P54" draw:layer="layout" svg:width="17.718cm" svg:height="1.115cm" svg:x="10cm" svg:y="4.485cm">
          <draw:text-box>
            <text:p><text:span text:style-name="T29">Head <text:s text:c="4"/>: Pointer containing <text:s/>first node address</text:span></text:p>
          </draw:text-box>
        </draw:frame>
        <draw:frame draw:style-name="gr229" draw:text-style-name="P54" draw:layer="layout" svg:width="19cm" svg:height="1.725cm" svg:x="10cm" svg:y="6.3cm">
          <draw:text-box>
            <text:p xml:id="id69" text:id="id69"><text:span text:style-name="T30">g_data <text:s/>: <text:s/>Item after which we wish to insert the n_data</text:span></text:p>
          </draw:text-box>
        </draw:frame>
        <draw:frame draw:style-name="gr228" draw:text-style-name="P54" draw:layer="layout" svg:width="17.718cm" svg:height="1.115cm" svg:x="10cm" svg:y="5.4cm">
          <draw:text-box>
            <text:p xml:id="id68" text:id="id68"><text:span text:style-name="T29">Tail <text:s text:c="7"/>: Pointer containing <text:s/>last node add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26" draw:text-style-name="P52" draw:layer="layout" svg:width="9.193cm" svg:height="1.145cm" svg:x="2cm" svg:y="3.8cm">
          <draw:text-box>
            <text:p><text:span text:style-name="T27">1.Input Specification :-</text:span></text:p>
          </draw:text-box>
        </draw:frame>
        <draw:frame draw:style-name="gr227" draw:text-style-name="P53" draw:layer="layout" svg:width="18.058cm" svg:height="1.145cm" svg:x="2.217cm" svg:y="2.306cm">
          <draw:text-box draw:corner-radius="0.504cm">
            <text:p><text:span text:style-name="T28">Algorithm : Insert_after(Head,Tail,g_data,n_data)</text:span></text:p>
          </draw:text-box>
        </draw:frame>
        <draw:frame draw:style-name="gr228" draw:text-style-name="P55" draw:layer="layout" svg:width="9.4cm" svg:height="1.115cm" svg:x="10cm" svg:y="7.085cm">
          <draw:text-box>
            <text:p><text:span text:style-name="T30">n_data <text:s/>: <text:s/>Item to be added</text:span></text:p>
          </draw:text-box>
        </draw:frame>
        <draw:frame draw:style-name="gr228" draw:text-style-name="P54" draw:layer="layout" svg:width="17.718cm" svg:height="1.115cm" svg:x="10cm" svg:y="4.485cm">
          <draw:text-box>
            <text:p><text:span text:style-name="T29">Head <text:s text:c="4"/>: Pointer containing <text:s/>first node address</text:span></text:p>
          </draw:text-box>
        </draw:frame>
        <draw:frame draw:style-name="gr229" draw:text-style-name="P54" draw:layer="layout" svg:width="19cm" svg:height="1.725cm" svg:x="10cm" svg:y="6.3cm">
          <draw:text-box>
            <text:p><text:span text:style-name="T30">g_data <text:s/>: <text:s/>Item after which we wish to insert the n_data</text:span></text:p>
          </draw:text-box>
        </draw:frame>
        <draw:frame draw:style-name="gr228" draw:text-style-name="P54" draw:layer="layout" svg:width="17.718cm" svg:height="1.115cm" svg:x="10cm" svg:y="5.4cm">
          <draw:text-box>
            <text:p><text:span text:style-name="T29">Tail <text:s text:c="7"/>: Pointer containing <text:s/>last node addres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26" draw:text-style-name="P52" draw:layer="layout" svg:width="9.193cm" svg:height="1.145cm" svg:x="2cm" svg:y="3.8cm">
          <draw:text-box>
            <text:p><text:span text:style-name="T27">1.Input Specification :-</text:span></text:p>
          </draw:text-box>
        </draw:frame>
        <draw:frame draw:style-name="gr230" draw:text-style-name="P55" draw:layer="layout" svg:width="11.8cm" svg:height="1.145cm" svg:x="2cm" svg:y="9.1cm">
          <draw:text-box>
            <text:p xml:id="id70" text:id="id70"><text:span text:style-name="T30"><text:s/></text:span><text:span text:style-name="T27">2.Output Specification :-</text:span></text:p>
          </draw:text-box>
        </draw:frame>
        <draw:frame draw:style-name="gr227" draw:text-style-name="P53" draw:layer="layout" svg:width="18.058cm" svg:height="1.145cm" svg:x="2.217cm" svg:y="2.306cm">
          <draw:text-box draw:corner-radius="0.504cm">
            <text:p><text:span text:style-name="T28">Algorithm : Insert_after(Head,Tail,g_data,n_data)</text:span></text:p>
          </draw:text-box>
        </draw:frame>
        <draw:frame draw:style-name="gr228" draw:text-style-name="P55" draw:layer="layout" svg:width="9.4cm" svg:height="1.115cm" svg:x="10cm" svg:y="7.085cm">
          <draw:text-box>
            <text:p><text:span text:style-name="T30">n_data <text:s/>: <text:s/>Item to be added</text:span></text:p>
          </draw:text-box>
        </draw:frame>
        <draw:frame draw:style-name="gr228" draw:text-style-name="P54" draw:layer="layout" svg:width="17.718cm" svg:height="1.115cm" svg:x="10cm" svg:y="4.485cm">
          <draw:text-box>
            <text:p><text:span text:style-name="T29">Head <text:s text:c="4"/>: Pointer containing <text:s/>first node address</text:span></text:p>
          </draw:text-box>
        </draw:frame>
        <draw:frame draw:style-name="gr229" draw:text-style-name="P54" draw:layer="layout" svg:width="18.6cm" svg:height="1.725cm" svg:x="10cm" svg:y="6.3cm">
          <draw:text-box>
            <text:p><text:span text:style-name="T30">g_data <text:s/>: <text:s/>Item after which we wish to insert the n_data</text:span></text:p>
          </draw:text-box>
        </draw:frame>
        <draw:frame draw:style-name="gr228" draw:text-style-name="P54" draw:layer="layout" svg:width="17.718cm" svg:height="1.115cm" svg:x="10cm" svg:y="5.4cm">
          <draw:text-box>
            <text:p><text:span text:style-name="T29">Tail <text:s text:c="7"/>: Pointer containing <text:s/>last node addr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26" draw:text-style-name="P52" draw:layer="layout" svg:width="9.193cm" svg:height="1.145cm" svg:x="2cm" svg:y="3.8cm">
          <draw:text-box>
            <text:p><text:span text:style-name="T27">1.Input Specification :-</text:span></text:p>
          </draw:text-box>
        </draw:frame>
        <draw:frame draw:style-name="gr231" draw:text-style-name="P55" draw:layer="layout" svg:width="11.2cm" svg:height="1.979cm" svg:x="2cm" svg:y="9.1cm">
          <draw:text-box>
            <text:p><text:span text:style-name="T30"><text:s/></text:span><text:span text:style-name="T27">2.Output Specification :-</text:span></text:p>
          </draw:text-box>
        </draw:frame>
        <draw:frame draw:style-name="gr227" draw:text-style-name="P53" draw:layer="layout" svg:width="18.058cm" svg:height="1.145cm" svg:x="2.217cm" svg:y="2.306cm">
          <draw:text-box draw:corner-radius="0.504cm">
            <text:p><text:span text:style-name="T28">Algorithm : Insert_after(Head,Tail,g_data,n_data)</text:span></text:p>
          </draw:text-box>
        </draw:frame>
        <draw:frame draw:style-name="gr228" draw:text-style-name="P54" draw:layer="layout" svg:width="11.839cm" svg:height="1.115cm" svg:x="9.961cm" svg:y="10.001cm">
          <draw:text-box>
            <text:p xml:id="id71" text:id="id71"><text:span text:style-name="T30">Status : <text:s/>SUCCESS / FAILURE </text:span></text:p>
          </draw:text-box>
        </draw:frame>
        <draw:frame draw:style-name="gr228" draw:text-style-name="P54" draw:layer="layout" svg:width="11.035cm" svg:height="1.115cm" svg:x="12.365cm" svg:y="10.985cm">
          <draw:text-box>
            <text:p xml:id="id72" text:id="id72"><text:span text:style-name="T30"><text:s/></text:span><text:span text:style-name="T30">LIST_EMPTY / DATA_NOT_FOUND </text:span></text:p>
          </draw:text-box>
        </draw:frame>
        <draw:frame draw:style-name="gr228" draw:text-style-name="P55" draw:layer="layout" svg:width="9.4cm" svg:height="1.115cm" svg:x="10cm" svg:y="7.085cm">
          <draw:text-box>
            <text:p><text:span text:style-name="T30">n_data <text:s/>: <text:s/>Item to be added</text:span></text:p>
          </draw:text-box>
        </draw:frame>
        <draw:frame draw:style-name="gr228" draw:text-style-name="P54" draw:layer="layout" svg:width="17.718cm" svg:height="1.115cm" svg:x="10cm" svg:y="4.485cm">
          <draw:text-box>
            <text:p><text:span text:style-name="T29">Head <text:s text:c="4"/>: Pointer containing <text:s/>first node address</text:span></text:p>
          </draw:text-box>
        </draw:frame>
        <draw:frame draw:style-name="gr229" draw:text-style-name="P54" draw:layer="layout" svg:width="18.4cm" svg:height="1.725cm" svg:x="10cm" svg:y="6.3cm">
          <draw:text-box>
            <text:p><text:span text:style-name="T30">g_data <text:s/>: <text:s/>Item after which we wish to insert the n_data</text:span></text:p>
          </draw:text-box>
        </draw:frame>
        <draw:frame draw:style-name="gr228" draw:text-style-name="P54" draw:layer="layout" svg:width="17.718cm" svg:height="1.115cm" svg:x="10cm" svg:y="5.4cm">
          <draw:text-box>
            <text:p><text:span text:style-name="T29">Tail <text:s text:c="7"/>: Pointer containing <text:s/>last node addr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4s" smil:fill="hold" smil:targetElement="id72" anim:sub-item="text" smil:attributeName="visibility" smil:to="visible"/>
                  <anim:transitionFilter smil:dur="2s" smil:targetElement="id7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31" draw:text-style-name="P30" draw:layer="layout" svg:width="13.859cm" svg:height="1.979cm" svg:x="5.941cm" svg:y="0.9cm">
          <draw:text-box>
            <text:p xml:id="id73" text:id="id73"><text:span text:style-name="T28">Insert_after(Head,Tail,g_data,n_da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75" text:id="id75"><text:span text:style-name="T31">g_data = 40</text:span></text:p>
          </draw:text-box>
        </draw:frame>
        <draw:frame draw:style-name="gr232" draw:text-style-name="P57" draw:layer="layout" svg:width="4.6cm" svg:height="0.924cm" svg:x="18cm" svg:y="4.085cm">
          <draw:text-box>
            <text:p xml:id="id74" text:id="id74"><text:span text:style-name="T31">n_data = 25</text:span></text:p>
          </draw:text-box>
        </draw:frame>
        <draw:frame draw:style-name="gr231" draw:text-style-name="P30" draw:layer="layout" svg:width="14.259cm" svg:height="1.979cm" svg:x="5.941cm" svg:y="0.901cm">
          <draw:text-box>
            <text:p><text:span text:style-name="T28">Insert_after(Head,Tail,g_data,n_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7" draw:layer="layout" svg:width="4.6cm" svg:height="0.924cm" svg:x="18cm" svg:y="4.085cm">
          <draw:text-box>
            <text:p><text:span text:style-name="T31">n_data = 25</text:span></text:p>
          </draw:text-box>
        </draw:frame>
        <draw:frame draw:style-name="gr232" draw:text-style-name="P58" draw:layer="layout" svg:width="8.134cm" svg:height="0.924cm" svg:x="5.994cm" svg:y="2.013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1" draw:text-style-name="P30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polyline draw:style-name="gr64" draw:text-style-name="P19" xml:id="id76" draw:id="id76" draw:layer="layout" svg:width="0cm" svg:height="12.999cm" svg:x="4.6cm" svg:y="2cm" svg:viewBox="0 0 0 13000" draw:points="0,0 0,13000">
          <text:p/>
        </draw:polyline>
        <draw:custom-shape draw:style-name="gr65" draw:text-style-name="P28" xml:id="id77" draw:id="id77" draw:layer="layout" svg:width="1.741cm" svg:height="0.882cm" svg:x="2.059cm" svg:y="6cm">
          <text:p text:style-name="P27"><text:span text:style-name="T17">NULL</text:span></text:p>
          <draw:enhanced-geometry svg:viewBox="0 0 21600 21600" draw:type="rectangle" draw:enhanced-path="M 0 0 L 21600 0 21600 21600 0 21600 0 0 Z N"/>
        </draw:custom-shape>
        <draw:frame draw:style-name="gr68" draw:text-style-name="P30" draw:layer="layout" svg:width="1.8cm" svg:height="0.925cm" svg:x="2cm" svg:y="5cm">
          <draw:text-box>
            <text:p><text:span text:style-name="T22">Head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7" draw:layer="layout" svg:width="4.6cm" svg:height="0.924cm" svg:x="18cm" svg:y="4.085cm">
          <draw:text-box>
            <text:p><text:span text:style-name="T31">n_data = 25</text:span></text:p>
          </draw:text-box>
        </draw:frame>
        <draw:frame draw:style-name="gr232" draw:text-style-name="P58" draw:layer="layout" svg:width="8.134cm" svg:height="0.924cm" svg:x="5.994cm" svg:y="2.013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1" draw:text-style-name="P30" draw:layer="layout" svg:width="13.859cm" svg:height="1.979cm" svg:x="5.942cm" svg:y="0.902cm">
          <draw:text-box>
            <text:p><text:span text:style-name="T28">Insert_after(Head,Tail,g_data,n_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0-height/2;y" smil:keyTimes="0;1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77" smil:attributeName="visibility" smil:to="visible"/>
                  <anim:transitionFilter smil:dur="1s" smil:targetElement="id7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g xml:id="id78" draw:id="id78">
          <draw:custom-shape draw:style-name="gr65" draw:text-style-name="P28" draw:layer="layout" svg:width="1.741cm" svg:height="0.882cm" svg:x="2.059cm" svg:y="6cm">
            <text:p text:style-name="P27"><text:span text:style-name="T17">NULL</text:span></text:p>
            <draw:enhanced-geometry svg:viewBox="0 0 21600 21600" draw:type="rectangle" draw:enhanced-path="M 0 0 L 21600 0 21600 21600 0 21600 0 0 Z N"/>
          </draw:custom-shape>
          <draw:frame draw:style-name="gr68" draw:text-style-name="P30" draw:layer="layout" svg:width="1.8cm" svg:height="0.925cm" svg:x="2cm" svg:y="5cm">
            <draw:text-box>
              <text:p><text:span text:style-name="T22">Head</text:span></text:p>
            </draw:text-box>
          </draw:frame>
        </draw:g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7" draw:layer="layout" svg:width="4.6cm" svg:height="0.924cm" svg:x="18cm" svg:y="4.085cm">
          <draw:text-box>
            <text:p><text:span text:style-name="T31">n_data = 25</text:span></text:p>
          </draw:text-box>
        </draw:frame>
        <draw:g>
          <draw:frame draw:style-name="gr232" draw:text-style-name="P58" draw:layer="layout" svg:width="8.134cm" svg:height="0.924cm" svg:x="5.994cm" svg:y="2.013cm">
            <draw:text-box>
              <text:p><text:span text:style-name="T32"><text:s text:c="2"/></text:span><text:span text:style-name="T32">1. if (Head = NULL)</text:span></text:p>
            </draw:text-box>
          </draw:frame>
          <draw:frame draw:style-name="gr232" draw:text-style-name="P58" draw:layer="layout" svg:width="6.334cm" svg:height="0.924cm" svg:x="6.892cm" svg:y="2.724cm">
            <draw:text-box>
              <text:p><text:span text:style-name="T32">return LIST_EMPTY</text:span></text:p>
            </draw:text-box>
          </draw:frame>
        </draw:g>
        <draw:frame draw:style-name="gr233" draw:text-style-name="P30" draw:layer="layout" svg:width="13.859cm" svg:height="1.145cm" svg:x="5.941cm" svg:y="0.901cm">
          <draw:text-box>
            <text:p><text:span text:style-name="T28">Insert_after(Head,Tail,g_data,n_da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78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g xml:id="id79" draw:id="id79">
          <draw:frame draw:style-name="gr21" draw:text-style-name="P56" draw:layer="layout" svg:width="4.372cm" svg:height="1.116cm" svg:x="18.028cm" svg:y="3.085cm">
            <draw:text-box>
              <text:p><text:span text:style-name="T31">g_data = 40</text:span></text:p>
            </draw:text-box>
          </draw:frame>
          <draw:frame draw:style-name="gr232" draw:text-style-name="P57" draw:layer="layout" svg:width="4.6cm" svg:height="0.924cm" svg:x="18cm" svg:y="4.085cm">
            <draw:text-box>
              <text:p><text:span text:style-name="T31">n_data = 25</text:span></text:p>
            </draw:text-box>
          </draw:frame>
        </draw:g>
        <draw:frame draw:style-name="gr232" draw:text-style-name="P58" draw:layer="layout" svg:width="8.134cm" svg:height="0.924cm" svg:x="5.994cm" svg:y="2.013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4cm">
          <draw:text-box>
            <text:p><text:span text:style-name="T32">return LIST_EMPTY</text:span></text:p>
          </draw:text-box>
        </draw:frame>
        <draw:frame draw:style-name="gr230" draw:text-style-name="P30" draw:layer="layout" svg:width="14.659cm" svg:height="1.145cm" svg:x="5.941cm" svg:y="0.901cm">
          <draw:text-box>
            <text:p><text:span text:style-name="T28">Insert_after(Head,Tail,g_data,n_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right">
                  <anim:animateMotion smil:dur="1s" smil:fill="hold" smil:targetElement="id79" svg:path="M 0 0  L 0.25 0"/>
                </anim:par>
              </anim:par>
              <anim:par smil:begin="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05s" smil:fill="hold" smil:targetElement="id7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34" draw:text-style-name="P24" draw:layer="layout" svg:width="14.259cm" svg:height="1.145cm" svg:x="5.941cm" svg:y="0.901cm">
          <draw:text-box>
            <text:p><text:span text:style-name="T28">Insert_after(Head,Tail,g_data,n_data)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82" text:id="id82"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 xml:id="id81" text:id="id81"><text:span text:style-name="T33">n_data = 25</text:span></text:p>
          </draw:text-box>
        </draw:frame>
        <draw:g xml:id="id80" draw:id="id80">
          <draw:frame draw:style-name="gr66" draw:text-style-name="P42" draw:layer="layout" svg:width="1.874cm" svg:height="0.924cm" svg:x="2.258cm" svg:y="1.138cm">
            <draw:text-box>
              <text:p><text:span text:style-name="T22">Head</text:span></text:p>
            </draw:text-box>
          </draw:frame>
          <draw:g>
            <draw:custom-shape draw:style-name="gr65" draw:text-style-name="P28" draw:layer="layout" svg:width="1.741cm" svg:height="0.882cm" svg:x="2.295cm" svg:y="1.99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77" draw:text-style-name="P28" draw:layer="layout" svg:width="1.028cm" svg:height="0.882cm" svg:x="3.007cm" svg:y="3.767cm">
                <text:p/>
                <draw:enhanced-geometry svg:viewBox="0 0 21600 21600" draw:type="rectangle" draw:enhanced-path="M 0 0 L 21600 0 21600 21600 0 21600 0 0 Z N"/>
              </draw:custom-shape>
              <draw:custom-shape draw:style-name="gr235" draw:text-style-name="P46" draw:layer="layout" svg:width="1.028cm" svg:height="0.882cm" svg:x="3.007cm" svg:y="4.645cm">
                <text:p/>
                <draw:enhanced-geometry svg:viewBox="0 0 21600 21600" draw:type="rectangle" draw:enhanced-path="M 0 0 L 21600 0 21600 21600 0 21600 0 0 Z N"/>
              </draw:custom-shape>
              <draw:custom-shape draw:style-name="gr236" draw:text-style-name="P47" draw:layer="layout" svg:width="1.028cm" svg:height="0.882cm" svg:x="3.007cm" svg:y="5.53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25" draw:layer="layout" svg:width="1cm" svg:height="0.882cm" svg:x="3.007cm" svg:y="7.416cm">
                <text:p/>
                <draw:enhanced-geometry svg:viewBox="0 0 21600 21600" draw:type="rectangle" draw:enhanced-path="M 0 0 L 21600 0 21600 21600 0 21600 0 0 Z N"/>
              </draw:custom-shape>
              <draw:custom-shape draw:style-name="gr237" draw:text-style-name="P46" draw:layer="layout" svg:width="1cm" svg:height="0.882cm" svg:x="3.007cm" svg:y="8.294cm">
                <text:p/>
                <draw:enhanced-geometry svg:viewBox="0 0 21600 21600" draw:type="rectangle" draw:enhanced-path="M 0 0 L 21600 0 21600 21600 0 21600 0 0 Z N"/>
              </draw:custom-shape>
              <draw:custom-shape draw:style-name="gr238" draw:text-style-name="P47" draw:layer="layout" svg:width="1cm" svg:height="0.882cm" svg:x="3.007cm" svg:y="9.18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37" draw:text-style-name="P19" draw:layer="layout" svg:x1="3.607cm" svg:y1="2.616cm" svg:x2="3.607cm" svg:y2="3.767cm">
              <text:p/>
            </draw:line>
            <draw:custom-shape draw:style-name="gr65" draw:text-style-name="P28" draw:layer="layout" svg:width="1.741cm" svg:height="0.882cm" svg:x="0.266cm" svg:y="1.996cm">
              <text:p/>
              <draw:enhanced-geometry svg:viewBox="0 0 21600 21600" draw:type="rectangle" draw:enhanced-path="M 0 0 L 21600 0 21600 21600 0 21600 0 0 Z N"/>
            </draw:custom-shape>
            <draw:frame draw:style-name="gr66" draw:text-style-name="P42" draw:layer="layout" svg:width="1.874cm" svg:height="0.924cm" svg:x="0.207cm" svg:y="1.232cm">
              <draw:text-box>
                <text:p><text:span text:style-name="T22">Tail</text:span></text:p>
              </draw:text-box>
            </draw:frame>
            <draw:g>
              <draw:line draw:style-name="gr28" draw:text-style-name="P19" draw:layer="layout" svg:x1="0.636cm" svg:y1="2.876cm" svg:x2="0.636cm" svg:y2="9.808cm">
                <text:p/>
              </draw:line>
              <draw:line draw:style-name="gr37" draw:text-style-name="P19" draw:layer="layout" svg:x1="0.636cm" svg:y1="9.808cm" svg:x2="3.007cm" svg:y2="9.808cm">
                <text:p/>
              </draw:line>
            </draw:g>
            <draw:custom-shape draw:style-name="gr84" draw:text-style-name="P28" draw:layer="layout" svg:width="1cm" svg:height="0.89cm" svg:x="3.007cm" svg:y="8.286cm">
              <text:p text:style-name="P27"><text:span text:style-name="T17">2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7" draw:text-style-name="P19" draw:layer="layout" svg:x1="3.7cm" svg:y1="6.265cm" svg:x2="3.7cm" svg:y2="7.416cm">
              <text:p/>
            </draw:line>
            <draw:line draw:style-name="gr37" draw:text-style-name="P19" draw:layer="layout" svg:x1="3.3cm" svg:y1="7.569cm" svg:x2="3.3cm" svg:y2="6.418cm">
              <text:p/>
            </draw:line>
            <draw:custom-shape draw:style-name="gr239" draw:text-style-name="P28" draw:layer="layout" svg:width="0.999cm" svg:height="0.881cm" svg:x="2.995cm" svg:y="4.646cm">
              <text:p text:style-name="P27"><text:span text:style-name="T17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80" smil:attributeName="visibility" smil:to="visible"/>
                  <anim:animate smil:dur="1s" smil:fill="hold" smil:targetElement="id80" smil:attributeName="x" smil:values="0-width/2;x" smil:keyTimes="0;1"/>
                  <anim:animate smil:dur="1s" smil:fill="hold" smil:targetElement="id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32" draw:text-style-name="P58" draw:layer="layout" svg:width="6.4cm" svg:height="0.924cm" svg:x="6.274cm" svg:y="3.452cm">
          <draw:text-box>
            <text:p><text:span text:style-name="T32">2. temp <text:s text:c="2"/>= <text:s text:c="5"/>Head</text:span></text:p>
          </draw:text-box>
        </draw:frame>
        <draw:frame draw:style-name="gr230" draw:text-style-name="P30" draw:layer="layout" svg:width="14.259cm" svg:height="1.145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40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41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42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239" draw:text-style-name="P28" draw:layer="layout" svg:width="0.999cm" svg:height="0.881cm" svg:x="2.994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83" draw:id="id83">
          <draw:line draw:style-name="gr37" draw:text-style-name="P19" draw:layer="layout" svg:x1="2.007cm" svg:y1="4.24cm" svg:x2="3.007cm" svg:y2="4.24cm">
            <text:p/>
          </draw:line>
          <draw:frame draw:style-name="gr105" draw:text-style-name="P42" draw:layer="layout" svg:width="1.8cm" svg:height="0.924cm" svg:x="1.507cm" svg:y="3.308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60" draw:layer="layout" svg:width="9cm" svg:height="0.924cm" svg:x="6cm" svg:y="4.276cm">
          <draw:text-box>
            <text:p xml:id="id84" text:id="id84"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32" draw:text-style-name="P58" draw:layer="layout" svg:width="6.4cm" svg:height="0.924cm" svg:x="6.274cm" svg:y="3.452cm">
          <draw:text-box>
            <text:p><text:span text:style-name="T32">2. temp <text:s text:c="4"/>= <text:s text:c="4"/>Head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4" draw:text-style-name="P24" draw:layer="layout" svg:width="14.259cm" svg:height="1.145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44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45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46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47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.007cm" svg:y1="4.24cm" svg:x2="3.007cm" svg:y2="4.24cm">
            <text:p/>
          </draw:line>
          <draw:frame draw:style-name="gr105" draw:text-style-name="P42" draw:layer="layout" svg:width="1.8cm" svg:height="0.924cm" svg:x="1.507cm" svg:y="3.308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60" draw:layer="layout" svg:width="9cm" svg:height="0.924cm" svg:x="6cm" svg:y="4.276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32" draw:text-style-name="P58" draw:layer="layout" svg:width="6.4cm" svg:height="0.924cm" svg:x="6.274cm" svg:y="3.452cm">
          <draw:text-box>
            <text:p><text:span text:style-name="T32">2. temp <text:s text:c="4"/>= <text:s text:c="4"/>Head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2" draw:text-style-name="P61" draw:layer="layout" svg:width="10.2cm" svg:height="0.924cm" svg:x="7.2cm" svg:y="5.076cm">
          <draw:text-box>
            <text:p><text:span text:style-name="T35">3.1 if (temp <text:s text:c="12"/>data != g_data )</text:span></text:p>
          </draw:text-box>
        </draw:frame>
        <draw:line draw:style-name="gr27" draw:text-style-name="P19" draw:layer="layout" svg:x1="10.5cm" svg:y1="5.5cm" svg:x2="11.5cm" svg:y2="5.5cm">
          <text:p/>
        </draw:line>
        <draw:frame draw:style-name="gr234" draw:text-style-name="P24" draw:layer="layout" svg:width="14.259cm" svg:height="1.145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50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51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.007cm" svg:y1="4.24cm" svg:x2="3.007cm" svg:y2="4.24cm">
            <text:p/>
          </draw:line>
          <draw:frame draw:style-name="gr105" draw:text-style-name="P42" draw:layer="layout" svg:width="1.8cm" svg:height="0.924cm" svg:x="1.507cm" svg:y="3.308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88" draw:text-style-name="P24" draw:layer="layout" svg:width="9cm" svg:height="1.411cm" svg:x="8cm" svg:y="5.776cm">
          <draw:text-box>
            <text:p><text:span text:style-name="T22"><text:s text:c="3"/></text:span><text:span text:style-name="T22">temp <text:s text:c="2"/>= <text:s text:c="6"/>temp <text:s text:c="9"/>next <text:s text:c="4"/></text:span><text:span text:style-name="T32"><text:s text:c="2"/></text:span></text:p>
          </draw:text-box>
        </draw:frame>
        <draw:line draw:style-name="gr27" draw:text-style-name="P19" draw:layer="layout" svg:x1="12.6cm" svg:y1="6.2cm" svg:x2="13.8cm" svg:y2="6.2cm">
          <text:p/>
        </draw:line>
        <draw:frame draw:style-name="gr21" draw:text-style-name="P56" draw:layer="layout" svg:width="4.372cm" svg:height="1.116cm" svg:x="18.028cm" svg:y="3.085cm">
          <draw:text-box>
            <text:p xml:id="id86" text:id="id86"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4" draw:text-style-name="P24" draw:layer="layout" svg:width="14.459cm" svg:height="1.145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52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53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54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55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2.007cm" svg:y1="4.24cm" svg:x2="3.007cm" svg:y2="4.24cm">
            <text:p/>
          </draw:line>
          <draw:frame draw:style-name="gr105" draw:text-style-name="P42" draw:layer="layout" svg:width="1.8cm" svg:height="0.924cm" svg:x="1.507cm" svg:y="3.308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xml:id="id85" draw:id="id85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0" draw:layer="layout" svg:width="9cm" svg:height="0.924cm" svg:x="6cm" svg:y="4.276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2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6cm">
          <draw:text-box>
            <text:p><text:span text:style-name="T35">3.1 if (temp <text:s text:c="12"/>data != g_data )</text:span></text:p>
          </draw:text-box>
        </draw:frame>
        <draw:line draw:style-name="gr27" draw:text-style-name="P19" draw:layer="layout" svg:x1="10.5cm" svg:y1="5.5cm" svg:x2="11.5cm" svg:y2="5.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85" smil:attributeName="fill-color" smil:to="#81d41a" anim:color-interpolation="rgb" anim:color-interpolation-direction="clockwise"/>
                  <anim:set smil:dur="2s" smil:fill="hold" smil:targetElement="id85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86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4" draw:text-style-name="P24" draw:layer="layout" svg:width="14.059cm" svg:height="1.145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57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58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59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87" draw:id="id87">
          <draw:line draw:style-name="gr37" draw:text-style-name="P19" draw:layer="layout" svg:x1="1.9cm" svg:y1="8.701cm" svg:x2="2.9cm" svg:y2="8.701cm">
            <text:p/>
          </draw:line>
          <draw:frame draw:style-name="gr105" draw:text-style-name="P42" draw:layer="layout" svg:width="1.8cm" svg:height="0.924cm" svg:x="1.4cm" svg:y="7.769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88" draw:text-style-name="P24" draw:layer="layout" svg:width="9cm" svg:height="1.411cm" svg:x="8cm" svg:y="5.777cm">
          <draw:text-box>
            <text:p><text:span text:style-name="T22"><text:s text:c="3"/></text:span><text:span text:style-name="T22">temp <text:s text:c="2"/>= <text:s text:c="6"/>temp <text:s text:c="9"/>next <text:s text:c="4"/></text:span><text:span text:style-name="T32"><text:s text:c="2"/></text:span></text:p>
          </draw:text-box>
        </draw:frame>
        <draw:line draw:style-name="gr27" draw:text-style-name="P19" draw:layer="layout" svg:x1="12.7cm" svg:y1="6.201cm" svg:x2="13.9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0-width/2;x" smil:keyTimes="0;1"/>
                  <anim:animate smil:dur="0.5s" smil:fill="hold" smil:targetElement="id8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89" text:id="id89"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60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62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63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xml:id="id88" draw:id="id8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37" draw:text-style-name="P19" draw:layer="layout" svg:x1="1.9cm" svg:y1="8.701cm" svg:x2="2.9cm" svg:y2="8.701cm">
            <text:p/>
          </draw:line>
          <draw:frame draw:style-name="gr105" draw:text-style-name="P42" draw:layer="layout" svg:width="1.8cm" svg:height="0.924cm" svg:x="1.4cm" svg:y="7.769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88" draw:text-style-name="P24" draw:layer="layout" svg:width="9cm" svg:height="1.411cm" svg:x="8cm" svg:y="5.777cm">
          <draw:text-box>
            <text:p><text:span text:style-name="T22"><text:s text:c="3"/></text:span><text:span text:style-name="T22">temp <text:s text:c="2"/>= <text:s text:c="6"/>temp <text:s text:c="9"/>next <text:s text:c="4"/></text:span><text:span text:style-name="T32"><text:s text:c="2"/></text:span></text:p>
          </draw:text-box>
        </draw:frame>
        <draw:line draw:style-name="gr27" draw:text-style-name="P19" draw:layer="layout" svg:x1="12.7cm" svg:y1="6.201cm" svg:x2="13.9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2" draw:layer="layout" svg:width="10.2cm" svg:height="0.95cm" svg:x="7.2cm" svg:y="5.077cm">
          <draw:text-box>
            <text:p><text:span text:style-name="T36">3.1 if (temp <text:s text:c="8"/>data != g_data )</text:span></text:p>
          </draw:text-box>
        </draw:frame>
        <draw:line draw:style-name="gr27" draw:text-style-name="P19" draw:layer="layout" svg:x1="10.8cm" svg:y1="5.501cm" svg:x2="11.8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88" smil:attributeName="fill-color" smil:to="#81d41a" anim:color-interpolation="rgb" anim:color-interpolation-direction="clockwise"/>
                  <anim:set smil:dur="2s" smil:fill="hold" smil:targetElement="id88" smil:attributeName="fill" smil:to="solid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89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64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65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67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90" draw:id="id90">
          <draw:line draw:style-name="gr37" draw:text-style-name="P19" draw:layer="layout" svg:x1="1.9cm" svg:y1="8.701cm" svg:x2="2.9cm" svg:y2="8.701cm">
            <text:p/>
          </draw:line>
          <draw:frame draw:style-name="gr105" draw:text-style-name="P42" draw:layer="layout" svg:width="1.8cm" svg:height="0.924cm" svg:x="1.4cm" svg:y="7.769cm">
            <draw:text-box>
              <text:p><text:span text:style-name="T22">temp</text:span></text:p>
            </draw:text-box>
          </draw:frame>
        </draw:g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232" draw:text-style-name="P59" draw:layer="layout" svg:width="4.6cm" svg:height="0.924cm" svg:x="0.8cm" svg:y="11.6cm">
          <draw:text-box>
            <text:p xml:id="id91" text:id="id91"><text:span text:style-name="T33">temp = NULL</text:span></text:p>
          </draw:text-box>
        </draw:fram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88" draw:text-style-name="P63" draw:layer="layout" svg:width="9cm" svg:height="1.649cm" svg:x="8cm" svg:y="5.777cm">
          <draw:text-box>
            <text:p><text:span text:style-name="T36"><text:s text:c="3"/></text:span><text:span text:style-name="T36">temp <text:s text:c="2"/>= <text:s text:c="2"/>temp <text:s text:c="10"/>next <text:s text:c="4"/></text:span><text:span text:style-name="T37"><text:s text:c="2"/></text:span></text:p>
          </draw:text-box>
        </draw:frame>
        <draw:line draw:style-name="gr27" draw:text-style-name="P19" draw:layer="layout" svg:x1="13.1cm" svg:y1="6.201cm" svg:x2="14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4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68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69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70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71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232" draw:text-style-name="P59" draw:layer="layout" svg:width="4.6cm" svg:height="0.924cm" svg:x="0.8cm" svg:y="11.6cm">
          <draw:text-box>
            <text:p><text:span text:style-name="T33">temp = NULL</text:span></text:p>
          </draw:text-box>
        </draw:frame>
        <draw:frame draw:style-name="gr232" draw:text-style-name="P24" draw:layer="layout" svg:width="9.2cm" svg:height="0.924cm" svg:x="6.4cm" svg:y="14.177cm">
          <draw:text-box>
            <text:p xml:id="id93" text:id="id93"><text:span text:style-name="T32"><text:s/></text:span><text:span text:style-name="T32">4. return DATA_NOT_FOUND</text:span></text:p>
          </draw:text-box>
        </draw:fram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 xml:id="id92" text:id="id92"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92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95" text:id="id95"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 xml:id="id94" text:id="id94"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 xml:id="id96" draw:id="id96"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72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9.9cm" svg:y1="5.501cm" svg:x2="10.9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0-width/2;x" smil:keyTimes="0;1"/>
                  <anim:animate smil:dur="0.5s" smil:fill="hold" smil:targetElement="id9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presentation:notes draw:style-name="dp2">
          <draw:page-thumbnail draw:style-name="gr2" draw:layer="layout" svg:width="0.001cm" svg:height="0.001cm" svg:x="0cm" svg:y="2.257cm" draw:page-number="7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99" text:id="id99"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80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81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82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custom-shape draw:style-name="gr239" draw:text-style-name="P28" xml:id="id98" draw:id="id9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cm" svg:y1="6.201cm" svg:x2="13.2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 xml:id="id97" text:id="id97"><text:span text:style-name="T35">3.1 if (temp <text:s text:c="8"/>data != g_data )</text:span></text:p>
          </draw:text-box>
        </draw:frame>
        <draw:line draw:style-name="gr27" draw:text-style-name="P19" draw:layer="layout" svg:x1="9.9cm" svg:y1="5.501cm" svg:x2="10.9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flash" presentation:text-only="true">
                  <anim:animate smil:dur="2s" smil:fill="hold" smil:targetElement="id97" anim:sub-item="text" smil:attributeName="font-weight" smil:values="normal;bold;normal;normal" smil:keyTimes="0;0.5;0.6;1" smil:calcMode="discre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8" smil:attributeName="fill-color" smil:to="#81d41a" anim:color-interpolation="rgb" anim:color-interpolation-direction="clockwise"/>
                  <anim:set smil:dur="2s" smil:fill="hold" smil:targetElement="id98" smil:attributeName="fill" smil:to="solid"/>
                </anim:par>
                <anim:par smil:begin="0s" smil:fill="hold" presentation:node-type="with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99" anim:sub-item="text" smil:attributeName="color" smil:to="#81d41a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84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85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86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87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draw:frame draw:style-name="gr288" draw:text-style-name="P57" draw:layer="layout" svg:width="3cm" svg:height="0.963cm" svg:x="7.2cm" svg:y="6.438cm">
          <draw:text-box>
            <text:p xml:id="id100" text:id="id100"><text:span text:style-name="T31">3.2 else</text:span></text:p>
          </draw:text-box>
        </draw:frame>
        <draw:g xml:id="id101" draw:id="id101"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289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290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01" smil:attributeName="visibility" smil:to="visible"/>
                  <anim:animate smil:dur="1s" smil:fill="hold" smil:targetElement="id101" smil:attributeName="x" smil:values="0-width/2;x" smil:keyTimes="0;1"/>
                  <anim:animate smil:dur="1s" smil:fill="hold" smil:targetElement="id10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91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92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293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294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232" draw:text-style-name="P58" draw:layer="layout" svg:width="5.451cm" svg:height="0.924cm" svg:x="8.4cm" svg:y="7.585cm">
          <draw:text-box>
            <text:p xml:id="id102" text:id="id102"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1cm">
          <draw:text-box>
            <text:p xml:id="id104" text:id="id104"><text:span text:style-name="T32">return FAILURE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draw:frame draw:style-name="gr288" draw:text-style-name="P57" draw:layer="layout" svg:width="3cm" svg:height="0.963cm" svg:x="7.2cm" svg:y="6.438cm">
          <draw:text-box>
            <text:p><text:span text:style-name="T31">3.2 else</text:span></text:p>
          </draw:text-box>
        </draw:frame>
        <draw:g xml:id="id103" draw:id="id103"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296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297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3cm" svg:y1="6.201cm" svg:x2="13.5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3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.1cm" svg:y1="5.501cm" svg:x2="11.1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03" svg:path="M 0 0  L -0.25 0"/>
                </anim:par>
              </anim:par>
              <anim:par smil:begin="2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2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298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299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00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01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232" draw:text-style-name="P58" draw:layer="layout" svg:width="5.451cm" svg:height="0.924cm" svg:x="8.4cm" svg:y="7.585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1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1cm" svg:x2="11.333cm" svg:y2="9.301cm">
          <text:p/>
        </draw:line>
        <draw:frame draw:style-name="gr302" draw:text-style-name="P67" draw:layer="layout" svg:width="8.8cm" svg:height="0.831cm" svg:x="8.4cm" svg:y="8.776cm">
          <draw:text-box>
            <text:p><text:span text:style-name="T22">new <text:s text:c="13"/>data <text:s/>= <text:s/>n_data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draw:frame draw:style-name="gr288" draw:text-style-name="P57" draw:layer="layout" svg:width="3cm" svg:height="0.963cm" svg:x="7.2cm" svg:y="6.438cm">
          <draw:text-box>
            <text:p><text:span text:style-name="T31">3.2 else</text:span></text:p>
          </draw:text-box>
        </draw:frame>
        <draw:g xml:id="id105" draw:id="id105"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03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04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xml:id="id106" draw:id="id106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105" smil:attributeName="visibility" smil:to="visible"/>
                  <anim:animate smil:dur="2s" smil:fill="hold" smil:targetElement="id105" smil:attributeName="x" smil:values="0-width/2;x" smil:keyTimes="0;1"/>
                  <anim:animate smil:dur="2s" smil:fill="hold" smil:targetElement="id105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06" smil:attributeName="visibility" smil:to="visible"/>
                  <anim:transitionFilter smil:dur="0.5s" smil:targetElement="id10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05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06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07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08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68" draw:text-style-name="P67" draw:layer="layout" svg:width="13.8cm" svg:height="0.925cm" svg:x="8.4cm" svg:y="9.501cm">
          <draw:text-box>
            <text:p><text:span text:style-name="T22">new <text:s text:c="12"/>next <text:s/>= <text:s/>temp <text:s text:c="9"/>next</text:span></text:p>
          </draw:text-box>
        </draw:frame>
        <draw:line draw:style-name="gr27" draw:text-style-name="P66" draw:layer="layout" svg:x1="10.271cm" svg:y1="10.001cm" svg:x2="11.44cm" svg:y2="10.001cm">
          <text:p/>
        </draw:line>
        <draw:line draw:style-name="gr27" draw:text-style-name="P66" draw:layer="layout" svg:x1="10.271cm" svg:y1="10.002cm" svg:x2="11.44cm" svg:y2="10.002cm">
          <text:p/>
        </draw:line>
        <draw:line draw:style-name="gr27" draw:text-style-name="P66" draw:layer="layout" svg:x1="14.353cm" svg:y1="9.902cm" svg:x2="15.522cm" svg:y2="9.902cm">
          <text:p/>
        </draw:lin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09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10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 xml:id="id107" draw:id="id107">
          <draw:line draw:style-name="gr28" draw:text-style-name="P19" draw:layer="layout" svg:x1="2cm" svg:y1="8.401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32" draw:text-style-name="P58" draw:layer="layout" svg:width="5.451cm" svg:height="0.924cm" svg:x="8.4cm" svg:y="7.585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1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1cm" svg:x2="11.333cm" svg:y2="9.301cm">
          <text:p/>
        </draw:line>
        <draw:frame draw:style-name="gr302" draw:text-style-name="P67" draw:layer="layout" svg:width="8.8cm" svg:height="0.831cm" svg:x="8.4cm" svg:y="8.776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38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77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1cm" svg:x2="13.3cm" svg:y2="6.201cm">
          <text:p/>
        </draw:line>
        <draw:frame draw:style-name="gr232" draw:text-style-name="P60" draw:layer="layout" svg:width="9cm" svg:height="0.924cm" svg:x="6cm" svg:y="4.277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3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7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1cm" svg:x2="11cm" svg:y2="5.501cm">
          <text:p/>
        </draw:lin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7" smil:attributeName="visibility" smil:to="visible"/>
                  <anim:transitionFilter smil:dur="0.5s" smil:targetElement="id10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11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12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13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14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line draw:style-name="gr37" draw:text-style-name="P19" draw:layer="layout" svg:x1="3.3cm" svg:y1="7.569cm" svg:x2="3.3cm" svg:y2="6.418cm">
          <text:p/>
        </draw:line>
        <draw:frame draw:style-name="gr68" draw:text-style-name="P67" draw:layer="layout" svg:width="9.4cm" svg:height="0.925cm" svg:x="8.4cm" svg:y="10.176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6cm" svg:x2="11.2cm" svg:y2="10.676cm">
          <text:p/>
        </draw:lin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15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16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 xml:id="id108" draw:id="id108"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8" draw:text-style-name="P67" draw:layer="layout" svg:width="13.8cm" svg:height="0.925cm" svg:x="8.4cm" svg:y="9.502cm">
          <draw:text-box>
            <text:p><text:span text:style-name="T22">new <text:s text:c="12"/>next <text:s/>= <text:s/>temp <text:s text:c="9"/>next</text:span></text:p>
          </draw:text-box>
        </draw:frame>
        <draw:line draw:style-name="gr27" draw:text-style-name="P66" draw:layer="layout" svg:x1="10.271cm" svg:y1="10.002cm" svg:x2="11.44cm" svg:y2="10.002cm">
          <text:p/>
        </draw:line>
        <draw:line draw:style-name="gr27" draw:text-style-name="P66" draw:layer="layout" svg:x1="10.271cm" svg:y1="10.003cm" svg:x2="11.44cm" svg:y2="10.003cm">
          <text:p/>
        </draw:line>
        <draw:line draw:style-name="gr27" draw:text-style-name="P66" draw:layer="layout" svg:x1="14.253cm" svg:y1="9.903cm" svg:x2="15.422cm" svg:y2="9.903cm">
          <text:p/>
        </draw:line>
        <draw:frame draw:style-name="gr232" draw:text-style-name="P58" draw:layer="layout" svg:width="5.451cm" svg:height="0.924cm" svg:x="8.4cm" svg:y="7.586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2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2cm" svg:x2="11.333cm" svg:y2="9.302cm">
          <text:p/>
        </draw:line>
        <draw:frame draw:style-name="gr302" draw:text-style-name="P67" draw:layer="layout" svg:width="8.8cm" svg:height="0.831cm" svg:x="8.4cm" svg:y="8.777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39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2cm" svg:y1="6.202cm" svg:x2="13.4cm" svg:y2="6.202cm">
          <text:p/>
        </draw:line>
        <draw:frame draw:style-name="gr232" draw:text-style-name="P60" draw:layer="layout" svg:width="9cm" svg:height="0.924cm" svg:x="6cm" svg:y="4.27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4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2cm" svg:x2="11cm" svg:y2="5.502cm">
          <text:p/>
        </draw:lin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8" smil:attributeName="visibility" smil:to="visible"/>
                  <anim:transitionFilter smil:dur="0.5s" smil:targetElement="id10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17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18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19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line draw:style-name="gr37" draw:text-style-name="P19" draw:layer="layout" svg:x1="3.7cm" svg:y1="6.265cm" svg:x2="3.7cm" svg:y2="7.416cm">
          <text:p/>
        </draw:line>
        <draw:polyline draw:style-name="gr37" draw:text-style-name="P19" xml:id="id110" draw:id="id110" draw:layer="layout" svg:width="0cm" svg:height="1.15cm" svg:x="3.3cm" svg:y="6.418cm" svg:viewBox="0 0 0 1151" draw:points="0,1151 0,0">
          <text:p/>
        </draw:polylin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21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22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 xml:id="id109" draw:id="id109"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8" draw:text-style-name="P67" draw:layer="layout" svg:width="9.4cm" svg:height="0.925cm" svg:x="8.4cm" svg:y="10.177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7cm" svg:x2="11.2cm" svg:y2="10.677cm">
          <text:p/>
        </draw:line>
        <draw:line draw:style-name="gr27" draw:text-style-name="P66" draw:layer="layout" svg:x1="10.271cm" svg:y1="10.003cm" svg:x2="11.44cm" svg:y2="10.003cm">
          <text:p/>
        </draw:line>
        <draw:line draw:style-name="gr27" draw:text-style-name="P66" draw:layer="layout" svg:x1="15.353cm" svg:y1="10.003cm" svg:x2="16.522cm" svg:y2="10.003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frame draw:style-name="gr232" draw:text-style-name="P58" draw:layer="layout" svg:width="5.451cm" svg:height="0.924cm" svg:x="8.4cm" svg:y="7.587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3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3cm" svg:x2="11.333cm" svg:y2="9.303cm">
          <text:p/>
        </draw:line>
        <draw:frame draw:style-name="gr302" draw:text-style-name="P67" draw:layer="layout" svg:width="8.8cm" svg:height="0.831cm" svg:x="8.4cm" svg:y="8.778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79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3cm" svg:x2="13.3cm" svg:y2="6.203cm">
          <text:p/>
        </draw:line>
        <draw:frame draw:style-name="gr232" draw:text-style-name="P60" draw:layer="layout" svg:width="9cm" svg:height="0.924cm" svg:x="6cm" svg:y="4.279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5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79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3cm" svg:x2="11cm" svg:y2="5.503cm">
          <text:p/>
        </draw:line>
        <draw:frame draw:style-name="gr68" draw:text-style-name="P67" draw:layer="layout" svg:width="13.8cm" svg:height="0.925cm" svg:x="8.4cm" svg:y="9.503cm">
          <draw:text-box>
            <text:p><text:span text:style-name="T22">new <text:s text:c="12"/>next <text:s/>= <text:s/>temp <text:s text:c="17"/>next</text:span></text:p>
          </draw:text-box>
        </draw:frame>
        <draw:frame draw:style-name="gr68" draw:text-style-name="P67" draw:layer="layout" svg:width="11.8cm" svg:height="0.925cm" svg:x="9.1cm" svg:y="11.402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2cm" svg:x2="11.6cm" svg:y2="11.802cm">
          <text:p/>
        </draw:line>
        <draw:line draw:style-name="gr27" draw:text-style-name="P66" draw:layer="layout" svg:x1="13.008cm" svg:y1="11.855cm" svg:x2="14.199cm" svg:y2="11.855cm">
          <text:p/>
        </draw:lin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09" smil:attributeName="visibility" smil:to="visible"/>
                  <anim:transitionFilter smil:dur="0.5s" smil:targetElement="id109" smil:type="slideWipe" smil:subtype="fromBottom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6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23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24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25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26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polyline draw:style-name="gr37" draw:text-style-name="P19" xml:id="id112" draw:id="id112" draw:layer="layout" svg:width="0cm" svg:height="1.15cm" svg:x="3.7cm" svg:y="6.265cm" svg:viewBox="0 0 0 1151" draw:points="0,0 0,1151">
          <text:p/>
        </draw:polylin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1cm" svg:x2="11.6cm" svg:y2="11.801cm">
          <text:p/>
        </draw:line>
        <draw:line draw:style-name="gr27" draw:text-style-name="P66" draw:layer="layout" svg:x1="13.008cm" svg:y1="11.854cm" svg:x2="14.199cm" svg:y2="11.854cm">
          <text:p/>
        </draw:lin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27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28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 xml:id="id111" draw:id="id111"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711cm" svg:y1="13.401cm" svg:x2="10.905cm" svg:y2="13.401cm">
          <text:p/>
        </draw:line>
        <draw:frame draw:style-name="gr329" draw:text-style-name="P19" draw:layer="layout" svg:width="1.672cm" svg:height="0.001cm" svg:x="8.5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g>
          <draw:line draw:style-name="gr27" draw:text-style-name="P19" draw:layer="layout" svg:x1="12.2cm" svg:y1="6.204cm" svg:x2="13.4cm" svg:y2="6.204cm">
            <text:p/>
          </draw:line>
          <draw:frame draw:style-name="gr68" draw:text-style-name="P67" draw:layer="layout" svg:width="13.8cm" svg:height="0.925cm" svg:x="8.4cm" svg:y="9.504cm">
            <draw:text-box>
              <text:p><text:span text:style-name="T22">new <text:s text:c="12"/>next <text:s/>= <text:s/>temp <text:s text:c="16"/>next</text:span></text:p>
            </draw:text-box>
          </draw:frame>
        </draw:g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111" smil:attributeName="visibility" smil:to="visible"/>
                  <anim:transitionFilter smil:dur="0.5s" smil:targetElement="id111" smil:type="slideWipe" smil:subtype="fromRight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1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25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30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31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32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33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34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35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1cm" svg:x2="11.6cm" svg:y2="11.801cm">
          <text:p/>
        </draw:line>
        <draw:line draw:style-name="gr27" draw:text-style-name="P66" draw:layer="layout" svg:x1="13.108cm" svg:y1="11.854cm" svg:x2="14.2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8.9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8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4.6cm" svg:y1="2cm" svg:x2="4.6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 xml:id="id114" text:id="id114"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 xml:id="id113" text:id="id113"><text:span text:style-name="T33">n_data = 50</text:span></text:p>
          </draw:text-box>
        </draw:frame>
        <draw:frame draw:style-name="gr231" draw:text-style-name="P24" draw:layer="layout" svg:width="14.2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1.9cm" svg:y1="4.432cm" svg:x2="2.9cm" svg:y2="4.432cm">
            <text:p/>
          </draw:line>
          <draw:frame draw:style-name="gr105" draw:text-style-name="P42" draw:layer="layout" svg:width="1.8cm" svg:height="0.924cm" svg:x="1.4cm" svg:y="3.5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36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37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38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39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40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41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0.526cm" svg:y="4.8cm">
          <draw:text-box>
            <text:p><text:span text:style-name="T22">new</text:span></text:p>
          </draw:text-box>
        </draw:fram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7cm" svg:y1="11.801cm" svg:x2="11.7cm" svg:y2="11.801cm">
          <text:p/>
        </draw:line>
        <draw:line draw:style-name="gr27" draw:text-style-name="P66" draw:layer="layout" svg:x1="13.108cm" svg:y1="11.854cm" svg:x2="14.2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0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7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s" smil:fill="hold" smil:targetElement="id113" anim:sub-item="text" smil:attributeName="visibility" smil:to="visible"/>
                  <anim:transitionFilter smil:dur="0s" smil:targetElement="id113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 xml:id="id115" draw:id="id115"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42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43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44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45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46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47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007cm" svg:y="9.185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1cm" svg:x2="11.6cm" svg:y2="11.801cm">
          <text:p/>
        </draw:line>
        <draw:line draw:style-name="gr27" draw:text-style-name="P66" draw:layer="layout" svg:x1="12.908cm" svg:y1="11.854cm" svg:x2="14.0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0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9.9cm" svg:y1="5.504cm" svg:x2="10.9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7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48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49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50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51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52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53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 xml:id="id116" draw:id="id116"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54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55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007cm" svg:y="9.185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7cm" svg:y1="11.801cm" svg:x2="11.7cm" svg:y2="11.801cm">
          <text:p/>
        </draw:line>
        <draw:line draw:style-name="gr27" draw:text-style-name="P66" draw:layer="layout" svg:x1="12.908cm" svg:y1="11.854cm" svg:x2="14.0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711cm" svg:y1="13.401cm" svg:x2="10.905cm" svg:y2="13.401cm">
          <text:p/>
        </draw:line>
        <draw:frame draw:style-name="gr329" draw:text-style-name="P19" draw:layer="layout" svg:width="1.672cm" svg:height="0.001cm" svg:x="9.3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2cm" svg:y1="6.204cm" svg:x2="13.4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8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0-width/2;x" smil:keyTimes="0;1"/>
                  <anim:animate smil:dur="0.5s" smil:fill="hold" smil:targetElement="id11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frame draw:style-name="gr231" draw:text-style-name="P24" draw:layer="layout" svg:width="14.0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56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57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58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59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60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61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62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63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xml:id="id117" draw:id="id117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007cm" svg:y="9.176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1cm" svg:x2="11.6cm" svg:y2="11.801cm">
          <text:p/>
        </draw:line>
        <draw:line draw:style-name="gr27" draw:text-style-name="P66" draw:layer="layout" svg:x1="12.908cm" svg:y1="11.854cm" svg:x2="14.0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8.9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7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17" smil:attributeName="visibility" smil:to="visible"/>
                  <anim:transitionFilter smil:dur="0.5s" smil:targetElement="id11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frame draw:style-name="gr231" draw:text-style-name="P24" draw:layer="layout" svg:width="13.859cm" svg:height="1.979cm" svg:x="5.941cm" svg:y="0.901cm">
          <draw:text-box>
            <text:p><text:span text:style-name="T28">Insert_after(Head,Tail,g_data,n_data)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64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65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66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67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68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69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70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71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xml:id="id118" draw:id="id118" draw:layer="layout" svg:width="1cm" svg:height="0.89cm" svg:x="3.1cm" svg:y="13.109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007cm" svg:y="9.176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9cm" svg:y1="11.801cm" svg:x2="11.9cm" svg:y2="11.801cm">
          <text:p/>
        </draw:line>
        <draw:line draw:style-name="gr27" draw:text-style-name="P66" draw:layer="layout" svg:x1="13.008cm" svg:y1="11.854cm" svg:x2="14.1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0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8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18" smil:attributeName="visibility" smil:to="visible"/>
                  <anim:transitionFilter smil:dur="0.5s" smil:targetElement="id11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72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73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74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75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77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78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79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1cm" svg:y="13.109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polyline draw:style-name="gr37" draw:text-style-name="P19" xml:id="id119" draw:id="id119" draw:layer="layout" svg:width="0cm" svg:height="1.532cm" svg:x="3.7cm" svg:y="10.067cm" svg:viewBox="0 0 0 1533" draw:points="0,1533 0,0">
          <text:p/>
        </draw:polyline>
        <draw:custom-shape draw:style-name="gr84" draw:text-style-name="P28" draw:layer="layout" svg:width="1cm" svg:height="0.89cm" svg:x="3.007cm" svg:y="9.176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231" draw:text-style-name="P30" draw:layer="layout" svg:width="13.859cm" svg:height="1.979cm" svg:x="5.942cm" svg:y="0.902cm">
          <draw:text-box>
            <text:p><text:span text:style-name="T28">Insert_after(Head,Tail,g_data,n_data)</text:span></text:p>
          </draw:text-box>
        </draw:frame>
        <draw:frame draw:style-name="gr329" draw:text-style-name="P19" draw:layer="layout" svg:width="1.672cm" svg:height="0.001cm" svg:x="9.3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9cm" svg:y1="11.801cm" svg:x2="11.9cm" svg:y2="11.801cm">
          <text:p/>
        </draw:line>
        <draw:line draw:style-name="gr27" draw:text-style-name="P66" draw:layer="layout" svg:x1="13.108cm" svg:y1="11.854cm" svg:x2="14.2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8.9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2cm" svg:y1="6.204cm" svg:x2="13.4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.1cm" svg:y1="5.504cm" svg:x2="11.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6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19" smil:attributeName="visibility" smil:to="visible"/>
                  <anim:transitionFilter smil:dur="0.5s" smil:targetElement="id11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80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82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83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g xml:id="id121" draw:id="id121">
          <draw:line draw:style-name="gr28" draw:text-style-name="P19" draw:layer="layout" svg:x1="0.636cm" svg:y1="2.876cm" svg:x2="0.636cm" svg:y2="9.808cm">
            <text:p/>
          </draw:line>
          <draw:line draw:style-name="gr37" draw:text-style-name="P19" draw:layer="layout" svg:x1="0.636cm" svg:y1="9.808cm" svg:x2="3.007cm" svg:y2="9.808cm">
            <text:p/>
          </draw:line>
        </draw:g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86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1cm" svg:y="13.109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7cm" svg:y1="11.6cm" svg:x2="3.7cm" svg:y2="10.067cm">
          <text:p/>
        </draw:line>
        <draw:custom-shape draw:style-name="gr84" draw:text-style-name="P28" draw:layer="layout" svg:width="1cm" svg:height="0.89cm" svg:x="3.007cm" svg:y="9.176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02" draw:text-style-name="P58" draw:layer="layout" svg:width="5.734cm" svg:height="0.831cm" svg:x="8.466cm" svg:y="10.801cm">
          <draw:text-box>
            <text:p><text:span text:style-name="T32">if (temp != Tail )</text:span></text:p>
          </draw:text-box>
        </draw:frame>
        <draw:frame draw:style-name="gr232" draw:text-style-name="P58" draw:layer="layout" svg:width="1.784cm" svg:height="0.924cm" svg:x="8.416cm" svg:y="11.951cm">
          <draw:text-box>
            <text:p><text:span text:style-name="T32">else</text:span></text:p>
          </draw:text-box>
        </draw:frame>
        <draw:frame draw:style-name="gr88" draw:text-style-name="P58" draw:layer="layout" svg:width="5.8cm" svg:height="1.411cm" svg:x="9cm" svg:y="12.491cm">
          <draw:text-box>
            <text:p><text:span text:style-name="T32"><text:s/></text:span><text:span text:style-name="T32">Tail <text:s/>= <text:s text:c="2"/>new</text:span></text:p>
          </draw:text-box>
        </draw:frame>
        <draw:g xml:id="id122" draw:id="id122">
          <draw:line draw:style-name="gr28" draw:text-style-name="P19" draw:layer="layout" svg:x1="0.636cm" svg:y1="2.878cm" svg:x2="0.636cm" svg:y2="12.8cm">
            <text:p/>
          </draw:line>
          <draw:line draw:style-name="gr37" draw:text-style-name="P19" draw:layer="layout" svg:x1="0.636cm" svg:y1="12.8cm" svg:x2="3.007cm" svg:y2="12.8cm">
            <text:p/>
          </draw:line>
        </draw:g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231" draw:text-style-name="P30" draw:layer="layout" svg:width="13.859cm" svg:height="1.979cm" svg:x="5.942cm" svg:y="0.902cm">
          <draw:text-box>
            <text:p><text:span text:style-name="T28">Insert_after(Head,Tail,g_data,n_data)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6cm" svg:y1="11.801cm" svg:x2="11.6cm" svg:y2="11.801cm">
          <text:p/>
        </draw:line>
        <draw:line draw:style-name="gr27" draw:text-style-name="P66" draw:layer="layout" svg:x1="13.108cm" svg:y1="11.854cm" svg:x2="14.299cm" svg:y2="11.854cm">
          <text:p/>
        </draw:line>
        <draw:frame draw:style-name="gr88" draw:text-style-name="P58" draw:layer="layout" svg:width="8.6cm" svg:height="1.411cm" svg:x="8.4cm" svg:y="13.001cm">
          <draw:text-box>
            <text:p xml:id="id120" text:id="id120"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2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1cm" svg:y1="6.204cm" svg:x2="13.3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7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22" smil:attributeName="visibility" smil:to="visible"/>
                  <anim:transitionFilter smil:dur="0.5s" smil:targetElement="id122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88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89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90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91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392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393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394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395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1cm" svg:y="13.109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7cm" svg:y1="11.6cm" svg:x2="3.7cm" svg:y2="10.067cm">
          <text:p/>
        </draw:line>
        <draw:custom-shape draw:style-name="gr84" draw:text-style-name="P28" xml:id="id123" draw:id="id123" draw:layer="layout" svg:width="1cm" svg:height="0.89cm" svg:x="3.007cm" svg:y="9.176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0.6cm" svg:y1="2.878cm" svg:x2="0.6cm" svg:y2="12.8cm">
            <text:p/>
          </draw:line>
          <draw:line draw:style-name="gr37" draw:text-style-name="P19" draw:layer="layout" svg:x1="0.6cm" svg:y1="12.8cm" svg:x2="3.007cm" svg:y2="12.8cm">
            <text:p/>
          </draw:line>
        </draw:g>
        <draw:polyline draw:style-name="gr37" draw:text-style-name="P19" xml:id="id124" draw:id="id124" draw:layer="layout" svg:width="0cm" svg:height="1.282cm" svg:x="3.4cm" svg:y="10.066cm" svg:viewBox="0 0 0 1283" draw:points="0,0 0,1283">
          <text:p/>
        </draw:polylin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231" draw:text-style-name="P30" draw:layer="layout" svg:width="13.859cm" svg:height="1.979cm" svg:x="5.942cm" svg:y="0.902cm">
          <draw:text-box>
            <text:p><text:span text:style-name="T28">Insert_after(Head,Tail,g_data,n_data)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frame draw:style-name="gr302" draw:text-style-name="P58" draw:layer="layout" svg:width="5.734cm" svg:height="0.831cm" svg:x="8.466cm" svg:y="10.801cm">
          <draw:text-box>
            <text:p><text:span text:style-name="T32">if (temp != Tail )</text:span></text:p>
          </draw:text-box>
        </draw:frame>
        <draw:frame draw:style-name="gr232" draw:text-style-name="P58" draw:layer="layout" svg:width="1.784cm" svg:height="0.924cm" svg:x="8.416cm" svg:y="11.951cm">
          <draw:text-box>
            <text:p><text:span text:style-name="T32">else</text:span></text:p>
          </draw:text-box>
        </draw:frame>
        <draw:frame draw:style-name="gr88" draw:text-style-name="P58" draw:layer="layout" svg:width="5.8cm" svg:height="1.411cm" svg:x="9cm" svg:y="12.491cm">
          <draw:text-box>
            <text:p><text:span text:style-name="T32"><text:s/></text:span><text:span text:style-name="T32">Tail <text:s/>= <text:s text:c="2"/>new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9cm" svg:y1="11.801cm" svg:x2="11.9cm" svg:y2="11.801cm">
          <text:p/>
        </draw:line>
        <draw:line draw:style-name="gr27" draw:text-style-name="P66" draw:layer="layout" svg:x1="13.108cm" svg:y1="11.854cm" svg:x2="14.2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3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2cm" svg:y1="6.204cm" svg:x2="13.4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7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124" smil:attributeName="visibility" smil:to="visible"/>
                  <anim:transitionFilter smil:dur="0.5s" smil:targetElement="id12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content" presentation:presentation-page-layout-name="AL2T1">
        <office:forms form:automatic-focus="false" form:apply-design-mode="false"/>
        <draw:frame presentation:style-name="pr11" draw:text-style-name="P16" draw:layer="layout" svg:width="8.777cm" svg:height="3.69cm" svg:x="18.523cm" svg:y="-0.042cm" presentation:class="title" presentation:user-transformed="true">
          <draw:text-box>
            <text:p text:style-name="P15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64" draw:text-style-name="P19" draw:layer="layout" svg:x1="5.9cm" svg:y1="2cm" svg:x2="5.9cm" svg:y2="15cm">
          <text:p/>
        </draw:line>
        <draw:frame draw:style-name="gr232" draw:text-style-name="P58" draw:layer="layout" svg:width="8.134cm" svg:height="0.924cm" svg:x="5.994cm" svg:y="2.012cm">
          <draw:text-box>
            <text:p><text:span text:style-name="T32"><text:s text:c="2"/></text:span><text:span text:style-name="T32">1. if (Head = NULL)</text:span></text:p>
          </draw:text-box>
        </draw:frame>
        <draw:frame draw:style-name="gr232" draw:text-style-name="P58" draw:layer="layout" svg:width="6.334cm" svg:height="0.924cm" svg:x="6.892cm" svg:y="2.723cm">
          <draw:text-box>
            <text:p><text:span text:style-name="T32">return LIST_EMPTY</text:span></text:p>
          </draw:text-box>
        </draw:frame>
        <draw:frame draw:style-name="gr21" draw:text-style-name="P56" draw:layer="layout" svg:width="4.372cm" svg:height="1.116cm" svg:x="18.028cm" svg:y="3.085cm">
          <draw:text-box>
            <text:p><text:span text:style-name="T31">g_data = 20</text:span></text:p>
          </draw:text-box>
        </draw:frame>
        <draw:frame draw:style-name="gr232" draw:text-style-name="P59" draw:layer="layout" svg:width="4.6cm" svg:height="0.924cm" svg:x="18cm" svg:y="4.085cm">
          <draw:text-box>
            <text:p><text:span text:style-name="T33">n_data = 50</text:span></text:p>
          </draw:text-box>
        </draw:frame>
        <draw:g>
          <draw:line draw:style-name="gr37" draw:text-style-name="P19" draw:layer="layout" svg:x1="5.1cm" svg:y1="8.932cm" svg:x2="4.1cm" svg:y2="8.932cm">
            <text:p/>
          </draw:line>
          <draw:frame draw:style-name="gr105" draw:text-style-name="P42" draw:layer="layout" svg:width="1.8cm" svg:height="0.924cm" svg:x="3.9cm" svg:y="8cm">
            <draw:text-box>
              <text:p><text:span text:style-name="T22">temp</text:span></text:p>
            </draw:text-box>
          </draw:frame>
        </draw:g>
        <draw:custom-shape draw:style-name="gr65" draw:text-style-name="P28" draw:layer="layout" svg:width="1.741cm" svg:height="0.882cm" svg:x="2.295cm" svg:y="1.994cm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28" draw:layer="layout" svg:width="1.028cm" svg:height="0.882cm" svg:x="3.007cm" svg:y="3.767cm">
            <text:p/>
            <draw:enhanced-geometry svg:viewBox="0 0 21600 21600" draw:type="rectangle" draw:enhanced-path="M 0 0 L 21600 0 21600 21600 0 21600 0 0 Z N"/>
          </draw:custom-shape>
          <draw:custom-shape draw:style-name="gr396" draw:text-style-name="P46" draw:layer="layout" svg:width="1.028cm" svg:height="0.882cm" svg:x="3.007cm" svg:y="4.645cm">
            <text:p/>
            <draw:enhanced-geometry svg:viewBox="0 0 21600 21600" draw:type="rectangle" draw:enhanced-path="M 0 0 L 21600 0 21600 21600 0 21600 0 0 Z N"/>
          </draw:custom-shape>
          <draw:custom-shape draw:style-name="gr397" draw:text-style-name="P47" draw:layer="layout" svg:width="1.028cm" svg:height="0.882cm" svg:x="3.007cm" svg:y="5.5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0" draw:text-style-name="P25" draw:layer="layout" svg:width="1cm" svg:height="0.882cm" svg:x="3.007cm" svg:y="7.416cm">
            <text:p/>
            <draw:enhanced-geometry svg:viewBox="0 0 21600 21600" draw:type="rectangle" draw:enhanced-path="M 0 0 L 21600 0 21600 21600 0 21600 0 0 Z N"/>
          </draw:custom-shape>
          <draw:custom-shape draw:style-name="gr398" draw:text-style-name="P46" draw:layer="layout" svg:width="1cm" svg:height="0.882cm" svg:x="3.007cm" svg:y="8.294cm">
            <text:p/>
            <draw:enhanced-geometry svg:viewBox="0 0 21600 21600" draw:type="rectangle" draw:enhanced-path="M 0 0 L 21600 0 21600 21600 0 21600 0 0 Z N"/>
          </draw:custom-shape>
          <draw:custom-shape draw:style-name="gr399" draw:text-style-name="P47" draw:layer="layout" svg:width="1cm" svg:height="0.882cm" svg:x="3.007cm" svg:y="9.185cm">
            <text:p/>
            <draw:enhanced-geometry svg:viewBox="0 0 21600 21600" draw:type="rectangle" draw:enhanced-path="M 0 0 L 21600 0 21600 21600 0 21600 0 0 Z N"/>
          </draw:custom-shape>
        </draw:g>
        <draw:line draw:style-name="gr37" draw:text-style-name="P19" draw:layer="layout" svg:x1="3.607cm" svg:y1="2.616cm" svg:x2="3.607cm" svg:y2="3.767cm">
          <text:p/>
        </draw:line>
        <draw:custom-shape draw:style-name="gr65" draw:text-style-name="P28" draw:layer="layout" svg:width="1.741cm" svg:height="0.882cm" svg:x="0.266cm" svg:y="1.996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.874cm" svg:height="0.924cm" svg:x="0.207cm" svg:y="1.232cm">
          <draw:text-box>
            <text:p><text:span text:style-name="T22">Tail</text:span></text:p>
          </draw:text-box>
        </draw:frame>
        <draw:custom-shape draw:style-name="gr84" draw:text-style-name="P28" draw:layer="layout" svg:width="1cm" svg:height="0.89cm" svg:x="3.007cm" svg:y="8.286cm">
          <text:p text:style-name="P27"><text:span text:style-name="T17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2.258cm" svg:y="1.138cm">
          <draw:text-box>
            <text:p><text:span text:style-name="T22">Head</text:span></text:p>
          </draw:text-box>
        </draw:frame>
        <draw:g>
          <draw:custom-shape draw:style-name="gr158" draw:text-style-name="P25" draw:layer="layout" svg:width="1.2cm" svg:height="0.882cm" svg:x="1.2cm" svg:y="5.75cm">
            <text:p/>
            <draw:enhanced-geometry svg:viewBox="0 0 21600 21600" draw:type="rectangle" draw:enhanced-path="M 0 0 L 21600 0 21600 21600 0 21600 0 0 Z N"/>
          </draw:custom-shape>
          <draw:custom-shape draw:style-name="gr400" draw:text-style-name="P46" draw:layer="layout" svg:width="1.2cm" svg:height="0.882cm" svg:x="1.2cm" svg:y="6.628cm">
            <text:p/>
            <draw:enhanced-geometry svg:viewBox="0 0 21600 21600" draw:type="rectangle" draw:enhanced-path="M 0 0 L 21600 0 21600 21600 0 21600 0 0 Z N"/>
          </draw:custom-shape>
          <draw:custom-shape draw:style-name="gr401" draw:text-style-name="P47" draw:layer="layout" svg:width="1.2cm" svg:height="0.882cm" svg:x="1.2cm" svg:y="7.519cm">
            <text:p/>
            <draw:enhanced-geometry svg:viewBox="0 0 21600 21600" draw:type="rectangle" draw:enhanced-path="M 0 0 L 21600 0 21600 21600 0 21600 0 0 Z N"/>
          </draw:custom-shape>
        </draw:g>
        <draw:custom-shape draw:style-name="gr200" draw:text-style-name="P28" draw:layer="layout" svg:width="1.2cm" svg:height="0.89cm" svg:x="1.2cm" svg:y="6.632cm">
          <text:p text:style-name="P27"><text:span text:style-name="T17">25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line draw:style-name="gr28" draw:text-style-name="P19" draw:layer="layout" svg:x1="2cm" svg:y1="8.2cm" svg:x2="2cm" svg:y2="8.85cm">
            <text:p/>
          </draw:line>
          <draw:line draw:style-name="gr37" draw:text-style-name="P19" draw:layer="layout" svg:x1="2cm" svg:y1="8.85cm" svg:x2="3.007cm" svg:y2="8.85cm">
            <text:p/>
          </draw:line>
        </draw:g>
        <draw:g>
          <draw:line draw:style-name="gr28" draw:text-style-name="P19" draw:layer="layout" svg:x1="1.8cm" svg:y1="6cm" svg:x2="1.8cm" svg:y2="4.8cm">
            <text:p/>
          </draw:line>
          <draw:line draw:style-name="gr37" draw:text-style-name="P19" draw:layer="layout" svg:x1="1.8cm" svg:y1="4.8cm" svg:x2="3.007cm" svg:y2="4.8cm">
            <text:p/>
          </draw:line>
        </draw:g>
        <draw:g>
          <draw:line draw:style-name="gr28" draw:text-style-name="P19" draw:layer="layout" svg:x1="3.007cm" svg:y1="9.373cm" svg:x2="1.6cm" svg:y2="9.4cm">
            <text:p/>
          </draw:line>
          <draw:line draw:style-name="gr37" draw:text-style-name="P19" draw:layer="layout" svg:x1="1.6cm" svg:y1="9.4cm" svg:x2="1.6cm" svg:y2="8.401cm">
            <text:p/>
          </draw:line>
        </draw:g>
        <draw:g>
          <draw:line draw:style-name="gr28" draw:text-style-name="P19" draw:layer="layout" svg:x1="2.999cm" svg:y1="5cm" svg:x2="2.2cm" svg:y2="5cm">
            <text:p/>
          </draw:line>
          <draw:line draw:style-name="gr37" draw:text-style-name="P19" draw:layer="layout" svg:x1="2.2cm" svg:y1="5cm" svg:x2="2.2cm" svg:y2="5.8cm">
            <text:p/>
          </draw:line>
        </draw:g>
        <draw:g>
          <draw:custom-shape draw:style-name="gr80" draw:text-style-name="P25" draw:layer="layout" svg:width="1cm" svg:height="0.882cm" svg:x="3.1cm" svg:y="11.349cm">
            <text:p/>
            <draw:enhanced-geometry svg:viewBox="0 0 21600 21600" draw:type="rectangle" draw:enhanced-path="M 0 0 L 21600 0 21600 21600 0 21600 0 0 Z N"/>
          </draw:custom-shape>
          <draw:custom-shape draw:style-name="gr402" draw:text-style-name="P46" draw:layer="layout" svg:width="1cm" svg:height="0.882cm" svg:x="3.1cm" svg:y="12.227cm">
            <text:p/>
            <draw:enhanced-geometry svg:viewBox="0 0 21600 21600" draw:type="rectangle" draw:enhanced-path="M 0 0 L 21600 0 21600 21600 0 21600 0 0 Z N"/>
          </draw:custom-shape>
          <draw:custom-shape draw:style-name="gr403" draw:text-style-name="P47" draw:layer="layout" svg:width="1cm" svg:height="0.882cm" svg:x="3.1cm" svg:y="13.118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28" draw:layer="layout" svg:width="1cm" svg:height="0.89cm" svg:x="3.1cm" svg:y="12.219cm">
          <text:p text:style-name="P27"><text:span text:style-name="T17">5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28" draw:layer="layout" svg:width="1cm" svg:height="0.89cm" svg:x="3.1cm" svg:y="13.109cm">
          <text:p text:style-name="P27"><text:span text:style-name="T17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7" draw:text-style-name="P19" draw:layer="layout" svg:x1="3.7cm" svg:y1="11.6cm" svg:x2="3.7cm" svg:y2="10.067cm">
          <text:p/>
        </draw:line>
        <draw:g>
          <draw:line draw:style-name="gr28" draw:text-style-name="P19" draw:layer="layout" svg:x1="0.6cm" svg:y1="2.878cm" svg:x2="0.6cm" svg:y2="12.8cm">
            <text:p/>
          </draw:line>
          <draw:line draw:style-name="gr37" draw:text-style-name="P19" draw:layer="layout" svg:x1="0.6cm" svg:y1="12.8cm" svg:x2="3.007cm" svg:y2="12.8cm">
            <text:p/>
          </draw:line>
        </draw:g>
        <draw:line draw:style-name="gr37" draw:text-style-name="P19" draw:layer="layout" svg:x1="3.4cm" svg:y1="10.066cm" svg:x2="3.4cm" svg:y2="11.349cm">
          <text:p/>
        </draw:line>
        <draw:frame draw:style-name="gr232" draw:text-style-name="P24" draw:layer="layout" svg:width="9.2cm" svg:height="0.924cm" svg:x="6.4cm" svg:y="14.177cm">
          <draw:text-box>
            <text:p xml:id="id125" text:id="id125"><text:span text:style-name="T32"><text:s/></text:span><text:span text:style-name="T32">4. return DATA_NOT_FOUND</text:span></text:p>
          </draw:text-box>
        </draw:frame>
        <draw:custom-shape draw:style-name="gr239" draw:text-style-name="P28" draw:layer="layout" svg:width="0.999cm" svg:height="0.881cm" svg:x="2.995cm" svg:y="4.646cm">
          <text:p text:style-name="P27"><text:span text:style-name="T17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6" draw:text-style-name="P42" draw:layer="layout" svg:width="1.874cm" svg:height="0.924cm" svg:x="1.526cm" svg:y="11.476cm">
          <draw:text-box>
            <text:p><text:span text:style-name="T22">new</text:span></text:p>
          </draw:text-box>
        </draw:frame>
        <draw:frame draw:style-name="gr231" draw:text-style-name="P30" draw:layer="layout" svg:width="13.859cm" svg:height="1.979cm" svg:x="5.942cm" svg:y="0.902cm">
          <draw:text-box>
            <text:p><text:span text:style-name="T28">Insert_after(Head,Tail,g_data,n_data)</text:span></text:p>
          </draw:text-box>
        </draw:frame>
        <draw:frame draw:style-name="gr288" draw:text-style-name="P58" draw:layer="layout" svg:width="5.4cm" svg:height="0.963cm" svg:x="8.2cm" svg:y="13.601cm">
          <draw:text-box>
            <text:p><text:span text:style-name="T32"><text:s text:c="2"/></text:span><text:span text:style-name="T32">return SUCCESS</text:span></text:p>
          </draw:text-box>
        </draw:frame>
        <draw:frame draw:style-name="gr302" draw:text-style-name="P58" draw:layer="layout" svg:width="5.734cm" svg:height="0.831cm" svg:x="8.466cm" svg:y="10.801cm">
          <draw:text-box>
            <text:p><text:span text:style-name="T32">if (temp != Tail )</text:span></text:p>
          </draw:text-box>
        </draw:frame>
        <draw:frame draw:style-name="gr232" draw:text-style-name="P58" draw:layer="layout" svg:width="1.784cm" svg:height="0.924cm" svg:x="8.416cm" svg:y="11.951cm">
          <draw:text-box>
            <text:p><text:span text:style-name="T32">else</text:span></text:p>
          </draw:text-box>
        </draw:frame>
        <draw:frame draw:style-name="gr88" draw:text-style-name="P58" draw:layer="layout" svg:width="5.8cm" svg:height="1.411cm" svg:x="9cm" svg:y="12.491cm">
          <draw:text-box>
            <text:p><text:span text:style-name="T32"><text:s/></text:span><text:span text:style-name="T32">Tail <text:s/>= <text:s text:c="2"/>new</text:span></text:p>
          </draw:text-box>
        </draw:frame>
        <draw:frame draw:style-name="gr68" draw:text-style-name="P67" draw:layer="layout" svg:width="11.8cm" svg:height="0.925cm" svg:x="9.1cm" svg:y="11.401cm">
          <draw:text-box>
            <text:p><text:span text:style-name="T22">temp <text:s text:c="9"/>next <text:s text:c="12"/>prev <text:s/>= <text:s/>new</text:span></text:p>
          </draw:text-box>
        </draw:frame>
        <draw:line draw:style-name="gr27" draw:text-style-name="P66" draw:layer="layout" svg:x1="10.7cm" svg:y1="11.801cm" svg:x2="11.7cm" svg:y2="11.801cm">
          <text:p/>
        </draw:line>
        <draw:line draw:style-name="gr27" draw:text-style-name="P66" draw:layer="layout" svg:x1="12.908cm" svg:y1="11.854cm" svg:x2="14.099cm" svg:y2="11.854cm">
          <text:p/>
        </draw:line>
        <draw:frame draw:style-name="gr88" draw:text-style-name="P58" draw:layer="layout" svg:width="8.6cm" svg:height="1.411cm" svg:x="8.4cm" svg:y="13.001cm">
          <draw:text-box>
            <text:p><text:span text:style-name="T32">temp <text:s text:c="9"/>next <text:s text:c="2"/>= <text:s text:c="6"/>new</text:span></text:p>
          </draw:text-box>
        </draw:frame>
        <draw:line draw:style-name="gr27" draw:text-style-name="P19" draw:layer="layout" svg:x1="9.811cm" svg:y1="13.401cm" svg:x2="11.005cm" svg:y2="13.401cm">
          <text:p/>
        </draw:line>
        <draw:frame draw:style-name="gr329" draw:text-style-name="P19" draw:layer="layout" svg:width="1.672cm" svg:height="0.001cm" svg:x="9.256cm" svg:y="13.401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68" draw:text-style-name="P67" draw:layer="layout" svg:width="9.4cm" svg:height="0.925cm" svg:x="8.4cm" svg:y="10.178cm">
          <draw:text-box>
            <text:p><text:span text:style-name="T22">new <text:s text:c="12"/>prev <text:s/>= <text:s/>temp <text:s text:c="7"/></text:span></text:p>
          </draw:text-box>
        </draw:frame>
        <draw:line draw:style-name="gr27" draw:text-style-name="P66" draw:layer="layout" svg:x1="10.2cm" svg:y1="10.678cm" svg:x2="11.2cm" svg:y2="10.678cm">
          <text:p/>
        </draw:line>
        <draw:line draw:style-name="gr27" draw:text-style-name="P66" draw:layer="layout" svg:x1="10.271cm" svg:y1="10.004cm" svg:x2="11.44cm" svg:y2="10.004cm">
          <text:p/>
        </draw:line>
        <draw:line draw:style-name="gr27" draw:text-style-name="P66" draw:layer="layout" svg:x1="15.353cm" svg:y1="10.004cm" svg:x2="16.522cm" svg:y2="10.004cm">
          <text:p/>
        </draw:line>
        <draw:line draw:style-name="gr27" draw:text-style-name="P66" draw:layer="layout" svg:x1="10.271cm" svg:y1="10.005cm" svg:x2="11.44cm" svg:y2="10.005cm">
          <text:p/>
        </draw:line>
        <draw:line draw:style-name="gr27" draw:text-style-name="P66" draw:layer="layout" svg:x1="15.353cm" svg:y1="10.005cm" svg:x2="16.522cm" svg:y2="10.005cm">
          <text:p/>
        </draw:line>
        <draw:frame draw:style-name="gr232" draw:text-style-name="P58" draw:layer="layout" svg:width="5.451cm" svg:height="0.924cm" svg:x="8.4cm" svg:y="7.588cm">
          <draw:text-box>
            <text:p><text:span text:style-name="T32">if ( new = NULL)</text:span></text:p>
          </draw:text-box>
        </draw:frame>
        <draw:frame draw:style-name="gr295" draw:text-style-name="P58" draw:layer="layout" svg:width="4.816cm" svg:height="0.955cm" svg:x="8.784cm" svg:y="8.204cm">
          <draw:text-box>
            <text:p><text:span text:style-name="T32">return FAILURE</text:span></text:p>
          </draw:text-box>
        </draw:frame>
        <draw:line draw:style-name="gr27" draw:text-style-name="P66" draw:layer="layout" svg:x1="10.205cm" svg:y1="9.304cm" svg:x2="11.333cm" svg:y2="9.304cm">
          <text:p/>
        </draw:line>
        <draw:frame draw:style-name="gr302" draw:text-style-name="P67" draw:layer="layout" svg:width="8.8cm" svg:height="0.831cm" svg:x="8.4cm" svg:y="8.779cm">
          <draw:text-box>
            <text:p><text:span text:style-name="T22">new <text:s text:c="12"/>data <text:s/>= <text:s/>n_data</text:span></text:p>
          </draw:text-box>
        </draw:frame>
        <draw:frame draw:style-name="gr288" draw:text-style-name="P57" draw:layer="layout" svg:width="3cm" svg:height="0.963cm" svg:x="7.2cm" svg:y="6.441cm">
          <draw:text-box>
            <text:p><text:span text:style-name="T31">3.2 else</text:span></text:p>
          </draw:text-box>
        </draw:frame>
        <draw:frame draw:style-name="gr232" draw:text-style-name="P64" draw:layer="layout" svg:width="9cm" svg:height="0.924cm" svg:x="8cm" svg:y="5.78cm">
          <draw:text-box>
            <text:p><text:span text:style-name="T35"><text:s text:c="3"/></text:span><text:span text:style-name="T35">temp <text:s text:c="2"/>= <text:s text:c="2"/>temp <text:s text:c="10"/>next <text:s text:c="4"/></text:span><text:span text:style-name="T34"><text:s text:c="2"/></text:span></text:p>
          </draw:text-box>
        </draw:frame>
        <draw:line draw:style-name="gr27" draw:text-style-name="P19" draw:layer="layout" svg:x1="12.3cm" svg:y1="6.204cm" svg:x2="13.5cm" svg:y2="6.204cm">
          <text:p/>
        </draw:line>
        <draw:frame draw:style-name="gr232" draw:text-style-name="P60" draw:layer="layout" svg:width="9cm" svg:height="0.924cm" svg:x="6cm" svg:y="4.28cm">
          <draw:text-box>
            <text:p><text:span text:style-name="T34"><text:s text:c="2"/></text:span><text:span text:style-name="T34">3. while ( temp != NULL <text:s text:c="4"/>)</text:span></text:p>
          </draw:text-box>
        </draw:frame>
        <draw:frame draw:style-name="gr232" draw:text-style-name="P58" draw:layer="layout" svg:width="6.4cm" svg:height="0.924cm" svg:x="6.274cm" svg:y="3.456cm">
          <draw:text-box>
            <text:p><text:span text:style-name="T32">2. temp <text:s text:c="4"/>= <text:s text:c="4"/>Head</text:span></text:p>
          </draw:text-box>
        </draw:frame>
        <draw:frame draw:style-name="gr232" draw:text-style-name="P61" draw:layer="layout" svg:width="10.2cm" svg:height="0.924cm" svg:x="7.2cm" svg:y="5.08cm">
          <draw:text-box>
            <text:p><text:span text:style-name="T35">3.1 if (temp <text:s text:c="8"/>data != g_data )</text:span></text:p>
          </draw:text-box>
        </draw:frame>
        <draw:line draw:style-name="gr27" draw:text-style-name="P19" draw:layer="layout" svg:x1="10cm" svg:y1="5.504cm" svg:x2="11cm" svg:y2="5.504cm">
          <text:p/>
        </draw:line>
        <draw:frame draw:style-name="gr68" draw:text-style-name="P67" draw:layer="layout" svg:width="13.8cm" svg:height="0.925cm" svg:x="8.4cm" svg:y="9.504cm">
          <draw:text-box>
            <text:p><text:span text:style-name="T22">new <text:s text:c="12"/>next <text:s/>= <text:s/>temp <text:s text:c="16"/>next</text:span></text:p>
          </draw:text-box>
        </draw:frame>
        <draw:frame draw:style-name="gr127" draw:text-style-name="P65" draw:layer="layout" svg:width="12.6cm" svg:height="1cm" svg:x="8.3cm" svg:y="7.001cm">
          <draw:text-box>
            <text:p><text:span text:style-name="T22"><text:s/></text:span><text:span text:style-name="T22">new <text:s text:c="4"/>= <text:s text:c="5"/>Memalloc(sizeof (Dlist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ub_5f_header_5f_" presentation:presentation-page-layout-name="AL2T1">
        <office:forms form:automatic-focus="false" form:apply-design-mode="false"/>
        <draw:frame presentation:style-name="pr14" draw:text-style-name="P4" draw:layer="layout" svg:width="25.199cm" svg:height="2.629cm" svg:x="0.9cm" svg:y="11.028cm" presentation:class="title" presentation:user-transformed="true">
          <draw:text-box>
            <text:p><text:span text:style-name="T3">Double Linked List – Insert after - Code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8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footer" presentation:presentation-page-layout-name="AL2T1">
        <office:forms form:automatic-focus="false" form:apply-design-mode="false"/>
        <draw:frame presentation:style-name="pr15" draw:text-style-name="P5" draw:layer="layout" svg:width="25.199cm" svg:height="2.63cm" svg:x="0.4cm" svg:y="6.402cm" presentation:class="title" presentation:placeholder="true" presentation:user-transformed="true">
          <draw:text-box/>
        </draw:frame>
        <draw:frame presentation:style-name="pr16" draw:text-style-name="P5" draw:layer="layout" svg:width="0.001cm" svg:height="75cm" svg:x="29.735cm" svg:y="-51.376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90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2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2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2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1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T16H4M19S</meta:editing-duration>
    <meta:editing-cycles>87</meta:editing-cycles>
    <meta:generator>LibreOffice/7.3.2.2$Windows_X86_64 LibreOffice_project/49f2b1bff42cfccbd8f788c8dc32c1c309559be0</meta:generator>
    <dc:title>Bright Blue</dc:title>
    <dc:date>2022-04-08T08:24:42.494000000</dc:date>
    <meta:document-statistic meta:object-count="3141"/>
    <meta:template xlink:type="simple" xlink:actuate="onRequest" xlink:title="Bright Blue" xlink:href="../R05_Flowchart.odp" meta:date="2020-04-08T20:36:48.497255069"/>
  </office:meta>
</office:document-meta>
</file>